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bold" officeooo:rsid="0009f0e5" officeooo:paragraph-rsid="00189952" style:font-weight-asian="bold" style:font-weight-complex="bold"/>
    </style:style>
    <style:style style:name="P2" style:family="paragraph" style:parent-style-name="Preformatted_20_Text">
      <style:text-properties style:font-name="Liberation Mono" fo:font-size="10pt" style:font-size-asian="10pt" style:font-size-complex="10pt"/>
    </style:style>
    <style:style style:name="P3" style:family="paragraph" style:parent-style-name="Preformatted_20_Text">
      <style:text-properties style:font-name="Garuda" fo:font-size="10pt" style:font-size-asian="10pt" style:font-size-complex="10pt"/>
    </style:style>
    <style:style style:name="P4" style:family="paragraph" style:parent-style-name="Preformatted_20_Text">
      <style:text-properties style:font-name="Garuda" fo:font-size="10pt" fo:font-weight="normal" officeooo:rsid="0009f0e5" officeooo:paragraph-rsid="00189952" style:font-size-asian="10pt" style:font-weight-asian="normal" style:font-size-complex="10pt" style:font-weight-complex="normal"/>
    </style:style>
    <style:style style:name="P5" style:family="paragraph" style:parent-style-name="Preformatted_20_Text">
      <style:text-properties style:font-name="Garuda" fo:font-size="14pt" fo:font-weight="bold" officeooo:rsid="0009f0e5" officeooo:paragraph-rsid="0009f0e5" style:font-size-asian="14pt" style:font-weight-asian="bold" style:font-size-complex="14pt" style:font-weight-complex="bold"/>
    </style:style>
    <style:style style:name="P6" style:family="paragraph" style:parent-style-name="Preformatted_20_Text">
      <style:paragraph-properties fo:text-align="center" style:justify-single-word="false"/>
      <style:text-properties style:font-name="Garuda" fo:font-size="18pt" fo:font-weight="bold" style:font-size-asian="18pt" style:font-weight-asian="bold" style:font-size-complex="18pt" style:font-weight-complex="bold"/>
    </style:style>
    <style:style style:name="P7" style:family="paragraph" style:parent-style-name="Preformatted_20_Text">
      <style:paragraph-properties fo:margin-top="0cm" fo:margin-bottom="0.499cm" loext:contextual-spacing="false"/>
    </style:style>
    <style:style style:name="P8" style:family="paragraph" style:parent-style-name="Text_20_body">
      <style:text-properties style:font-name="Garuda" fo:font-size="10pt" style:font-size-asian="10pt" style:font-size-complex="10pt"/>
    </style:style>
    <style:style style:name="P9" style:family="paragraph" style:parent-style-name="Text_20_body">
      <style:text-properties style:font-name="Garuda" fo:font-size="10pt" officeooo:paragraph-rsid="00189952" style:font-size-asian="10pt" style:font-size-complex="10pt"/>
    </style:style>
    <style:style style:name="P10" style:family="paragraph" style:parent-style-name="Text_20_body">
      <style:text-properties style:font-name="Garuda" fo:font-size="10pt" officeooo:paragraph-rsid="00210c80" style:font-size-asian="10pt" style:font-size-complex="10pt"/>
    </style:style>
    <style:style style:name="P11" style:family="paragraph" style:parent-style-name="Text_20_body">
      <style:text-properties style:font-name="Garuda" fo:font-size="10pt" officeooo:rsid="003427c4" officeooo:paragraph-rsid="003427c4" style:font-size-asian="10pt" style:font-size-complex="10pt"/>
    </style:style>
    <style:style style:name="P12" style:family="paragraph" style:parent-style-name="Text_20_body">
      <style:text-properties style:font-name="Garuda" fo:font-size="10pt" fo:font-weight="normal" style:font-size-asian="10pt" style:font-weight-asian="normal" style:font-size-complex="10pt" style:font-weight-complex="normal"/>
    </style:style>
    <style:style style:name="P13" style:family="paragraph" style:parent-style-name="Text_20_body">
      <style:text-properties style:font-name="Garuda" fo:font-size="10pt" fo:font-weight="normal" officeooo:rsid="0009f0e5" officeooo:paragraph-rsid="00189952" style:font-size-asian="10pt" style:font-weight-asian="normal" style:font-size-complex="10pt" style:font-weight-complex="normal"/>
    </style:style>
    <style:style style:name="P14" style:family="paragraph" style:parent-style-name="Text_20_body">
      <style:text-properties fo:font-weight="bold" officeooo:rsid="0009f0e5" officeooo:paragraph-rsid="00189952" style:font-weight-asian="bold" style:font-weight-complex="bold"/>
    </style:style>
    <style:style style:name="P15" style:family="paragraph" style:parent-style-name="Text_20_body">
      <style:text-properties officeooo:paragraph-rsid="00189952"/>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text-properties style:font-name="Garuda" fo:font-size="10pt" style:font-size-asian="10pt" style:font-size-complex="10pt"/>
    </style:style>
    <style:style style:name="P19" style:family="paragraph" style:parent-style-name="Text_20_body">
      <style:text-properties style:font-name="Garuda" fo:font-size="10pt" officeooo:rsid="00316f3b" officeooo:paragraph-rsid="00316f3b" style:font-size-asian="10pt" style:font-size-complex="10pt"/>
    </style:style>
    <style:style style:name="P20" style:family="paragraph" style:parent-style-name="Text_20_body">
      <style:text-properties style:font-name="Garuda" fo:font-size="10pt" officeooo:rsid="002fcc60" officeooo:paragraph-rsid="002fcc60" style:font-size-asian="10pt" style:font-size-complex="10pt"/>
    </style:style>
    <style:style style:name="P21" style:family="paragraph" style:parent-style-name="Text_20_body" style:list-style-name="L5">
      <style:text-properties style:font-name="Garuda" fo:font-size="10pt" style:font-size-asian="10pt" style:font-size-complex="10pt"/>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text-properties style:font-name="Garuda" fo:font-size="10.5pt" style:font-size-asian="10.5pt" style:font-size-complex="10.5pt"/>
    </style:style>
    <style:style style:name="P25" style:family="paragraph" style:parent-style-name="Text_20_body">
      <style:text-properties style:font-name="Garuda" fo:font-size="10pt" style:font-size-asian="10pt" style:font-size-complex="10pt"/>
    </style:style>
    <style:style style:name="P26" style:family="paragraph" style:parent-style-name="Text_20_body" style:list-style-name="L6">
      <style:text-properties style:font-name="Garuda" fo:font-size="10pt" style:font-size-asian="10pt" style:font-size-complex="10pt"/>
    </style:style>
    <style:style style:name="P27" style:family="paragraph" style:parent-style-name="Text_20_body">
      <style:text-properties style:font-name="Garuda" fo:font-size="10pt" officeooo:rsid="00390e0d" officeooo:paragraph-rsid="00390e0d" style:font-size-asian="10pt" style:font-size-complex="10pt"/>
    </style:style>
    <style:style style:name="P28" style:family="paragraph" style:parent-style-name="Text_20_body" style:list-style-name="L1">
      <style:paragraph-properties fo:margin-top="0cm" fo:margin-bottom="0cm" loext:contextual-spacing="false"/>
      <style:text-properties style:font-name="Garuda" fo:font-size="10pt" style:font-size-asian="10pt" style:font-size-complex="10pt"/>
    </style:style>
    <style:style style:name="P29" style:family="paragraph" style:parent-style-name="Text_20_body" style:list-style-name="L2">
      <style:paragraph-properties fo:margin-top="0cm" fo:margin-bottom="0cm" loext:contextual-spacing="false"/>
      <style:text-properties style:font-name="Garuda" fo:font-size="10pt" style:font-size-asian="10pt" style:font-size-complex="10pt"/>
    </style:style>
    <style:style style:name="P30" style:family="paragraph" style:parent-style-name="Text_20_body" style:list-style-name="L4">
      <style:paragraph-properties fo:margin-top="0cm" fo:margin-bottom="0cm" loext:contextual-spacing="false"/>
      <style:text-properties style:font-name="Garuda" fo:font-size="10pt" style:font-size-asian="10pt" style:font-size-complex="10pt"/>
    </style:style>
    <style:style style:name="P31" style:family="paragraph" style:parent-style-name="Text_20_body" style:list-style-name="L5">
      <style:paragraph-properties fo:margin-top="0cm" fo:margin-bottom="0cm" loext:contextual-spacing="false"/>
      <style:text-properties style:font-name="Garuda" fo:font-size="10pt" style:font-size-asian="10pt" style:font-size-complex="10pt"/>
    </style:style>
    <style:style style:name="P32" style:family="paragraph" style:parent-style-name="Text_20_body" style:list-style-name="L3">
      <style:paragraph-properties fo:margin-top="0cm" fo:margin-bottom="0cm" loext:contextual-spacing="false"/>
    </style:style>
    <style:style style:name="P33" style:family="paragraph" style:parent-style-name="Text_20_body" style:list-style-name="L6">
      <style:paragraph-properties fo:margin-top="0cm" fo:margin-bottom="0cm" loext:contextual-spacing="false"/>
      <style:text-properties style:font-name="Garuda" fo:font-size="10pt" style:font-size-asian="10pt" style:font-size-complex="10pt"/>
    </style:style>
    <style:style style:name="T1" style:family="text">
      <style:text-properties fo:font-weight="bold" officeooo:rsid="0009f0e5" style:font-weight-asian="bold" style:font-weight-complex="bold"/>
    </style:style>
    <style:style style:name="T2" style:family="text">
      <style:text-properties fo:font-weight="bold" officeooo:rsid="0020abc7" style:font-weight-asian="bold" style:font-weight-complex="bold"/>
    </style:style>
    <style:style style:name="T3" style:family="text">
      <style:text-properties fo:font-weight="bold" officeooo:rsid="00210c80" style:font-weight-asian="bold" style:font-weight-complex="bold"/>
    </style:style>
    <style:style style:name="T4" style:family="text">
      <style:text-properties fo:font-size="10pt" style:font-size-asian="10pt" style:font-size-complex="10pt"/>
    </style:style>
    <style:style style:name="T5" style:family="text">
      <style:text-properties style:font-name="Garuda"/>
    </style:style>
    <style:style style:name="T6" style:family="text">
      <style:text-properties style:font-name="Garuda" fo:font-size="10pt" style:font-size-asian="10pt" style:font-size-complex="10pt"/>
    </style:style>
    <style:style style:name="T7" style:family="text">
      <style:text-properties style:font-name="Garuda"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style:font-name="Garuda" fo:font-size="10pt" fo:font-weight="normal" style:font-size-asian="10pt" style:font-weight-asian="normal" style:font-size-complex="10pt" style:font-weight-complex="normal"/>
    </style:style>
    <style:style style:name="T9" style:family="text">
      <style:text-properties style:font-name="Garuda" fo:font-size="10pt" fo:font-weight="normal" officeooo:rsid="0009f0e5" style:font-size-asian="10pt" style:font-weight-asian="normal" style:font-size-complex="10pt" style:font-weight-complex="normal"/>
    </style:style>
    <style:style style:name="T10" style:family="text">
      <style:text-properties style:font-name="Garuda" fo:font-size="10pt" fo:font-weight="normal" officeooo:rsid="002f0b50" style:font-size-asian="10pt" style:font-weight-asian="normal" style:font-size-complex="10pt" style:font-weight-complex="normal"/>
    </style:style>
    <style:style style:name="T11" style:family="text">
      <style:text-properties style:font-name="Garuda" fo:font-size="14pt" style:font-size-asian="14pt" style:font-size-complex="14pt"/>
    </style:style>
    <style:style style:name="T12" style:family="text">
      <style:text-properties style:font-name="Garuda" fo:font-size="14pt" officeooo:rsid="00189952" style:font-size-asian="14pt" style:font-size-complex="14pt"/>
    </style:style>
    <style:style style:name="T13" style:family="text">
      <style:text-properties style:font-name="Garuda"/>
    </style:style>
    <style:style style:name="T14" style:family="text">
      <style:text-properties style:font-name="Garuda" fo:font-size="10.5pt" style:font-size-asian="10.5pt" style:font-size-complex="10.5pt"/>
    </style:style>
    <style:style style:name="T15" style:family="text">
      <style:text-properties style:font-name="Garuda" fo:font-size="10pt" style:font-size-asian="10pt" style:font-size-complex="1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octrine</text:p>
      <text:p text:style-name="P2"/>
      <text:p text:style-name="P5">01</text:p>
      <text:p text:style-name="P2"><text:tab/><text:span text:style-name="T5">Doctrine é um tipo de ORM utilizada que fazem acesso ao banco de dados com vários componentes e pacotes. ORM (Object Relational Mapper), uma ferramenta que auxilia a mapear um modelo orientado a objetos para um modelo relacional no banco de dados.</text:span></text:p>
      <text:p text:style-name="P3"><text:tab/>A lógica de funcionamento do Doctrine está no mapeamento das classes que representam as classes entidades do modelo de negocio. Que está outra classe que faz monitoramento das classes entidades, tem a função de persistir os dados.</text:p>
      <text:p text:style-name="P3"><text:tab/>Existem outros tipos de ORM no mercado, como por por exemplo: Eloquent, Proprie e entre outros tipos comuns, é essencial sabermos que o PDO é sempre presente por debaixo dos panos neste tipo de componente. <text:s/></text:p>
      <text:p text:style-name="P3"><text:tab/>O doctrine trabalha em uma abordagem diferente, utilizando o Data Mapper esse nosso objeto vai ter informações de mapeamento e outra classe, </text:p>
      <text:p text:style-name="P3">algum outro objeto vai pegar esse objeto e mandar para o banco de dados. Entretanto o Eloquente utiliza Active Record, o próprio objeto vai saber como ir ao banco de dados, como salvar suas informações, etc.</text:p>
      <text:p text:style-name="P3"/>
      <text:p text:style-name="P3"><text:tab/>Então o que é um ORM?</text:p>
      <text:p text:style-name="P3"><text:tab/>ORM é algum componente, alguma ferramenta que pega os nossos objetos e faz um mapeamento para as nossas tabelas do banco de dados. Foi comentado que algum objeto diferente do obejto do tipo da classe entidade, este objeto, vai pegar os dados e mandar para o banco de dados. O nome desse objeto que vai fazer boa parte da tarefa para nós é chamado Entity Manager ou gerenciador de entidades. </text:p>
      <text:p text:style-name="P3">Por que o nome é esse? </text:p>
      <text:p text:style-name="P3"><text:tab/>Esses objetos que vamos criar que possuem os nossos dados se chamam entidades, falamos sobre isso no treinamento de PDO. No site do instalador do componente do orm, possui um arquivo composer.json, que já possui todas as dependências ncessárias para o melhor aproveitando no uso do componente. Ao copiar para dentro da pasta do projeto, basta executar apenas o comando no terminal # composer install. </text:p>
      <text:p text:style-name="P3"/>
      <text:p text:style-name="P3">#arquivo json</text:p>
      <text:p text:style-name="P3"/>
      <text:p text:style-name="P3">{</text:p>
      <text:p text:style-name="P3"><text:s text:c="4"/>"require": {</text:p>
      <text:p text:style-name="P3"><text:s text:c="8"/>"doctrine/orm": "^2.11.0",</text:p>
      <text:p text:style-name="P3"><text:s text:c="8"/>"doctrine/dbal": "^3.2",</text:p>
      <text:p text:style-name="P3"><text:s text:c="8"/>"doctrine/annotations": "1.13.2",</text:p>
      <text:p text:style-name="P3"><text:s text:c="8"/>"symfony/yaml": "^5.4",</text:p>
      <text:p text:style-name="P3"><text:soft-page-break/><text:s text:c="8"/>"symfony/cache": "^5.4"</text:p>
      <text:p text:style-name="P3"><text:s text:c="4"/>},</text:p>
      <text:p text:style-name="P3"><text:s text:c="4"/>"autoload": {</text:p>
      <text:p text:style-name="P3"><text:s text:c="8"/>"psr-0": {"": "src/"}</text:p>
      <text:p text:style-name="P3"><text:s text:c="4"/>}</text:p>
      <text:p text:style-name="P3">}</text:p>
      <text:p text:style-name="P3"/>
      <text:p text:style-name="P3">Ou executar via composer todos os pacotes necessários juntamente ao doctrine. </text:p>
      <text:p text:style-name="P3"># composer require doctrine/orm.</text:p>
      <text:p text:style-name="P3"/>
      <text:p text:style-name="P3"><text:tab/>Qual a diferença entre o simples composer require doctrine/orm e a criação do composer.json sugerido?</text:p>
      <text:p text:style-name="P3"><text:tab/>O composer.json sugerido já vem com pacotes extra que podem ser úteis no futuro.</text:p>
      <text:p text:style-name="P3"/>
      <text:p text:style-name="P3"/>
      <text:p text:style-name="Text_20_body"><text:span text:style-name="Emphasis"><text:span text:style-name="T6"><text:tab/>Entity Manager</text:span></text:span><text:span text:style-name="T6">, um gerenciador de entidades e como vamos utilizá-lo muito no nosso código, vamos criar um código que cria um </text:span><text:span text:style-name="Emphasis"><text:span text:style-name="T6">entity manager</text:span></text:span><text:span text:style-name="T6"> para podermos reutilizar esse código.</text:span></text:p>
      <text:p text:style-name="Text_20_body"><text:span text:style-name="T6"><text:tab/>Como fizemos o mapeamento do </text:span><text:span text:style-name="Emphasis"><text:span text:style-name="T6">Autoloader</text:span></text:span><text:span text:style-name="T6"> para essa pasta, vamos criar essa pasta, vou criar um "src". Dentro eu vou criar alguma classe, vou criar um arquivo PHP e vou chamar de “</text:span><text:span text:style-name="Emphasis"><text:span text:style-name="T6">Entity Manager Create</text:span></text:span><text:span text:style-name="T6">”, pode chamar de </text:span><text:span text:style-name="Emphasis"><text:span text:style-name="T6">Entity Manager Factory</text:span></text:span><text:span text:style-name="T6">, criador de gerenciador de atividades, como você preferir. Ele vai está no </text:span><text:span text:style-name="Emphasis"><text:span text:style-name="T6">namespace</text:span></text:span><text:span text:style-name="T6"> “Alura/Doctrine/Helper” e vou colocá-lo dentro de uma pasta "Helper".</text:span></text:p>
      <text:p text:style-name="Text_20_body"><text:span text:style-name="T6"><text:tab/>Com isso, foi criada a nossa estrutura, ou seja, eu criei um arquivo PHP dentro de "SRC/Helper" e </text:span><text:span text:style-name="Emphasis"><text:span text:style-name="T6">Entity Manager Create</text:span></text:span><text:span text:style-name="T6"> temos uma classe </text:span><text:span text:style-name="Source_20_Text"><text:span text:style-name="T6">class EntityManagerCreate</text:span></text:span><text:span text:style-name="T6">. Só vou ter um método, o </text:span><text:span text:style-name="Emphasis"><text:span text:style-name="T6">Create Entity Manager</text:span></text:span><text:span text:style-name="T6">, inclusive, eu vou transformar esse método em estático para eu não precisar instanciar essa classe e chamar o método. Eu vou chamar esse método de </text:span><text:span text:style-name="Source_20_Text"><text:span text:style-name="T6">public static function Create Entity Manager</text:span></text:span><text:span text:style-name="T6">.</text:span></text:p>
      <text:p text:style-name="Text_20_body"><text:span text:style-name="T6"><text:tab/>Temos um método que vai criar o nosso </text:span><text:span text:style-name="Emphasis"><text:span text:style-name="T6">Entity Manager</text:span></text:span><text:span text:style-name="T6"> e a criação desse </text:span><text:span text:style-name="Emphasis"><text:span text:style-name="T6">Entity Manager</text:span></text:span><text:span text:style-name="T6"> precisa de algumas coisas, vamos conferir a documentação. Quando eu abro a documentação eu tenho esse exemplo de como criar um </text:span><text:span text:style-name="Emphasis"><text:span text:style-name="T6">Entity Manager</text:span></text:span><text:span text:style-name="T6">, vamos copiar tudo e entender o que está acontecendo. Eu não preciso daquele </text:span><text:span text:style-name="Emphasis"><text:span text:style-name="T6">Autoloader</text:span></text:span><text:span text:style-name="T6"> porque estamos dentro de uma classe, enfim. Vou corrigir essa indentação dos comentários para nos ajudar a entender o que está acontecendo e vamos começar de baixo para cima, ele está criando um </text:span><text:span text:style-name="Emphasis"><text:span text:style-name="T6">Entity Manager</text:span></text:span><text:span text:style-name="T6">, vamos importar essa classe do </text:span><text:span text:style-name="Emphasis"><text:span text:style-name="T6">namespace</text:span></text:span><text:span text:style-name="T6"> correto que é </text:span><text:span text:style-name="Source_20_Text"><text:span text:style-name="T6">Doctrine/ORM/Entity Manager</text:span></text:span><text:span text:style-name="T6">.</text:span></text:p>
      <text:p text:style-name="Text_20_body"><text:span text:style-name="T6"><text:tab/>Temos informações de conexão do nosso banco de dados. Vou trocar essa sintaxe de </text:span><text:span text:style-name="Emphasis"><text:span text:style-name="T6">array</text:span></text:span><text:span text:style-name="T6"> e </text:span><text:soft-page-break/><text:span text:style-name="T6">precisamos informar alguns detalhes de conexão, dependendo do banco de dados que você vai utilizar os detalhes de conexão são diferentes. Por exemplo, vamos utilizar nesse treinamento o SQLite, como estamos utilizando SQLite a única informação que precisamos é o caminho do arquivo porque o SQLite é um banco de dados salvo em arquivo. Se estivéssemos utilizando o MySQL. Por exemplo, precisaríamos informar o </text:span><text:span text:style-name="Emphasis"><text:span text:style-name="T6">host</text:span></text:span><text:span text:style-name="T6">, o usuário, a senha. Cada </text:span><text:span text:style-name="Emphasis"><text:span text:style-name="T6">driver</text:span></text:span><text:span text:style-name="T6"> de banco de dados que você utilizar vai ter informações específicas. No nosso caso, como é o SQLite, só o caminho do arquivo.</text:span></text:p>
      <text:p text:style-name="Text_20_body"><text:span text:style-name="T6"><text:tab/>Repare que um banco de dados seria criado onde estamos, dentro de "Helper". Eu não quero criar em Helper, vou mudar o caminho, dentro de "Helper" eu vou subir uma pasta e ir para “SRC”, eu vou subir mais uma pasta e ir para a minha raiz do projeto, </text:span><text:span text:style-name="Source_20_Text"><text:span text:style-name="T6">'path' =&gt; __DIR__ , '/../../db.sqLite'</text:span></text:span><text:span text:style-name="T6"> </text:span></text:p>
      <text:p text:style-name="P8"><text:tab/>Dentro de “src” eu poderia criar uma pasta para o nosso banco de dados, mas não precisa eu vou salvá-lo na raiz mesmo. O que estou fazendo é informar nos parâmetros de conexão que o caminho para o meu banco de dados SQLite é a raiz do meu projeto, só isso.</text:p>
      <text:p text:style-name="P8"><text:tab/>As configurações do banco de dados e da conexão estão criadas, vamos ver essas outras configurações. Vou quebrar a linha para enxergarmos melhor, repare serem vários parâmetros e não vamos precisar disso tudo, mas eu quero chamar a sua atenção para algumas coisas. </text:p>
      <text:p text:style-name="Text_20_body"><text:span text:style-name="T6"><text:tab/>Primeiro, se eu importar essa classe repare que o PHPStorm me mostra que ela está riscada porque essa classe vai deixar existir em versões futuras do Doctrine. Assim podemos utilizar o </text:span><text:span text:style-name="Source_20_Text"><text:span text:style-name="T6">ORMSetup</text:span></text:span><text:span text:style-name="T6"> que é uma classe basicamente igual só que é um pouco mais limpa, o pessoal do Doctrine fez mudanças nela. </text:span></text:p>
      <text:p text:style-name="Text_20_body"><text:span text:style-name="T6"><text:tab/>Vamos importar de </text:span><text:span text:style-name="Source_20_Text"><text:span text:style-name="T6">Doctrine\ORM\ORMSetup;</text:span></text:span><text:span text:style-name="T6">, essa é a classe que vamos utilizar e com isso conseguimos criar as configurações. Repare que esse último parâmetro não existe mais, inclusive, isso torna o nosso código mais simples e vamos falar sobre essas configurações. </text:span></text:p>
      <text:p text:style-name="Text_20_body"><text:span text:style-name="T6"><text:tab/>Esse primeiro parâmetro, se no PHPStorm eu aperto "Ctrl + P" ele me mostra o nome do parâmetro, o que é esse parâmetro. Temos um </text:span><text:span text:style-name="Emphasis"><text:span text:style-name="T6">array</text:span></text:span><text:span text:style-name="T6"> contendo os caminhos onde podem existir entidades, onde vão ter classes no meu código que eu vou mapear para o banco de dados. Eu vou dizer que o único caminho possível é a pasta “SRC” mesmo, </text:span><text:span text:style-name="Source_20_Text"><text:span text:style-name="T6">[__DIR__, "/src"]</text:span></text:span><text:span text:style-name="T6">. </text:span></text:p>
      <text:p text:style-name="P8"><text:tab/> Na pasta “SRC” é onde nós vamos criar nosso código que pode ser mapeado pelo Doctrine. "Vinicius, quer dizer que tudo que eu criar dentro de SRC vai ser mapeado pelo Doctrine?". Não. E para isso, para o Doctrine identificar quais são as classes que são entidades mapeadas utilizamos alguma configuração de mapeamento. </text:p>
      <text:p text:style-name="Text_20_body"><text:span text:style-name="T6"><text:tab/>Repare que o nome do método que estamos utilizando é </text:span><text:span text:style-name="Source_20_Text"><text:span text:style-name="T6">createAnnotationMetadataConfiguration</text:span></text:span><text:span text:style-name="T6">, </text:span><text:soft-page-break/><text:span text:style-name="T6">ele está criando uma configuração baseada em anotações. Uma anotação é basicamente esse formato de comentário, onde eu coloco </text:span><text:span text:style-name="Source_20_Text"><text:span text:style-name="T6">@</text:span></text:span><text:span text:style-name="T6"> alguma coisa. Por exemplo, se eu quero passar informações dessa classe eu tenho </text:span><text:span text:style-name="Source_20_Text"><text:span text:style-name="T6">@class</text:span></text:span><text:span text:style-name="T6">e eu posso ter detalhes dessa classe, por exemplo, </text:span><text:span text:style-name="Source_20_Text"><text:span text:style-name="T6">@classe Classe que cria o entity manager</text:span></text:span><text:span text:style-name="T6">. Anotações é esse formato, se seguirmos esse modelo vamos ter anotações do Doctrine, por exemplo, uma coluna, uma tabela e etc. </text:span></text:p>
      <text:p text:style-name="Text_20_body"><text:span text:style-name="T6"><text:tab/>Só que eu vou utilizar outro tipo de configuração muito semelhante que é o de </text:span><text:span text:style-name="Emphasis"><text:span text:style-name="T6">Attribute</text:span></text:span><text:span text:style-name="T6">, o </text:span><text:span text:style-name="Source_20_Text"><text:span text:style-name="T6">createAttributeMetadataConfiguration</text:span></text:span><text:span text:style-name="T6"> vai trazer a mesma funcionalidade, mas ao invés de eu utilizar comentários eu vou utilizar a sintaxe de atributos do PHP, que é dessa forma </text:span><text:span text:style-name="Source_20_Text"><text:span text:style-name="T6">#[\Attribute]</text:span></text:span><text:span text:style-name="T6"> vou ter atributos e vamos falar quais são os atributos do Doctrine um pouco mais para frente.</text:span></text:p>
      <text:p text:style-name="P8"><text:tab/>Com isso, eu consigo informar qual abordagem eu vou utilizar para criar o mapeamento. Repare que comentado ele mostra outras opções, se eu quiser fazer o mapeamento das minhas classes sem sujar o código da minha classe, ou seja, vir no código e adicionar um atributo, eu posso ter esse mapeamento externo em outro arquivo fora do meu PHP. Esse arquivo pode estar, por exemplo, em XML, se eu quisesse fazer isso eu ia informar onde estão os arquivos de configuração XML para fazer todo o mapeamento. </text:p>
      <text:p text:style-name="P8"><text:tab/> Outra opção seria um formato chamado YAML e é por isso que aquele Composer JSON vem com esse componente a mais, para caso queiramos utilizar o YAML. Só que no futuro isso não vai ser mais suportado pelo Doctrine, por isso não é recomendado. </text:p>
      <text:p text:style-name="Text_20_body"><text:span text:style-name="T6"><text:tab/>As três opções são: </text:span><text:span text:style-name="Emphasis"><text:span text:style-name="T6">Annotation</text:span></text:span><text:span text:style-name="T6">, </text:span><text:span text:style-name="Emphasis"><text:span text:style-name="T6">Attribute</text:span></text:span><text:span text:style-name="T6"> e XML. </text:span><text:span text:style-name="Emphasis"><text:span text:style-name="T6">Annotation</text:span></text:span><text:span text:style-name="T6"> não existe motivo para utilizá-lo, os </text:span><text:span text:style-name="Emphasis"><text:span text:style-name="T6">Attributes</text:span></text:span><text:span text:style-name="T6"> são uma funcionalidade nativa do PHP, eles podem ser “cacheados” pelo OPcache, enfim, </text:span><text:span text:style-name="Emphasis"><text:span text:style-name="T6">Attributes</text:span></text:span><text:span text:style-name="T6"> são melhores que </text:span><text:span text:style-name="Emphasis"><text:span text:style-name="T6">Annotation</text:span></text:span><text:span text:style-name="T6">. Sobram </text:span><text:span text:style-name="Emphasis"><text:span text:style-name="T6">Attribute</text:span></text:span><text:span text:style-name="T6"> e XML, </text:span><text:span text:style-name="Emphasis"><text:span text:style-name="T6">Attributes</text:span></text:span><text:span text:style-name="T6"> são mais simples porque direto na nossa classe já adicionamos informações de mapeamento e XML deixam a nossa classe mais limpa, só que são um pouco mais de trabalho. Por isso vamos utilizar os </text:span><text:span text:style-name="Emphasis"><text:span text:style-name="T6">Attributes</text:span></text:span><text:span text:style-name="T6">. </text:span></text:p>
      <text:p text:style-name="Text_20_body"><text:span text:style-name="T6"><text:tab/>Repare que temos alguns parâmetros extras, vamos passar o olho rápido Esse </text:span><text:span text:style-name="Source_20_Text"><text:span text:style-name="T6">isDevMode</text:span></text:span><text:span text:style-name="T6"> ele informa que estamos em ambiente de desenvolvimento, o Doctrine vai fazer logs, vai desativar </text:span><text:span text:style-name="Emphasis"><text:span text:style-name="T6">cache</text:span></text:span><text:span text:style-name="T6"> ou utilizar menos </text:span><text:span text:style-name="Emphasis"><text:span text:style-name="T6">cache</text:span></text:span><text:span text:style-name="T6"> e etc. Ele deixa o código mais lento, mas facilita para termos informações de </text:span><text:span text:style-name="Emphasis"><text:span text:style-name="T6">debug</text:span></text:span><text:span text:style-name="T6">. Vou deixar isso como </text:span><text:span text:style-name="Source_20_Text"><text:span text:style-name="T6">true</text:span></text:span><text:span text:style-name="T6">.</text:span></text:p>
      <text:p text:style-name="Text_20_body"><text:span text:style-name="T6"><text:tab/>Como estou utilizando o PHPStorm ele mostra para nós qual é o nome desse parâmetro, nem preciso dessa variável que só serve para informar o nome do parâmetro. E esses outros dois parâmetros são, o diretório onde o Doctrine vai armazenar algumas classes que ele cria em tempo de execução e o outro é o diretório em que ele vai armazenar informações de </text:span><text:span text:style-name="Emphasis"><text:span text:style-name="T6">cache</text:span></text:span><text:span text:style-name="T6">. </text:span></text:p>
      <text:p text:style-name="Text_20_body"><text:soft-page-break/><text:span text:style-name="T6"><text:tab/>Na verdade não seria o diretório, o que teríamos é onde vamos armazenar esse </text:span><text:span text:style-name="Emphasis"><text:span text:style-name="T6">cache</text:span></text:span><text:span text:style-name="T6">, uma interface de um objeto que lida com esse </text:span><text:span text:style-name="Emphasis"><text:span text:style-name="T6">cache</text:span></text:span><text:span text:style-name="T6">. Se não passarmos esses parâmetros ou passar nulo, o Doctrine cria isso automaticamente, eu vou deixá-lo criar automaticamente. Tudo o que eu vou informar é: o caminho de onde as nossas entidades vão estar e informar que estou em ambiente de desenvolvimento. Já posso apagar da linha 12 até a 14 e posso apagaro “// data configuration parameters”. </text:span></text:p>
      <text:p text:style-name="Text_20_body"><text:span text:style-name="T6"><text:tab/>Com a nossa configuração do Doctrine e de mapeamentos em geral e a configuração de conexões já podemos retornar o nosso </text:span><text:span text:style-name="Emphasis"><text:span text:style-name="T6">Entity Manager</text:span></text:span><text:span text:style-name="T6"> criado, </text:span><text:span text:style-name="Source_20_Text"><text:span text:style-name="T6">return Entity Manager::create($conn, $config);</text:span></text:span><text:span text:style-name="T6">. Repare que ele está informando que ele pode lançar uma exceção, eu posso até adicionar um comentário informando que esse método lança uma exceção, mas eu não vejo necessidade e não preciso disso. </text:span></text:p>
      <text:p text:style-name="Text_20_body"><text:span text:style-name="T6"><text:tab/>Esse método retorna um </text:span><text:span text:style-name="Emphasis"><text:span text:style-name="T6">Entity Manager</text:span></text:span><text:span text:style-name="T6">, eu vou informar que esse meu método retorna um </text:span><text:span text:style-name="Emphasis"><text:span text:style-name="T6">Entity Manager</text:span></text:span><text:span text:style-name="T6">: </text:span><text:span text:style-name="Source_20_Text"><text:span text:style-name="T6">public static function create Entity Manager (): Entity Manager</text:span></text:span><text:span text:style-name="T6">. O meu PHPStorm não está configurado para reconhecer as versões mais novas do PHP, quando eu dou um "Alt + Enter" ele já reconhece. </text:span></text:p>
      <text:p text:style-name="Text_20_body"><text:span text:style-name="T6"><text:tab/>Eu sei que eu falei bastante, mas com isso agora já temos a possibilidade de se conectar ao banco de dados, de poder trabalhar com o </text:span><text:span text:style-name="Emphasis"><text:span text:style-name="T6">Entity Manager</text:span></text:span><text:span text:style-name="T6"> do Doctrine. Vamos só garantir que nada deu errado e vou criar o nosso primeiro arquivo de </text:span><text:span text:style-name="Source_20_Text"><text:span text:style-name="T6">teste</text:span></text:span><text:span text:style-name="T6">. Estou criando um arquivo na raiz do meu projeto, ou seja, fora da pasta “SRC” e eu vou fazer um </text:span><text:span text:style-name="Source_20_Text"><text:span text:style-name="T6">require_once 'vendor/autoload.php';</text:span></text:span><text:span text:style-name="T6"> e com isso eu posso tentar pegar o </text:span><text:span text:style-name="Emphasis"><text:span text:style-name="T6">Entity Manager</text:span></text:span><text:span text:style-name="T6"> através daquela nossa classe: </text:span><text:span text:style-name="Source_20_Text"><text:span text:style-name="T6">$Entity Manager = \Alura\Doctrine\Helper\Entity Manager Creator::create Entity Manager();</text:span></text:span></text:p>
      <text:p text:style-name="Text_20_body"><text:span text:style-name="T6"><text:tab/>Com isso se eu fizer um </text:span><text:span text:style-name="Source_20_Text"><text:span text:style-name="T6">var_dump</text:span></text:span><text:span text:style-name="T6"> desse </text:span><text:span text:style-name="Emphasis"><text:span text:style-name="T6">Entity Manager</text:span></text:span><text:span text:style-name="T6"> eu espero ver um monte de coisas que talvez não signifique nada para nós, mas tudo bem. Vamos rodar esse teste, o </text:span><text:span text:style-name="Emphasis"><text:span text:style-name="T6">Entity Manager</text:span></text:span><text:span text:style-name="T6"> rodou, esse nosso código rodou, o </text:span><text:span text:style-name="Emphasis"><text:span text:style-name="T6">var dump</text:span></text:span><text:span text:style-name="T6"> está sendo exibido o que significa que não existe nenhum erro nas nossas configurações. </text:span></text:p>
      <text:p text:style-name="Text_20_body"><text:span text:style-name="T6"><text:tab/> Repare que ele mostra muita informação. Se você quiser dar uma olhada em tudo isso pode dar, não vai ter muita informação útil para nós. Mas com isso sabemos que o nosso </text:span><text:span text:style-name="Emphasis"><text:span text:style-name="T6">Entity Manager</text:span></text:span><text:span text:style-name="T6"> está configurado da forma correta. </text:span></text:p>
      <text:p text:style-name="P8"><text:tab/>Com isso, já podemos começar a pensar em mapear uma entidade para vermos se já conseguimos, talvez, inserir isso lá no banco de dados. Mas isso tudo faremos no próximo capítulo.</text:p>
      <text:p text:style-name="P3"/>
      <text:p text:style-name="P3"><text:soft-page-break/></text:p>
      <text:p text:style-name="P3"/>
      <text:p text:style-name="P3"/>
      <text:p text:style-name="P10"><text:span text:style-name="T1">Nesta </text:span><text:span text:style-name="T2">tópico </text:span><text:span text:style-name="T3">01</text:span><text:span text:style-name="T1"> aprendemos:</text:span></text:p>
      <text:list xml:id="list484956227" text:style-name="L1">
        <text:list-item>
          <text:p text:style-name="P28">Entendemos o que é um ORM;</text:p>
        </text:list-item>
        <text:list-item>
          <text:p text:style-name="P28">Instalamos o Doctrine ORM;</text:p>
        </text:list-item>
        <text:list-item>
          <text:p text:style-name="P16"><text:span text:style-name="T6">Configuramos a criação do </text:span><text:span text:style-name="Emphasis"><text:span text:style-name="T6">Entity Manager</text:span></text:span><text:span text:style-name="T6">.</text:span></text:p>
        </text:list-item>
      </text:list>
      <text:p text:style-name="P1"><text:span text:style-name="Emphasis"><text:span text:style-name="T11">0</text:span></text:span><text:span text:style-name="Emphasis"><text:span text:style-name="T12">2</text:span></text:span></text:p>
      <text:p text:style-name="P1"><text:span text:style-name="Emphasis"><text:span text:style-name="T7"><text:tab/>Bem-vindos de volta para mais um capítulo desse treinamento em que vamos conhecer o Doctrine. Começamos criando um Entity Manager, esse é o ponto inicial para utilizarmos o Doctrine. Comentei sobre integrações com frameworks, se você utiliza o Laravel Doctrine, o Symfony, ou o Laminas Doctrine, isso tudo já é feito pelo framework, você só precisa informar as configurações desta conexão. Como não estamos usando framework, nós precisamos criar essa configuração no código.</text:span></text:span></text:p>
      <text:p text:style-name="P1"/>
      <text:p text:style-name="P14"><text:span text:style-name="Emphasis"><text:span text:style-name="T7">[00:30] Foi um código tranquilo, fizemos devagar para entender tudo. O que eu quero fazer agora é, eu quero criar a nossa primeira entidade. Vamos criar uma classe e mapear um aluno, vamos supor que eu esteja criando a Alura, a primeira coisa que eu penso é um aluno. Vou chamar essa classe de “Student”, o </text:span></text:span><text:span text:style-name="Emphasis"><text:span text:style-name="T8">namespace</text:span></text:span><text:span text:style-name="Emphasis"><text:span text:style-name="T7"> vai ser “AluraDoctrineEntity”, ou seja, vamos colocar isso em um </text:span></text:span><text:span text:style-name="Emphasis"><text:span text:style-name="T8">namespace</text:span></text:span><text:span text:style-name="Emphasis"><text:span text:style-name="T7"> em uma pasta “Entity” da entidade.</text:span></text:span></text:p>
      <text:p text:style-name="Text_20_body"><text:span text:style-name="T6">[01:09] Criada essa classe, eu tenho uma classe </text:span><text:span text:style-name="Source_20_Text"><text:span text:style-name="T6">class Student</text:span></text:span><text:span text:style-name="T6"> em um </text:span><text:span text:style-name="Emphasis"><text:span text:style-name="T6">namespace</text:span></text:span><text:span text:style-name="T6"> </text:span><text:span text:style-name="Source_20_Text"><text:span text:style-name="T6">Alura\Doctrine\Entity</text:span></text:span><text:span text:style-name="T6"> e essa classe vai ser o que nós vamos começar a utilizar para mapear um aluno. Vamos pensar escrevendo uma classe normal do PHP e precisamos identificar esse aluno de alguma forma, ele pode ter uma matrícula ou um ID, vamos ter um ID que vai ser um inteiro </text:span><text:span text:style-name="Source_20_Text"><text:span text:style-name="T6">private int $id;</text:span></text:span><text:span text:style-name="T6">, começo com 1, 2, 3, etc. A partir disso, o aluno tem também um nome, vamos ter o nome do aluno </text:span><text:span text:style-name="Source_20_Text"><text:span text:style-name="T6">private string $nome;</text:span></text:span><text:span text:style-name="T6"> e eu penso que isso já é o suficiente. </text:span></text:p>
      <text:p text:style-name="P8">[01:45] Por enquanto o aluno só vai ter o ID, uma forma de ser identificado, e um nome. Conversamos bastante sobre isso no treinamento de PDO, mas vou reforçar, a ideia de entidade é algo que seja identificável, algo que tenha uma identidade, logo uma entidade é algo que tenha identidade. A identidade de um aluno pode ser um ID, pode ser uma matrícula, pode ser um CPF, diversas coisas, estamos utilizando o ID. </text:p>
      <text:p text:style-name="Text_20_body"><text:span text:style-name="T6">[02:13] Nós já temos esses campos, para preencher esses dados utilizando o PHP, nós vamos receber isso tudo construtor. No construtor, eu vou receber o ID e vou receber o nome, </text:span><text:span text:style-name="Source_20_Text"><text:span text:style-name="T6">public function __construct(int $id, string_$nome)</text:span></text:span><text:span text:style-name="T6"> e aí eu posso inicializar no construtor, </text:span><text:span text:style-name="Source_20_Text"><text:span text:style-name="T6">$this-&gt;id = $id;</text:span></text:span><text:span text:style-name="T6">. </text:span></text:p>
      <text:p text:style-name="Text_20_body"><text:soft-page-break/><text:span text:style-name="T6">[02:30] Repare que com isso eu fico repetindo código e para não fazer isso tudo eu poderia utilizar isso, essa sintaxe do PHP 8: </text:span><text:span text:style-name="Source_20_Text"><text:span text:style-name="T6">private int $id, private string $nome</text:span></text:span><text:span text:style-name="T6">. Com isso eu estou criando essa propriedade e já recebendo ela por parâmetro, o nome disso é promoção de propriedades. Eu tenho uma propriedade no meu construtor sendo criada, quando recebo ela por parâmetro ela já é inicializada. </text:span></text:p>
      <text:p text:style-name="Text_20_body"><text:span text:style-name="T6">[03:02] Só que, imagine que eu não vou trocar um nome de um aluno, isso não é uma tarefa muito comum, eu nunca posso trocar o ID. A partir do momento em que o ID foi criado ele é aquele, eu posso dizer que isso é </text:span><text:span text:style-name="Emphasis"><text:span text:style-name="T6">readonly</text:span></text:span><text:span text:style-name="T6">, somente de leitura, ou seja, eu não posso modificar esses dados. Se eles são </text:span><text:span text:style-name="Emphasis"><text:span text:style-name="T6">readonly</text:span></text:span><text:span text:style-name="T6"> eu não preciso deixar privado, posso deixar público, </text:span><text:span text:style-name="Source_20_Text"><text:span text:style-name="T6">public readonly int $id, public readonly string $name</text:span></text:span><text:span text:style-name="T6">. </text:span></text:p>
      <text:p text:style-name="Text_20_body"><text:span text:style-name="T6">[03:23] Eu vou deixar dois vídeos no Para Saber Mais falando sobre essas sintaxes, essas novidades do PHP 8. Basicamente isso está nos permitindo criar o nosso aluno. Eu poderia ter algo como: </text:span><text:span text:style-name="Source_20_Text"><text:span text:style-name="T6">$student = new student(id: 1, nome:'Vinicius');</text:span></text:span><text:span text:style-name="T6"> e para acessar isso eu conseguiria fazer, por exemplo, </text:span><text:span text:style-name="Source_20_Text"><text:span text:style-name="T6">echo $student-&gt; id;</text:span></text:span><text:span text:style-name="T6"> para ler esse dado, conseguiria fazer o </text:span><text:span text:style-name="Source_20_Text"><text:span text:style-name="T6">echo $student-&gt;name;</text:span></text:span><text:span text:style-name="T6"> sem problemas. </text:span></text:p>
      <text:p text:style-name="Text_20_body"><text:span text:style-name="T6">[03:52] Isso permite essa sintaxe, mas não permite que altere. Por exemplo, se eu tentar fazer isso: </text:span><text:span text:style-name="Source_20_Text"><text:span text:style-name="T6">$student-&gt;name = 'Vinicius';</text:span></text:span><text:span text:style-name="T6"> não funciona por essa propriedade ser </text:span><text:span text:style-name="Emphasis"><text:span text:style-name="T6">readonly</text:span></text:span><text:span text:style-name="T6">. </text:span></text:p>
      <text:p text:style-name="Text_20_body"><text:span text:style-name="T6">[04:01] Até o momento eu não falei absolutamente nada de Doctrine, vamos começar a falar. A primeira coisa é falar: "Doctrine, essa classe é uma entidade que você precisa cuidar, você precisa mapear". Para isso eu vou adicionar o atributo </text:span><text:span text:style-name="Source_20_Text"><text:span text:style-name="T6">#[Entity]</text:span></text:span><text:span text:style-name="T6">. Repare que o PHPStorm já adiciona esse </text:span><text:span text:style-name="Emphasis"><text:span text:style-name="T6">use</text:span></text:span><text:span text:style-name="T6"> para nós, essa importação da classe correta: </text:span><text:span text:style-name="Source_20_Text"><text:span text:style-name="T6">use Doctrine\ORM\Mapping\Entity</text:span></text:span><text:span text:style-name="T6">, dentro de </text:span><text:span text:style-name="Source_20_Text"><text:span text:style-name="T6">Doctrine\ORM\Mapping</text:span></text:span><text:span text:style-name="T6"> vamos ter diversos atributos de mapeamento. </text:span></text:p>
      <text:p text:style-name="Text_20_body"><text:span text:style-name="T6">[04:30] Além de uma entidade poderíamos passar informações a mais, inclusive, alguns parâmetros, mas por enquanto nós vamos usar. Agora acontece que é que cada um desses atributos precisam ser mapeados para uma coluna lá no nosso banco de dados, eu posso adicionar o atributo </text:span><text:span text:style-name="Source_20_Text"><text:span text:style-name="T6">#[Column]</text:span></text:span><text:span text:style-name="T6">. Esse nosso </text:span><text:span text:style-name="Emphasis"><text:span text:style-name="T6">name</text:span></text:span><text:span text:style-name="T6"> agora é uma coluna. </text:span></text:p>
      <text:p text:style-name="Text_20_body"><text:span text:style-name="T6">[04:53] O tipo dessa coluna podemos informar por parâmetro, eu poderia passar </text:span><text:span text:style-name="Source_20_Text"><text:span text:style-name="T6">#[Column(type: "string")]</text:span></text:span><text:span text:style-name="T6">, eu poderia informar isso. Só que como essa propriedade já tem o tipo </text:span><text:span text:style-name="Emphasis"><text:span text:style-name="T6">string</text:span></text:span><text:span text:style-name="T6">, o Doctrine entende isso automaticamente, por isso nem precisamos informar. </text:span></text:p>
      <text:p text:style-name="Text_20_body"><text:span text:style-name="T6">[05:11] Repare que quando eu aperto "Ctrl + P" no PHPStorm ele mostra diversos parâmetros que podemos passar, eu posso informar o nome dessa coluna que por padrão vai ser o mesmo nome do atributo, posso informar o tipo, o tamanho, se eu quero limitar o tamanho dessa </text:span><text:span text:style-name="Emphasis"><text:span text:style-name="T6">string</text:span></text:span><text:span text:style-name="T6">, por exemplo, a escala que vou utilizar em valores numéricos, se essa coluna precisa de um índice para ser único ou não, </text:span><text:soft-page-break/><text:span text:style-name="T6">se pode ser nulo ou não. Repare que tem muita coisa que podemos informar, mas eu não preciso utilizar nenhuma dessas informações. </text:span></text:p>
      <text:p text:style-name="Text_20_body"><text:span text:style-name="T6">[05:42] Agora para definir o ID, além do atributo </text:span><text:span text:style-name="Emphasis"><text:span text:style-name="T6">column</text:span></text:span><text:span text:style-name="T6"> nós também precisamos adicionar algumas coisas como, por exemplo, informar que é um ID, que isso já adiciona aquela chave primária, isso já informa que é único e já adiciona essas informações a mais para nós. </text:span></text:p>
      <text:p text:style-name="Text_20_body"><text:span text:style-name="T6">[05:59] Só que quando eu vou criar um aluno eu posso não ter um ID ainda, eu vou criar um aluno novo sem ID. Para isso, na hora que o Doctrine mandar esse aluno para o banco de dados, aí o banco de dados vai gerar o ID para nós. Eu posso informar que esse é um </text:span><text:span text:style-name="Source_20_Text"><text:span text:style-name="T6">#[GeneratedValue]</text:span></text:span><text:span text:style-name="T6">, é um valor gerado pelo banco de dados. </text:span></text:p>
      <text:p text:style-name="Text_20_body"><text:span text:style-name="T6">[06:20] Se esse valor é gerado pelo banco de dados eu não vou recebê-lo no construtor, não faz sentido. Vamos copiar o </text:span><text:span text:style-name="Source_20_Text"><text:span text:style-name="T6">#[Id], #[GeneratedValue] e #[Column]</text:span></text:span><text:span text:style-name="T6"> e colar antes de </text:span><text:span text:style-name="Source_20_Text"><text:span text:style-name="T6">public readonly int $id;</text:span></text:span><text:span text:style-name="T6"> . Repare que agora quando eu for criar um aluno eu crio ele somente passando o nome, isso cria um aluno válido: </text:span><text:span text:style-name="Source_20_Text"><text:span text:style-name="T6">$student= new Student(name: 'Vinicius');</text:span></text:span><text:span text:style-name="T6"> e a partir desse </text:span><text:span text:style-name="Emphasis"><text:span text:style-name="T6">student</text:span></text:span><text:span text:style-name="T6"> eu consigo acessar o Id que o Doctrine vai atribuir esse valor pegando o valor gerado do banco de dados e o </text:span><text:span text:style-name="Emphasis"><text:span text:style-name="T6">name</text:span></text:span><text:span text:style-name="T6"> eu consigo acessar porque nós mesmo estamos definindo. </text:span></text:p>
      <text:p text:style-name="Text_20_body"><text:span text:style-name="T6">[06:53] Repare que tem muita coisa que podemos definir, mas vamos recapitular. Para identificarmos, para informarmos ao Doctrine que isso é uma entidade que ele vai gerenciar, precisamos do atributo </text:span><text:span text:style-name="Emphasis"><text:span text:style-name="T6">Entity</text:span></text:span><text:span text:style-name="T6">. Informando ao Doctrine que ele precisa gerenciar essa entidade eu preciso informar quais são as colunas dessa entidade, por exemplo, o nosso atributo nome vai ser uma coluna, o nosso atributo Id vai ser uma coluna.</text:span></text:p>
      <text:p text:style-name="Text_20_body"><text:span text:style-name="T6">[07:20] Só que além disso ele é um Id, ou seja, ele é um </text:span><text:span text:style-name="Emphasis"><text:span text:style-name="T6">primary key</text:span></text:span><text:span text:style-name="T6">, ele tem aquele </text:span><text:span text:style-name="Emphasis"><text:span text:style-name="T6">auto increment</text:span></text:span><text:span text:style-name="T6">, esse tipo de coisa. E ele também é um valor gerado automaticamente, conseguimos, inclusive, definir a estratégia disso ser gerada automaticamente. Vai ser um </text:span><text:span text:style-name="Emphasis"><text:span text:style-name="T6">auto increment</text:span></text:span><text:span text:style-name="T6"> do SQLite, por exemplo, vai ser uma tabela de séries, podemos definir isso. E vamos deixar tudo padrão porque não precisamos de mais informações do que isso. </text:span></text:p>
      <text:p text:style-name="P8">[07:45] Só que eu utilizei alguns atributos, eu utilizei uma sintaxe nova do PHP, muita coisa aconteceu nesse vídeo, embora seja um código pequeno eu já fiz muita coisa. Como eu consigo verificar, pergunto para o Doctrine: "Doctrine, isso está mapeado certo? Eu errei algo?". Além disso, repare que o nosso banco de dados ainda não foi criado, em nenhum lugar eu tenho aquele DD.SQLite. Será que eu também posso pedir: "Doctrine, você pega as minhas entidades, ler todo o meu mapeamento e cria o banco de dados para mim".</text:p>
      <text:p text:style-name="P8"><text:soft-page-break/>[08:21] Será que podemos fazer esse tipo de coisa? A resposta você deve imaginar é que sim. Vamos ver como conversar com o Doctrine através da linha de comando no próximo vídeo.</text:p>
      <text:p text:style-name="P1"><text:span text:style-name="Emphasis"><text:span text:style-name="T7"/></text:span></text:p>
      <text:p text:style-name="P14"><text:span text:style-name="Emphasis"><text:span text:style-name="T7">[00:00] Bem-vindos de volta. No último vídeo levantei alguns questionamentos como, por exemplo, como verificar se está tudo certo com o meu mapeamento porque usamos bastante coisa do PHP 8, 8.1, utilizamos alguns atributos. E também para verificar se a nossa configuração do </text:span></text:span><text:span text:style-name="Emphasis"><text:span text:style-name="T8">Entity Manager</text:span></text:span><text:span text:style-name="Emphasis"><text:span text:style-name="T7"> está correta, e eu já te adianto que não está. Enfim, como posso fazer essas verificações? E melhor ainda, como posso pedir para o Doctrine analisar o meu mapeamento e fazer o que ele tem que fazer, por exemplo, criar um banco de dados?</text:span></text:span></text:p>
      <text:p text:style-name="P8">[00:31] Foram alguns questionamentos e podemos fazer isso tudo utilizando a linha de comando do Doctrine. Só que tem um destaque, o que acontece, no momento da gravação desse vídeo esse é o meu Composer Json, estamos utilizando a versão 2.11 do Doctrine e a 3.2 dessa abstração de banco de dados. Só que existe uma versão 3 do ORM sendo desenvolvida, por isso algumas coisas que funcionam no Doctrine 2 não vão funcionar no Doctrine 3.</text:p>
      <text:p text:style-name="P8">[01:02] Se você estiver assistindo esse treinamento utilizando ainda a versão 2, em um momento onde a versão 2 é a atual, você pode fazer isso de duas formas: você pode consultar a documentação que vou mostrar como fazer. Só que vamos fazer nesse treinamento a forma que já vai funcionar com a versão 3 quando for lançada. Isso vai facilitar uma migração para caso você esteja, por exemplo, fazendo esse treinamento na versão 3, isso não vai ser um problema. </text:p>
      <text:p text:style-name="Text_20_body"><text:span text:style-name="T6">[01:35] Eu sei que eu falei bastante, mas deixa eu explicar o que acontece. Na versão 2 o Doctrine nos fornece um binário que fica em </text:span><text:span text:style-name="Source_20_Text"><text:span text:style-name="T6">vendor/bin/doctrine</text:span></text:span><text:span text:style-name="T6">, caso você tenha feito, que é na verdade um pré-requisito, o treinamento de Composer você lembra que falamos bastante dessa pasta “bin”, de binários utilitários que os componentes podem trazer para nós. E o Doctrine atualmente traz um utilitário e se eu tento rodar esse comando ele diz que eu preciso criar um arquivo "CLI config" para informar para o Doctrine como está o meu mapeamento, qual é o meu </text:span><text:span text:style-name="Emphasis"><text:span text:style-name="T6">Entity Manager</text:span></text:span><text:span text:style-name="T6">, etc.</text:span></text:p>
      <text:p text:style-name="Text_20_body"><text:span text:style-name="T6">[02:10] Ele mostra, inclusive, esse arquivo para nós. Vamos lá, eu vou fazer exatamente isso, eu vou copiar esse conteúdo e na minha raiz do projeto eu vou criar um arquivo chamado "CLI/config" que é o que ele pediu na saída desse comando e eu vou colar o conteúdo que ele sugeriu e vamos alterá-lo. Por exemplo, fazendo o </text:span><text:span text:style-name="Emphasis"><text:span text:style-name="T6">bootstrap</text:span></text:span><text:span text:style-name="T6"> da nossa aplicação é só o </text:span><text:span text:style-name="Emphasis"><text:span text:style-name="T6">Autoloader</text:span></text:span><text:span text:style-name="T6"> do Composer, não temos nenhum arquivo a mais. O que pega o nosso </text:span><text:span text:style-name="Emphasis"><text:span text:style-name="T6">Entity Manager</text:span></text:span><text:span text:style-name="T6"> é aquele </text:span><text:span text:style-name="Source_20_Text"><text:span text:style-name="T6">EntityManagerCreator:::creatorEntityManager();</text:span></text:span><text:span text:style-name="T6"> só isso. E aí eu retorno esse </text:span><text:span text:style-name="Source_20_Text"><text:span text:style-name="T6">createHelperSet</text:span></text:span><text:span text:style-name="T6">.</text:span></text:p>
      <text:p text:style-name="Text_20_body"><text:span text:style-name="T6">[02:51] Repare que ele também está riscado, que o PHPStorm já está mostrando, isso quer dizer que ele </text:span><text:soft-page-break/><text:span text:style-name="T6">está sendo descontinuado nas versões futuras, mas na versão atual isso já funciona. Repare que quando eu rodo o comando </text:span><text:span text:style-name="Source_20_Text"><text:span text:style-name="T6">vendor/bin/doctrine</text:span></text:span><text:span text:style-name="T6"> ele mostra todos os comandos possíveis. Caso você queira fazer dessa forma, isso vai funcionar.</text:span></text:p>
      <text:p text:style-name="P8">[03:12] Agora eu vou criar da forma atual, da forma que vai ser no Doctrine 3. Podemos acessar, por exemplo, esse link que ele nos mostrou de instruções. Se eu acessar esse link, ele vai nos trazer a documentação e eu posso modificar para a versão 3. Só que, vamos mostrar a versão 3, isso vai modificar um pouco o nosso código. Repare que ao invés de informar algo para o Doctrine, o que estamos fazendo, estamos retornando algo que o Doctrine vai ler, neste cenário do Doctrine 3 nós vamos criar um comando que vai ser executado.</text:p>
      <text:p text:style-name="Text_20_body"><text:span text:style-name="T6">[03:58] Vou copiar isso tudo e eu vou tirar a parte </text:span><text:span text:style-name="Source_20_Text"><text:span text:style-name="T6">#!/usr/bin/env php</text:span></text:span><text:span text:style-name="T6"> e já vou explicar o motivo, mas vamos lá, vou copiar isso e eu vou criar uma pasta nova, na pasta "bin" eu vou chamar o arquivo "doctrine.php" e nesse arquivo eu vou ter esse novo conteúdo da versão 3.</text:span></text:p>
      <text:p text:style-name="Text_20_body"><text:span text:style-name="T6">[0415] Vamos fazer as mesmas alterações nesse arquivo, vai estar na pasta anterior vai ser o </text:span><text:span text:style-name="Source_20_Text"><text:span text:style-name="T6">vendor/autoLoad.php</text:span></text:span><text:span text:style-name="T6">, estou dentro da pasta “bin” eu subo um nível, entro em </text:span><text:span text:style-name="Source_20_Text"><text:span text:style-name="T6">vendor.autoLoad</text:span></text:span><text:span text:style-name="T6"> e em </text:span><text:span text:style-name="Source_20_Text"><text:span text:style-name="T6">$entityManager</text:span></text:span><text:span text:style-name="T6"> eu utilizo o nosso </text:span><text:span text:style-name="Source_20_Text"><text:span text:style-name="T6">createEntityManager</text:span></text:span><text:span text:style-name="T6">. </text:span></text:p>
      <text:p text:style-name="Text_20_body"><text:span text:style-name="T6">[04:37] Em </text:span><text:span text:style-name="Source_20_Text"><text:span text:style-name="T6">$commands</text:span></text:span><text:span text:style-name="T6"> posso registrar alguns comandos novos se eu quiser, mas não vamos criar nenhum comando só vamos utilizar os comandos do próprio Doctrine. E reparem que ele está utilizando um </text:span><text:span text:style-name="Source_20_Text"><text:span text:style-name="T6">SingleManagerProvider</text:span></text:span><text:span text:style-name="T6">, é um provedor de comandos que utiliza um único </text:span><text:span text:style-name="Emphasis"><text:span text:style-name="T6">Entity Manager</text:span></text:span><text:span text:style-name="T6">, o nosso caso. Poderíamos ter vários, mas não temos, no nosso caso é um só. </text:span></text:p>
      <text:p text:style-name="Text_20_body"><text:span text:style-name="T6">[04:57] Com isso, para rodarmos os comandos ao invés de fazer </text:span><text:span text:style-name="Source_20_Text"><text:span text:style-name="T6">vendor/bin/doctrine</text:span></text:span><text:span text:style-name="T6"> vamos fazer </text:span><text:span text:style-name="Source_20_Text"><text:span text:style-name="T6">bin/doctrine</text:span></text:span><text:span text:style-name="T6">, sendo esse arquivo que criamos. E repare que a saída é igual, nós temos acesso aos mesmo comandos, entendido? </text:span></text:p>
      <text:p text:style-name="Text_20_body"><text:span text:style-name="T6">[05:11] Nesse projeto eu vou deixar os dois arquivos sendo criados, o nosso arquivo que vai rodar e o arquivo fornecido para o Doctrine rodar. Continuando, eu vou rodar da forma do Doctrine 3, em Doctrine eu vou ver todos os comandos que podemos obter. Eu posso verificar as informações das entidades mapeadas e vamos ver o nosso primeiro erro, eu vou rodar utilizando esse meu arquivo “doctrine.php” o comando </text:span><text:span text:style-name="Source_20_Text"><text:span text:style-name="T6">orm:info</text:span></text:span><text:span text:style-name="T6"> e isso nos mostra um erro dizendo que ele está tentando buscar as entidades em </text:span><text:span text:style-name="Source_20_Text"><text:span text:style-name="T6">src/helper/src</text:span></text:span><text:span text:style-name="T6">, isso porque eu fiz o mapeamento de forma incorreta no “EntityManagerCreator”.</text:span></text:p>
      <text:p text:style-name="Text_20_body"><text:span text:style-name="T6">[05:54] Eu vou corrigir esse mapeamento. Como estou dentro de "Helper" eu preciso voltar umas pasta e aí vou estar dentro de "SRC ", com </text:span><text:span text:style-name="Source_20_Text"><text:span text:style-name="T6">__DIR__</text:span></text:span><text:span text:style-name="T6"> eu estou dentro de "Helper", só preciso voltar uma pasta para achar o meu "SRC", só isso, com isso eu vou estar dentro da pasta “SRC”. Isso está encontrando a </text:span><text:soft-page-break/><text:span text:style-name="T6">pasta “SRC” de </text:span><text:span text:style-name="Emphasis"><text:span text:style-name="T6">sources</text:span></text:span><text:span text:style-name="T6">, onde vamos ter nossas entidades.</text:span></text:p>
      <text:p text:style-name="Text_20_body"><text:span text:style-name="T6">[06:23] Agora sim, está teoricamente corrigido, vamos rodar esse comando de novo e agora ele encontrou a nossa entidade. Agora vamos ver o que mais podemos fazer. Eu posso descrever o mapeamento da minha entidade, vamos fazer isso: </text:span><text:span text:style-name="Source_20_Text"><text:span text:style-name="T6">orm:mapping:describe</text:span></text:span><text:span text:style-name="T6">. E eu preciso informar qual entidade, no caso é </text:span><text:span text:style-name="Source_20_Text"><text:span text:style-name="T6">orm:mapping:describe Student</text:span></text:span><text:span text:style-name="T6">. </text:span></text:p>
      <text:p text:style-name="Text_20_body"><text:span text:style-name="T6">[06:45] Quando eu faço isso ele nos mostra as informações, ele tem lá a nossa entidade, </text:span><text:span text:style-name="Emphasis"><text:span text:style-name="T6">Student</text:span></text:span><text:span text:style-name="T6"> sendo mapeada, ele informa para nós que não tem informações de </text:span><text:span text:style-name="Emphasis"><text:span text:style-name="T6">queries</text:span></text:span><text:span text:style-name="T6">, de sub entidade, etc., não tem nada disso, não tem herança. Ela mostra qual é a tabela, ele vai criar uma tabela </text:span><text:span text:style-name="Emphasis"><text:span text:style-name="T6">student</text:span></text:span><text:span text:style-name="T6">, ele mostra quais são os campos, temos o ID que vai ser um inteiro que é um ID, vai ser marcado como chave primária. Ele tem o nosso nome que é do tipo </text:span><text:span text:style-name="Emphasis"><text:span text:style-name="T6">string</text:span></text:span><text:span text:style-name="T6">, ele não define o tamanho, enfim, ele mostra todas as informações de mapeamento.</text:span></text:p>
      <text:p text:style-name="Text_20_body"><text:span text:style-name="T6">[07:21] Agora, além disso, temos algumas coisas muito interessantes como, por exemplo, criar o nosso banco de dados. Ele vai processar o nosso </text:span><text:span text:style-name="Emphasis"><text:span text:style-name="T6">schema</text:span></text:span><text:span text:style-name="T6">, o nosso mapeamento ou criar diretamente na nossa conexão, ou gerar o SQL para criar. Vamos ver o que esse comando vai fazer, </text:span><text:span text:style-name="Source_20_Text"><text:span text:style-name="T6">orm:schema-tool:create</text:span></text:span><text:span text:style-name="T6">. Isso vai tentar criar o nosso banco de dados.</text:span></text:p>
      <text:p text:style-name="P8">[07:51] Repare que ele mostra um aviso que isso não deveria ser criado no ambiente de produção porque nós estamos criando um banco de dados. Em um cenário de produção um profissional deveria configurar o nosso banco corretamente, em ambiente de desenvolvimento isso é ideal para fazermos essa criação de banco de dados. Repare que já temos o nosso banco criado com uma tabela de alunos.</text:p>
      <text:p text:style-name="P8">[08:11] Vamos só passar o olho em alguns outros comandos que podemos ter. Eu posso rodar uma tal de DQL, podemos ver isso em treinamentos futuros, ou eu posso rodar um SQL. Repare que além de informações do ORM eu tenho comandos também daquela abstração de banco de dados, eu posso rodar algum SQL direto da minha linha de comando. Vamos tentar.</text:p>
      <text:p text:style-name="Text_20_body"><text:span text:style-name="T6">[08:33] </text:span><text:span text:style-name="Source_20_Text"><text:span text:style-name="T6">dbal:run-sql</text:span></text:span><text:span text:style-name="T6"> e eu vou rodar um </text:span><text:span text:style-name="Source_20_Text"><text:span text:style-name="T6">"SELECT * FROM Student"</text:span></text:span><text:span text:style-name="T6">, se eu rodar esse comando ele vai retornar um ok dizendo que ele encontrou a tabela, mas ele retornou um resultado vazio, não tem nada nessa tabela. Vimos que conseguimos executar um SQL, já temos nosso banco de dados criado, se eu fizer um </text:span><text:span text:style-name="Source_20_Text"><text:span text:style-name="T6">select 1</text:span></text:span><text:span text:style-name="T6">, por exemplo, ele vai retornar na coluna 1 temos o valor 1. Se eu rodar qualquer SQL ele retorna uma tabela para nós.</text:span></text:p>
      <text:p text:style-name="Text_20_body"><text:span text:style-name="T6">[09:12] Já temos o nosso banco de dados criado, a nossa primeira entidade mapeada, conhecemos a linha de comando do Doctrine e, de novo, eu recomendo que você dê uma olhada em todos os comandos possíveis, teste alguns com cuidado. Agora vamos efetivamente utilizar o nosso </text:span><text:span text:style-name="Emphasis"><text:span text:style-name="T6">Entity Manager</text:span></text:span><text:span text:style-name="T6"> e inserir </text:span><text:soft-page-break/><text:span text:style-name="T6">um aluno no banco de dados, mas isso fica para o próximo vídeo</text:span></text:p>
      <text:p text:style-name="P1"><text:span text:style-name="Emphasis"><text:span text:style-name="T7"/></text:span></text:p>
      <text:p text:style-name="P1"/>
      <text:p text:style-name="P1"/>
      <text:p text:style-name="P14"><text:span text:style-name="T8">[00:00] Bem-vindos de volta. Já temos a nossa configuração corrigida, o nosso aluno corretamente mapeado e já temos um binário que podemos utilizar para rodar SQL, para conversar com o Doctrine no geral. Vamos agora efetivamente escrever um código que vai utilizar o </text:span><text:span text:style-name="Emphasis"><text:span text:style-name="T8">Entity Manager</text:span></text:span><text:span text:style-name="T8">. Eu sei que demoramos a chegar até esse ponto, mas já aprendemos muitas coisas até o momento.</text:span></text:p>
      <text:p text:style-name="P8">[00:23] Eu vou criar uma pasta, dentro de “SRC” temos todo o nosso código de negócios, aquele código que iria para a produção mesmo, as nossas classes, todas as regras, etc. Em "bin" temos arquivos que são binários, que vamos executar na linha de comando que seja no caso específico para utilitários. Eu posso criar talvez outra pasta de comandos para executarmos o nosso projeto, mas penso que vai ficar mais intuitivo eu deixar dentro de "bin" mesmo. Ou seja, tudo o que vamos executar na linha de comando vai estar em "bin".</text:p>
      <text:p text:style-name="Text_20_body"><text:span text:style-name="T6">[00:55] Vou criar um arquivo para inserirmos um aluno, vou inserir aluno ou "insert-student", vou deixar tudo em inglês. Vou remover isso clicando em </text:span><text:span text:style-name="Emphasis"><text:span text:style-name="T6">“Don’t ask again”</text:span></text:span><text:span text:style-name="T6"> para ele não ficar perguntando toda hora. E vamos lá, imagine que isso seja um código que vai ser realmente executado, agora não vamos utilizar uma ajuda do Doctrine, vamos executar esse código. Precisamos novamente do nosso </text:span><text:span text:style-name="Emphasis"><text:span text:style-name="T6">Autoloader</text:span></text:span><text:span text:style-name="T6">, vamos subir uma pasta e entrar no “vendor”, </text:span><text:span text:style-name="Source_20_Text"><text:span text:style-name="T6">require_once __DIR__ , '/../vender/autoLoad.php'</text:span></text:span><text:span text:style-name="T6"> para fazer o </text:span><text:span text:style-name="Emphasis"><text:span text:style-name="T6">require</text:span></text:span><text:span text:style-name="T6"> do </text:span><text:span text:style-name="Emphasis"><text:span text:style-name="T6">Autoload</text:span></text:span><text:span text:style-name="T6">. De novo, eu estou dentro de “bin”, eu subo uma pasta, venho para a raiz do projeto e entro na “vendor” onde tem o </text:span><text:span text:style-name="Emphasis"><text:span text:style-name="T6">Autoload</text:span></text:span><text:span text:style-name="T6">.</text:span></text:p>
      <text:p text:style-name="Text_20_body"><text:span text:style-name="T6">[01:31] Eu vou precisar do </text:span><text:span text:style-name="Emphasis"><text:span text:style-name="T6">Entity Manager</text:span></text:span><text:span text:style-name="T6">, eu posso pegar do </text:span><text:span text:style-name="Source_20_Text"><text:span text:style-name="T6">EntityManagerCretator::createEntityManager</text:span></text:span><text:span text:style-name="T6">. Com isso eu criei o nosso </text:span><text:span text:style-name="Emphasis"><text:span text:style-name="T6">Entity Manager</text:span></text:span><text:span text:style-name="T6">, com o </text:span><text:span text:style-name="Emphasis"><text:span text:style-name="T6">Entity Manager</text:span></text:span><text:span text:style-name="T6"> em mãos eu posso começar a brincar. Eu quero criar um </text:span><text:span text:style-name="Emphasis"><text:span text:style-name="T6">student</text:span></text:span><text:span text:style-name="T6">, eu vou ter um </text:span><text:span text:style-name="Source_20_Text"><text:span text:style-name="T6">$student = new \Alura\Doctrine\Entity\Student</text:span></text:span><text:span text:style-name="T6">, o nome desse aluno pode ser o que definirmos, vou chamar de </text:span><text:span text:style-name="Source_20_Text"><text:span text:style-name="T6">(name: ‘Vinicius Dias’)</text:span></text:span><text:span text:style-name="T6">, eu vou me inserir no banco de dados. </text:span></text:p>
      <text:p text:style-name="Text_20_body"><text:span text:style-name="T6">[02:01] Antes de continuar, como isso me incomoda um pouco, eu vou dar um "Alt + Enter" para importar lá em cima, só para ficar um pouco mais interessante o código. Agora, utilizando o </text:span><text:span text:style-name="Emphasis"><text:span text:style-name="T6">Entity Manager</text:span></text:span><text:span text:style-name="T6">, o nosso gerenciador de entidades, eu quero persistir essa entidade, quero armazená-la, eu posso chamar de </text:span><text:span text:style-name="Emphasis"><text:span text:style-name="T6">Entity Manager</text:span></text:span><text:span text:style-name="T6"> um método </text:span><text:span text:style-name="Source_20_Text"><text:span text:style-name="T6">persist($student);</text:span></text:span><text:span text:style-name="T6">. Perfeito, aparentemente é só isso que precisamos para armazenar um aluno lá no banco.</text:span></text:p>
      <text:p text:style-name="Text_20_body"><text:span text:style-name="T6">[02:28] Vou abrir o terminal, rodar esse SQL que busca todos os alunos, por enquanto tem que estar vazio, não pode retornar nada. Agora eu vou rodar esse </text:span><text:span text:style-name="Source_20_Text"><text:span text:style-name="T6">insert-student</text:span></text:span><text:span text:style-name="T6">, não teve nenhum erro, se eu rodo </text:span><text:soft-page-break/><text:span text:style-name="T6">o SQL de novo ele continua vindo vazio. Acontece que esse método </text:span><text:span text:style-name="Emphasis"><text:span text:style-name="T6">persist</text:span></text:span><text:span text:style-name="T6"> do </text:span><text:span text:style-name="Emphasis"><text:span text:style-name="T6">Entity Manager</text:span></text:span><text:span text:style-name="T6"> ele não vai no banco de dados, o que ele faz é armazenar em uma estrutura interna no nosso </text:span><text:span text:style-name="Emphasis"><text:span text:style-name="T6">Entity Manager</text:span></text:span><text:span text:style-name="T6"> essa entidade. Essa estrutura interna fica observando quaisquer modificações que aconteçam.</text:span></text:p>
      <text:p text:style-name="Text_20_body"><text:span text:style-name="T6">[03:03] Se eu vier nesse </text:span><text:span text:style-name="Emphasis"><text:span text:style-name="T6">student</text:span></text:span><text:span text:style-name="T6">, se eu pudesse, se eu tivesse o método </text:span><text:span text:style-name="Emphasis"><text:span text:style-name="T6">set name</text:span></text:span><text:span text:style-name="T6"> ou alguma coisa assim, e alterasse o nome esse </text:span><text:span text:style-name="Emphasis"><text:span text:style-name="T6">Entity Manager</text:span></text:span><text:span text:style-name="T6"> iria estar ciente dessa alteração. E quando o </text:span><text:span text:style-name="Emphasis"><text:span text:style-name="T6">Entity Manager</text:span></text:span><text:span text:style-name="T6"> realmente for para o banco de dados tudo vai estar consistente com o que temos no código. Quando fazemos </text:span><text:span text:style-name="Source_20_Text"><text:span text:style-name="T6">persist</text:span></text:span><text:span text:style-name="T6"> o </text:span><text:span text:style-name="Emphasis"><text:span text:style-name="T6">Entity Manager</text:span></text:span><text:span text:style-name="T6"> não vai no banco de dados, ele só armazena isso para ser enviado para o banco depois.</text:span></text:p>
      <text:p text:style-name="Text_20_body"><text:span text:style-name="T6">[03:28] Para eu efetivamente ir para o banco de dados eu executo o método </text:span><text:span text:style-name="Source_20_Text"><text:span text:style-name="T6">flush</text:span></text:span><text:span text:style-name="T6">, o que esse método faz é pegar tudo que o </text:span><text:span text:style-name="Emphasis"><text:span text:style-name="T6">Entity Manager</text:span></text:span><text:span text:style-name="T6"> está monitorando, que no caso é só a inserção desse nosso aluno e mando para o banco de dados dentro de uma única transação. Se eu tivesse vários alunos e fizesse </text:span><text:span text:style-name="Source_20_Text"><text:span text:style-name="T6">persist</text:span></text:span><text:span text:style-name="T6"> de todos eles, esse </text:span><text:span text:style-name="Source_20_Text"><text:span text:style-name="T6">flush</text:span></text:span><text:span text:style-name="T6"> iria fazer esses </text:span><text:span text:style-name="Source_20_Text"><text:span text:style-name="T6">inserts</text:span></text:span><text:span text:style-name="T6"> todos dentro de uma única transação. Não precisamos nos preocupar em fazer determinadas coisas dentro de transação porque por padrão elas já estão.</text:span></text:p>
      <text:p text:style-name="Text_20_body"><text:span text:style-name="T6">[04:02] Vou remover esse código duplicado e inserir um único aluno. Agora vamos ver se não vamos cometer nenhum erro, vou executar novamente esse </text:span><text:span text:style-name="Source_20_Text"><text:span text:style-name="T6">insert-student</text:span></text:span><text:span text:style-name="T6">, terminou de rodar, vou tentar rodar aquele SQL e está lá o nosso aluno inserido. Repare que começar a utilizar o Doctrine é bastante simples. Eu quero te chamar atenção para um cenário mais real, para um sistema Web talvez, um CRUD simples. Quando utilizamos PDO criamos a nossa entidade e aí precisamos escrever um SQL: </text:span><text:span text:style-name="Source_20_Text"><text:span text:style-name="T6">'INSERT INTO Student VALUES'</text:span></text:span><text:span text:style-name="T6">.</text:span></text:p>
      <text:p text:style-name="Text_20_body"><text:span text:style-name="T6">[04:41] Precisamos ainda informar quais são as colunas, no caso é somente o </text:span><text:span text:style-name="Emphasis"><text:span text:style-name="T6">name</text:span></text:span><text:span text:style-name="T6">, e em </text:span><text:span text:style-name="Emphasis"><text:span text:style-name="T6">values</text:span></text:span><text:span text:style-name="T6"> informamos utilizando </text:span><text:span text:style-name="Emphasis"><text:span text:style-name="T6">prepared statements</text:span></text:span><text:span text:style-name="T6"> para não termos SQL Injection, depois adicionamos o valor correto a partir dos</text:span><text:span text:style-name="Emphasis"><text:span text:style-name="T6">prepared statements</text:span></text:span><text:span text:style-name="T6"> e depois manda isso para o banco de dados. </text:span></text:p>
      <text:p text:style-name="Text_20_body"><text:span text:style-name="T6">[04:57] Com o Doctrine, com o ORM, tenho o meu dado, eu tenho o meu objeto, eu simplesmente falo: “EntityManager, manda esse objeto para o banco de dados" e ele cuida de SQL Injection, não corremos este risco porque ele já usa </text:span><text:span text:style-name="Emphasis"><text:span text:style-name="T6">prepared statements</text:span></text:span><text:span text:style-name="T6">, não precisamos nos preocupar com transações, por padrão isso já está dentro de uma transação. Se eu buscar um aluno lá do banco de dados e alterar isso já está sendo observado. Enfim, já começamos a ganhar muita simplicidade no nosso código por utilizar um ORM. </text:span></text:p>
      <text:p text:style-name="Text_20_body"><text:span text:style-name="T6">[05:30] Novamente, em um cenário onde você tem um sistema Web, você recebe do banco de dados as suas informações e cria o seu objeto, esse objeto vai ter as validações para garantir que está tudo ok, </text:span><text:soft-page-break/><text:span text:style-name="T6">que os dados estão corretos, tudo estando certo no seu código, é só você mandar para o banco, duas linhas. Inclusive, você pode complicar esse código fazendo com que isso tudo esteja fora do seu </text:span><text:span text:style-name="Emphasis"><text:span text:style-name="T6">controller</text:span></text:span><text:span text:style-name="T6">, ele criando eventos, </text:span><text:span text:style-name="Emphasis"><text:span text:style-name="T6">middleware</text:span></text:span><text:span text:style-name="T6"> com seu </text:span><text:span text:style-name="Emphasis"><text:span text:style-name="T6">framework</text:span></text:span><text:span text:style-name="T6"> e você pode viajar na maionese criando várias coisas. </text:span></text:p>
      <text:p text:style-name="P8">[06:00] Para o nosso exemplo simples, repare que é muito tranquilo inserir um aluno lá no banco de dados. Agora que conseguimos inserir e verificamos que realmente isso está sendo inserido executando um SQL, como que eu busco esses dados em código sem precisar saber SQL porque essa é uma das vantagens de ORM. </text:p>
      <text:p text:style-name="P8">[06:19] No próximo capítulo vamos finalizar um CRUD desses alunos, vamos buscar no banco de dados, vamos atualizar, vamos remover e com isso vamos aprender mais algumas coisas. </text:p>
      <text:p text:style-name="P1"/>
      <text:p text:style-name="P9"><text:span text:style-name="T1">Nesta </text:span><text:span text:style-name="T2">tópico 02</text:span><text:span text:style-name="T1">, aprendemos:</text:span></text:p>
      <text:list xml:id="list423469021" text:style-name="L2">
        <text:list-item>
          <text:p text:style-name="P29">Criamos nosso primeiro mapeamento de entidade;</text:p>
        </text:list-item>
        <text:list-item>
          <text:p text:style-name="P29">Conhecemos e aprendemos a usar a CLI do Doctrine;</text:p>
        </text:list-item>
        <text:list-item>
          <text:p text:style-name="P17"><text:span text:style-name="T6">Inserimos um registro usando o </text:span><text:span text:style-name="Emphasis"><text:span text:style-name="T6">Entity Manager</text:span></text:span><text:span text:style-name="T6">.</text:span></text:p>
        </text:list-item>
      </text:list>
      <text:p text:style-name="P8"/>
      <text:p text:style-name="P19">==================================================================================</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3">[00:00] Bem-vindos de volta. Agora que já inserimos dados no banco, vamos ver como podemos buscar dados utilizando o Doctrine. Mas antes, para não buscarmos só um registro, vamos inserir mais alunos. Só que em vez de inserir sempre o "Vinicius Dias" ou então ter que ficar alterando o código, o que eu quero fazer é algo parecido com o que o próprio Doctrine faz.</text:p>
      <text:p text:style-name="Text_20_body"><text:span text:style-name="T8">[00:24] Repara que esse arquivo, esse comando, esse código do Doctrine recebe argumentos na linha de comando. Olha só, ele recebe por parâmetro qual é o comando que deve ser executado, ele recebe outros argumentos que vão ser passados para esse comando. Na linha de comando, nós conseguimos passar parâmetros e é isso que eu quero fazer. Eu quero para o </text:span><text:span text:style-name="Source_20_Text"><text:span text:style-name="T8">bin/insert-student.php</text:span></text:span><text:span text:style-name="T8"> passar um nome de um aluno, por exemplo "Aluno teste" ou algo do tipo.</text:span></text:p>
      <text:p text:style-name="Text_20_body"><text:span text:style-name="T8">[00:50] Esse valor que passamos como parâmetro na linha de comando chega lá no PHP. É muito fácil pegá-lo, é só utilizarmos a variável </text:span><text:span text:style-name="Source_20_Text"><text:span text:style-name="T8">$argv</text:span></text:span><text:span text:style-name="T8">. Essa variável </text:span><text:span text:style-name="Source_20_Text"><text:span text:style-name="T8">$argv</text:span></text:span><text:span text:style-name="T8"> é um </text:span><text:span text:style-name="Emphasis"><text:span text:style-name="T8">array</text:span></text:span><text:span text:style-name="T8">. Repara que o PHPStorm já está me mostrando um erro, dizendo que o </text:span><text:span text:style-name="Source_20_Text"><text:span text:style-name="T8">Student</text:span></text:span><text:span text:style-name="T8"> precisa receber um </text:span><text:span text:style-name="Emphasis"><text:span text:style-name="T8">string</text:span></text:span><text:span text:style-name="T8">, mas estou passando um </text:span><text:span text:style-name="Emphasis"><text:span text:style-name="T8">array</text:span></text:span><text:span text:style-name="T8">. O que acontece? Esse </text:span><text:span text:style-name="Emphasis"><text:span text:style-name="T8">array</text:span></text:span><text:span text:style-name="T8"> possui no seu índice 0 o nome do </text:span><text:span text:style-name="Emphasis"><text:span text:style-name="T8">script</text:span></text:span><text:span text:style-name="T8"> que está rodando, no caso seria </text:span><text:span text:style-name="Source_20_Text"><text:span text:style-name="T8">insert-student</text:span></text:span><text:span text:style-name="T8">, e na posição 1, vai ser o primeiro parâmetro que passarmos na linha de comando, na posição 2, o segundo parâmetro e assim em diante, quantos parâmetros passarmos.</text:span></text:p>
      <text:p text:style-name="Text_20_body"><text:span text:style-name="T8">[01:29] No caso, </text:span><text:span text:style-name="Source_20_Text"><text:span text:style-name="T8">arg[1]</text:span></text:span><text:span text:style-name="T8"> vai receber "Aluno teste". Se eu executar e depois rodar aquele nosso SQL, eu tenho lá o "Aluno teste" inserido. Vamos inserir alguns alunos. Vou adicionar a "Ana Maria", vou adicionar o "João da Silva" e eu vou adicionar, só mais um aluno, "Maria José". Adicionei alguns alunos fictícios. Quando eu faço o meu SQL, eu tenho alguns alunos inseridos. Agora sim faz sentido criarmos um código que liste esses alunos.</text:span></text:p>
      <text:p text:style-name="Text_20_body"><text:span text:style-name="T8">[02:05] Vou criar um comando, vai ser o "list-students". O que acontece? Eu vou pegar esse início, que vamos precisar dele. O que esse início está fazendo? Só estou fazendo o </text:span><text:span text:style-name="Emphasis"><text:span text:style-name="T8">import</text:span></text:span><text:span text:style-name="T8"> de algumas classes, no caso o </text:span><text:span text:style-name="Source_20_Text"><text:span text:style-name="T8">entityManagerCreator</text:span></text:span><text:span text:style-name="T8"> e criando o nosso </text:span><text:span text:style-name="Source_20_Text"><text:span text:style-name="T8">entityManager</text:span></text:span><text:span text:style-name="T8">, só isso. Agora com o </text:span><text:span text:style-name="Emphasis"><text:span text:style-name="T8">Entity Manager</text:span></text:span><text:span text:style-name="T8"> em mãos, como eu posso buscar alunos? o </text:span><text:span text:style-name="Emphasis"><text:span text:style-name="T8">Entity Manager</text:span></text:span><text:span text:style-name="T8"> lida com o gerenciamento de entidades.</text:span></text:p>
      <text:p text:style-name="Text_20_body"><text:span text:style-name="T8">[02:31] Ele nos fornece o necessário para lidar com entidades. Uma dessas coisas que são necessárias são repositórios. Quando precisamos buscar algo do banco de dados, nós vamos utilizar repositórios. Já falamos um pouco desse padrão de projeto lá no treinamento de PDO, onde nós criamos repositórios e o Doctrine já cria para nós repositórios automaticamente. Utilizando o </text:span><text:span text:style-name="Source_20_Text"><text:span text:style-name="T8">$entityManager</text:span></text:span><text:span text:style-name="T8">, eu consigo buscar um repositório de alguma entidade, por exemplo o </text:span><text:span text:style-name="Source_20_Text"><text:span text:style-name="T8">getRepository( entityName: Student::class );</text:span></text:span><text:span text:style-name="T8">.</text:span></text:p>
      <text:p text:style-name="Text_20_body"><text:span text:style-name="T8">[03:03] Se eu busco o repositório de </text:span><text:span text:style-name="Source_20_Text"><text:span text:style-name="T8">student</text:span></text:span><text:span text:style-name="T8">, isso nos retorna um </text:span><text:span text:style-name="Source_20_Text"><text:span text:style-name="T8">$studentRespository</text:span></text:span><text:span text:style-name="T8">. “Vinicius, qual é o </text:span><text:soft-page-break/><text:span text:style-name="T8">tipo desse dado, o que é esse seu </text:span><text:span text:style-name="Source_20_Text"><text:span text:style-name="T8">studentRepository</text:span></text:span><text:span text:style-name="T8">?”. Se eu passar o mouse em </text:span><text:span text:style-name="Source_20_Text"><text:span text:style-name="T8">getRepository</text:span></text:span><text:span text:style-name="T8">, ele vai nos mostrar ser um </text:span><text:span text:style-name="Source_20_Text"><text:span text:style-name="T8">entityRepository</text:span></text:span><text:span text:style-name="T8"> ou </text:span><text:span text:style-name="Source_20_Text"><text:span text:style-name="T8">objectRepository</text:span></text:span><text:span text:style-name="T8">. É basicamente um repositório que o próprio Doctrine criou. Desse repositório, temos alguns métodos, como por exemplo o </text:span><text:span text:style-name="Source_20_Text"><text:span text:style-name="T8">findAll</text:span></text:span><text:span text:style-name="T8">. O que o </text:span><text:span text:style-name="Source_20_Text"><text:span text:style-name="T8">findAll</text:span></text:span><text:span text:style-name="T8"> nos retorna? Um </text:span><text:span text:style-name="Emphasis"><text:span text:style-name="T8">array</text:span></text:span><text:span text:style-name="T8"> ou então um </text:span><text:span text:style-name="Emphasis"><text:span text:style-name="T8">array</text:span></text:span><text:span text:style-name="T8"> de objetos.</text:span></text:p>
      <text:p text:style-name="Text_20_body"><text:span text:style-name="T8">[03:32] O que ele vai retornar? Ele vai retornar um </text:span><text:span text:style-name="Emphasis"><text:span text:style-name="T8">array</text:span></text:span><text:span text:style-name="T8"> com todos os alunos nesse caso, porque ele é um repositório de alunos. Vou ter um </text:span><text:span text:style-name="Source_20_Text"><text:span text:style-name="T8">$studentList = $studentRepository-&gt;findAll()</text:span></text:span><text:span text:style-name="T8">.</text:span></text:p>
      <text:p text:style-name="Text_20_body"><text:span text:style-name="T8">[03:43] Seu eu tenho um </text:span><text:span text:style-name="Emphasis"><text:span text:style-name="T8">array</text:span></text:span><text:span text:style-name="T8"> de alunos, eu posso fazer o </text:span><text:span text:style-name="Source_20_Text"><text:span text:style-name="T8">foreach ($studentLista as $student)</text:span></text:span><text:span text:style-name="T8"> e eu posso exibir os dados desse aluno. Por exemplo, eu posso informar que dados é </text:span><text:span text:style-name="Source_20_Text"><text:span text:style-name="T8">eco "ID: $student-&gt;id\nNome: $student-&gt;name\n\n"</text:span></text:span><text:span text:style-name="T8">, vou quebrar a linha e quebrar a linha de novo para exibir o próximo aluno com um espaço. Teoricamente isso é tudo que precisamos para exibir nossos alunos.</text:span></text:p>
      <text:p text:style-name="Text_20_body"><text:span text:style-name="T8">[04:12] Se eu rodar um </text:span><text:span text:style-name="Source_20_Text"><text:span text:style-name="T8">List-students.php</text:span></text:span><text:span text:style-name="T8">, sendo esse comando que eu acabei de criar, tenho a minha lista de alunos sendo exibida. Olha como foi fácil. Agora vamos para alguns detalhes. Você já reparou que estamos acessando os atributos diretamente porque eles estão públicos, mas eles são </text:span><text:span text:style-name="Emphasis"><text:span text:style-name="T8">readonly</text:span></text:span><text:span text:style-name="T8">, eu não consigo alterá-los. Só que um detalhe um pouco chato é que se eu venho em </text:span><text:span text:style-name="Source_20_Text"><text:span text:style-name="T8">student</text:span></text:span><text:span text:style-name="T8"> e tento acessar alguma coisa, o PHPStorm não me ajuda, por quê? Esse </text:span><text:span text:style-name="Source_20_Text"><text:span text:style-name="T8">findAll</text:span></text:span><text:span text:style-name="T8"> retorna um </text:span><text:span text:style-name="Emphasis"><text:span text:style-name="T8">array</text:span></text:span><text:span text:style-name="T8"> de alguma coisa, só que o PHPStorm não sabe que é um </text:span><text:span text:style-name="Emphasis"><text:span text:style-name="T8">array</text:span></text:span><text:span text:style-name="T8"> de </text:span><text:span text:style-name="Source_20_Text"><text:span text:style-name="T8">student</text:span></text:span><text:span text:style-name="T8">.</text:span></text:p>
      <text:p text:style-name="Text_20_body"><text:span text:style-name="T8">[04:44] Eu posso dizer para o PHPStorm que esse retorno é de </text:span><text:span text:style-name="Source_20_Text"><text:span text:style-name="T8">student</text:span></text:span><text:span text:style-name="T8">. Eu posso adicionar uma </text:span><text:span text:style-name="Emphasis"><text:span text:style-name="T8">annotation</text:span></text:span><text:span text:style-name="T8">, um </text:span><text:span text:style-name="Emphasis"><text:span text:style-name="T8">DocBlock</text:span></text:span><text:span text:style-name="T8">, um comentário que fala para o PHPStorm que isso é um </text:span><text:span text:style-name="Emphasis"><text:span text:style-name="T8">array</text:span></text:span><text:span text:style-name="T8"> de </text:span><text:span text:style-name="Source_20_Text"><text:span text:style-name="T8">student</text:span></text:span><text:span text:style-name="T8">, </text:span><text:span text:style-name="Source_20_Text"><text:span text:style-name="T8">/** @var $student[] $studentList */</text:span></text:span><text:span text:style-name="T8">. Com isso, não afeta em nada a execução do código, isso não é lido pelo Doctrine. Isso é completamente dispensável, isso é só uma dica para o PHPStorm poder me ajudar.</text:span></text:p>
      <text:p text:style-name="Text_20_body"><text:span text:style-name="T8">[05:09] Agora, se eu tento acessar, por exemplo, alguma coisa de </text:span><text:span text:style-name="Source_20_Text"><text:span text:style-name="T8">student</text:span></text:span><text:span text:style-name="T8">, o PHPStorm sabe quais são os campos disponíveis. Se eu tentar, inclusive, por exemplo, alterar o </text:span><text:span text:style-name="Emphasis"><text:span text:style-name="T8">name</text:span></text:span><text:span text:style-name="T8">, ele já me avisa sem eu precisar rodar o código que isso não vai funcionar porque ele é </text:span><text:span text:style-name="Emphasis"><text:span text:style-name="T8">readonly</text:span></text:span><text:span text:style-name="T8">. Continuando. Eu tenho a minha lista de alunos. Imagina que eu queira buscar somente esse "Aluno teste", é um aluno com id 2. Eu posso fazer isso de algumas formas.</text:span></text:p>
      <text:p text:style-name="Text_20_body"><text:span text:style-name="T8">[05:35] A primeira é: desse nosso repositório, eu posso utilizar um método chamado </text:span><text:span text:style-name="Source_20_Text"><text:span text:style-name="T8">find</text:span></text:span><text:span text:style-name="T8">. Esse método </text:span><text:span text:style-name="Source_20_Text"><text:span text:style-name="T8">find</text:span></text:span><text:span text:style-name="T8"> espera obrigatoriamente um parâmetro só, o ID. No caso o id vai ser 2. Esse método </text:span><text:span text:style-name="Source_20_Text"><text:span text:style-name="T8">find</text:span></text:span><text:span text:style-name="T8"> vai retornar um único objeto e não um </text:span><text:span text:style-name="Emphasis"><text:span text:style-name="T8">array</text:span></text:span><text:span text:style-name="T8">. Ele vai retornar o nosso "Aluno teste", vai retornar um único </text:span><text:span text:style-name="Source_20_Text"><text:span text:style-name="T8">student</text:span></text:span><text:span text:style-name="T8">. Se eu fizer um </text:span><text:span text:style-name="Source_20_Text"><text:span text:style-name="T8">var_dump($student)</text:span></text:span><text:span text:style-name="T8">, ele vai ser um objeto do tipo </text:span><text:span text:style-name="Source_20_Text"><text:span text:style-name="T8">student</text:span></text:span><text:span text:style-name="T8"> que vai ter os dados daquele "Aluno teste".</text:span></text:p>
      <text:p text:style-name="Text_20_body"><text:span text:style-name="T8">[06:10] Se eu executar isso, temos o nosso </text:span><text:span text:style-name="Source_20_Text"><text:span text:style-name="T8">student</text:span></text:span><text:span text:style-name="T8">, ou seja, uma instância daquela nossa classe onde o </text:span><text:soft-page-break/><text:span text:style-name="T8">id é igual a 2 e o </text:span><text:span text:style-name="Emphasis"><text:span text:style-name="T8">name</text:span></text:span><text:span text:style-name="T8"> é "Aluno teste". Eu posso muito bem exibir esse </text:span><text:span text:style-name="Source_20_Text"><text:span text:style-name="T8">echo student-&gt;name</text:span></text:span><text:span text:style-name="T8">. De novo, repara que o PHPStorm não nos ajuda, eu posso dizer para ele: isso é um aluno, </text:span><text:span text:style-name="Source_20_Text"><text:span text:style-name="T8">/**@var $student</text:span></text:span><text:span text:style-name="T8">, e com isso ele já vai passar a ajudar, quando eu tentar acessar algo ele mostra o que é possível. Quando eu rodo mais uma vez, tem lá o "Aluno teste" sendo exibido.</text:span></text:p>
      <text:p text:style-name="Text_20_body"><text:span text:style-name="T8">[06:42] Agora, quais outras formas temos de buscar? Imagina que eu queira buscar todos os alunos que possuem "teste" no nome. Ao invés de buscar pelo id ou buscar todos, eu posso buscar </text:span><text:span text:style-name="Source_20_Text"><text:span text:style-name="T8">By</text:span></text:span><text:span text:style-name="T8"> algum critério, por algum critério. Esse critério é um </text:span><text:span text:style-name="Emphasis"><text:span text:style-name="T8">array</text:span></text:span><text:span text:style-name="T8">, é um </text:span><text:span text:style-name="Emphasis"><text:span text:style-name="T8">array</text:span></text:span><text:span text:style-name="T8"> associativo, um </text:span><text:span text:style-name="Emphasis"><text:span text:style-name="T8">array</text:span></text:span><text:span text:style-name="T8"> onde eu passo uma chave e um valor, onde a chave é o campo que estou buscando. Vamos lá acessar nossa classe.</text:span></text:p>
      <text:p text:style-name="Text_20_body"><text:span text:style-name="T8">[07:10] Eu tenho o nosso atributo </text:span><text:span text:style-name="Source_20_Text"><text:span text:style-name="T8">name</text:span></text:span><text:span text:style-name="T8"> e o atributo </text:span><text:span text:style-name="Source_20_Text"><text:span text:style-name="T8">id</text:span></text:span><text:span text:style-name="T8">. Eu posso buscar, por exemplo, onde </text:span><text:span text:style-name="Source_20_Text"><text:span text:style-name="T8">name</text:span></text:span><text:span text:style-name="T8"> é igual a "Aluno teste", </text:span><text:span text:style-name="Source_20_Text"><text:span text:style-name="T8">'name' =&gt; 'Aluno teste'</text:span></text:span><text:span text:style-name="T8">. Deixa eu abrir o meu terminal. Com isso, o que ele vai fazer? Ele vai nos retornar não mais um único </text:span><text:span text:style-name="Source_20_Text"><text:span text:style-name="T8">student</text:span></text:span><text:span text:style-name="T8">, ele vai retornar uma lista de alunos de novo. Deixa eu apagar a linha comentada e deixa eu chamar o </text:span><text:span text:style-name="Source_20_Text"><text:span text:style-name="T8">$studentRepository</text:span></text:span><text:span text:style-name="T8"> de </text:span><text:span text:style-name="Source_20_Text"><text:span text:style-name="T8">result</text:span></text:span><text:span text:style-name="T8"> só para observarmos o conteúdo de </text:span><text:span text:style-name="Source_20_Text"><text:span text:style-name="T8">result</text:span></text:span><text:span text:style-name="T8">. Deixa eu fazer um </text:span><text:span text:style-name="Source_20_Text"><text:span text:style-name="T8">var_dump($result)</text:span></text:span><text:span text:style-name="T8">, quando eu executo, temos um </text:span><text:span text:style-name="Emphasis"><text:span text:style-name="T8">array</text:span></text:span><text:span text:style-name="T8">, onde a primeira posição é aquele </text:span><text:span text:style-name="Source_20_Text"><text:span text:style-name="T8">student</text:span></text:span><text:span text:style-name="T8">, porque estamos buscando vários.</text:span></text:p>
      <text:p text:style-name="Text_20_body"><text:span text:style-name="T8">[07:53] Mas se eu tenho um </text:span><text:span text:style-name="Emphasis"><text:span text:style-name="T8">query</text:span></text:span><text:span text:style-name="T8">, se eu tenho um filtro, um critério, como é o caso, e eu quero buscar somente o primeiro, só quero buscar um, eu não preciso fazer isso e acessar o índice 0, eu posso utilizar o </text:span><text:span text:style-name="Source_20_Text"><text:span text:style-name="T8">findOneBy</text:span></text:span><text:span text:style-name="T8">. O </text:span><text:span text:style-name="Source_20_Text"><text:span text:style-name="T8">findOneBy</text:span></text:span><text:span text:style-name="T8"> é como se tivéssemos o SQL, temos um </text:span><text:span text:style-name="Source_20_Text"><text:span text:style-name="T8">where</text:span></text:span><text:span text:style-name="T8"> com isso, com essa informação e temos um </text:span><text:span text:style-name="Emphasis"><text:span text:style-name="T8">limit</text:span></text:span><text:span text:style-name="T8"> 1, ele vai buscar somente o primeiro. Quando executo isso, não é mais um </text:span><text:span text:style-name="Emphasis"><text:span text:style-name="T8">array</text:span></text:span><text:span text:style-name="T8"> é um objeto diretamente.</text:span></text:p>
      <text:p text:style-name="Text_20_body"><text:span text:style-name="T8">[08:21] Com isso, já temos o </text:span><text:span text:style-name="Source_20_Text"><text:span text:style-name="T8">find</text:span></text:span><text:span text:style-name="T8">, o </text:span><text:span text:style-name="Source_20_Text"><text:span text:style-name="T8">findAll</text:span></text:span><text:span text:style-name="T8">, o </text:span><text:span text:style-name="Source_20_Text"><text:span text:style-name="T8">findBy</text:span></text:span><text:span text:style-name="T8"> e o </text:span><text:span text:style-name="Source_20_Text"><text:span text:style-name="T8">findOneBy</text:span></text:span><text:span text:style-name="T8">. Esses são os métodos que, por padrão, os repositórios fornecem para nós. Em </text:span><text:span text:style-name="Source_20_Text"><text:span text:style-name="T8">student Repository</text:span></text:span><text:span text:style-name="T8">, repara que são esses os métodos que eu tenho. Tenho </text:span><text:span text:style-name="Source_20_Text"><text:span text:style-name="T8">findBy</text:span></text:span><text:span text:style-name="T8">, o </text:span><text:span text:style-name="Source_20_Text"><text:span text:style-name="T8">find</text:span></text:span><text:span text:style-name="T8">, o </text:span><text:span text:style-name="Source_20_Text"><text:span text:style-name="T8">findAll</text:span></text:span><text:span text:style-name="T8"> e eu tenho também algumas formas de, por exemplo, contar. Ao invés de recuperar os alunos, ver quantos alunos existem. Eu posso criar um </text:span><text:span text:style-name="Source_20_Text"><text:span text:style-name="T8">QueryBuilder</text:span></text:span><text:span text:style-name="T8">, um criador de </text:span><text:span text:style-name="Emphasis"><text:span text:style-name="T8">queries</text:span></text:span><text:span text:style-name="T8">, isso podemos ver talvez no futuro.</text:span></text:p>
      <text:p text:style-name="Text_20_body"><text:span text:style-name="T8">[08:54] As formas de buscarmos os métodos </text:span><text:span text:style-name="Source_20_Text"><text:span text:style-name="T8">find</text:span></text:span><text:span text:style-name="T8"> são esses quatro, o </text:span><text:span text:style-name="Source_20_Text"><text:span text:style-name="T8">find</text:span></text:span><text:span text:style-name="T8">, </text:span><text:span text:style-name="Source_20_Text"><text:span text:style-name="T8">findBy</text:span></text:span><text:span text:style-name="T8">, </text:span><text:span text:style-name="Source_20_Text"><text:span text:style-name="T8">findAll</text:span></text:span><text:span text:style-name="T8"> e </text:span><text:span text:style-name="Source_20_Text"><text:span text:style-name="T8">findOneBy</text:span></text:span><text:span text:style-name="T8">. Só para visualizarmos o último método, eu posso pegar do nosso </text:span><text:span text:style-name="Source_20_Text"><text:span text:style-name="T8">studentRepository</text:span></text:span><text:span text:style-name="T8"> o </text:span><text:span text:style-name="Source_20_Text"><text:span text:style-name="T8">count</text:span></text:span><text:span text:style-name="T8">, posso contar quantos </text:span><text:span text:style-name="Emphasis"><text:span text:style-name="T8">students</text:span></text:span><text:span text:style-name="T8"> tem lá, </text:span><text:span text:style-name="Source_20_Text"><text:span text:style-name="T8">eco $studentRepository-&gt;count()</text:span></text:span><text:span text:style-name="T8">. Repara que tem um parâmetro que é obrigatório, eu posso passar um </text:span><text:span text:style-name="Emphasis"><text:span text:style-name="T8">array</text:span></text:span><text:span text:style-name="T8"> vazio, por isso não tenho nenhum critério para buscar.</text:span></text:p>
      <text:p text:style-name="Text_20_body"><text:span text:style-name="T8">[09:16] Quando executo esse código, tenho o resultado de cinco, ou seja, eu tenho cinco alunos inseridos. Se eu tiro esse parâmetro, o que acontece? Vamos cometer um erro. Esse parâmetro é obrigatório, mesmo que seja um </text:span><text:span text:style-name="Emphasis"><text:span text:style-name="T8">array</text:span></text:span><text:span text:style-name="T8"> vazio. Qual a diferença de fazer </text:span><text:span text:style-name="Source_20_Text"><text:span text:style-name="T8">studentrepository-&gt;count()</text:span></text:span><text:span text:style-name="T8"> e fazer um </text:span><text:span text:style-name="Source_20_Text"><text:span text:style-name="T8">findAll</text:span></text:span><text:span text:style-name="T8"> e </text:span><text:soft-page-break/><text:span text:style-name="T8">depois executar um </text:span><text:span text:style-name="Source_20_Text"><text:span text:style-name="T8">count</text:span></text:span><text:span text:style-name="T8"> no resultado, </text:span><text:span text:style-name="Source_20_Text"><text:span text:style-name="T8">echo count($studentList)</text:span></text:span><text:span text:style-name="T8">? Pausa esse vídeo, pensa na resposta.</text:span></text:p>
      <text:p text:style-name="Text_20_body"><text:span text:style-name="T8">[09:42] Agora a resposta é: quando eu faço ese </text:span><text:span text:style-name="Source_20_Text"><text:span text:style-name="T8">findAll</text:span></text:span><text:span text:style-name="T8"> e depois executo o </text:span><text:span text:style-name="Source_20_Text"><text:span text:style-name="T8">count</text:span></text:span><text:span text:style-name="T8">, o que está acontecendo é um </text:span><text:span text:style-name="Source_20_Text"><text:span text:style-name="T8">select * from student</text:span></text:span><text:span text:style-name="T8">, ele está buscando todos os dados, montando os objetos e depois eu faço um </text:span><text:span text:style-name="Source_20_Text"><text:span text:style-name="T8">count</text:span></text:span><text:span text:style-name="T8"> nesse </text:span><text:span text:style-name="Emphasis"><text:span text:style-name="T8">array</text:span></text:span><text:span text:style-name="T8"> de objetos. Agora, quando eu executo direto um </text:span><text:span text:style-name="Source_20_Text"><text:span text:style-name="T8">count</text:span></text:span><text:span text:style-name="T8">, ele já está executando no banco de dados, </text:span><text:span text:style-name="Source_20_Text"><text:span text:style-name="T8">select count</text:span></text:span><text:span text:style-name="T8">, ou seja, isso é muito mais leve, executar um </text:span><text:span text:style-name="Source_20_Text"><text:span text:style-name="T8">count</text:span></text:span><text:span text:style-name="T8"> é muito mais leve do que um </text:span><text:span text:style-name="Source_20_Text"><text:span text:style-name="T8">findAll</text:span></text:span><text:span text:style-name="T8">. Depende da sua necessidade.</text:span></text:p>
      <text:p text:style-name="Text_20_body"><text:span text:style-name="T8">[10:09] Eu vou deixar só para termos como referência o nosso </text:span><text:span text:style-name="Source_20_Text"><text:span text:style-name="T8">count</text:span></text:span><text:span text:style-name="T8"> sendo exibido sem nada e com o </text:span><text:span text:style-name="Source_20_Text"><text:span text:style-name="T8">PHP_EOL</text:span></text:span><text:span text:style-name="T8">. EOL é uma quebra de linha. Mais uma vez, para garantir que nada está com problema. Com isso, já conseguimos buscar alunos fazendo filtros, ou seja, passando critérios, etc. Já temos a forma de criar um aluno com o </text:span><text:span text:style-name="Source_20_Text"><text:span text:style-name="T8">insert-student</text:span></text:span><text:span text:style-name="T8"> e já temos a forma de ler alunos do banco de dados, de buscar alunos.</text:span></text:p>
      <text:p text:style-name="Text_20_body"><text:span text:style-name="T8">[10:38] Já temos o "C" e o "R", </text:span><text:span text:style-name="Emphasis"><text:span text:style-name="T8">create</text:span></text:span><text:span text:style-name="T8"> e o </text:span><text:span text:style-name="Emphasis"><text:span text:style-name="T8">ready</text:span></text:span><text:span text:style-name="T8">. Para completarmos um CRUD como chamamos falta o </text:span><text:span text:style-name="Emphasis"><text:span text:style-name="T8">update</text:span></text:span><text:span text:style-name="T8">, para atualizar um aluno, e o </text:span><text:span text:style-name="Emphasis"><text:span text:style-name="T8">delete</text:span></text:span><text:span text:style-name="T8">, remover um aluno. No próximo vídeo, vamos ver como poderíamos atualizar os dados de um aluno. </text:span></text:p>
      <text:p text:style-name="P12">[10:53] Só um detalhe. Pelo nosso domínio, pelo nosso código orientado a objetos, nas nossas regras de negócio, um aluno não pode ser alterado. Vamos precisar mudar nossa regra de negócio só para aprender essa parte de Doctrine, mas depois desfazemos e voltamos para esse modelo padrão. Eu já falei bastante, vamos aprender a atualizar uma entidade utilizando o Doctrine no próximo vídeo.</text:p>
      <text:p text:style-name="P4">-------------------------------------------------------------------------------------------------------------------------------------------------</text:p>
      <text:p text:style-name="P13">Além de realizar filtros, o método <text:span text:style-name="Source_20_Text"><text:span text:style-name="T5">findBy</text:span></text:span> também nos permite informar o critério de ordenação da query a ser executada (para quem conhece SQL, o bom e velho <text:span text:style-name="Source_20_Text"><text:span text:style-name="T5">ORDER BY</text:span></text:span>), o limite de resultados a trazer (<text:span text:style-name="Source_20_Text"><text:span text:style-name="T5">LIMIT</text:span></text:span> ou <text:span text:style-name="Source_20_Text"><text:span text:style-name="T5">TOP</text:span></text:span>) e a partir de qual item trazer os resultados (<text:span text:style-name="Source_20_Text"><text:span text:style-name="T5">OFFSET</text:span></text:span>).</text:p>
      <text:p text:style-name="P8">A assinatura deste método é:</text:p>
      <text:p text:style-name="Preformatted_20_Text"><text:span text:style-name="Source_20_Text"><text:span text:style-name="T6">public function findBy(</text:span></text:span></text:p>
      <text:p text:style-name="Preformatted_20_Text"><text:span text:style-name="Source_20_Text"><text:span text:style-name="T6"><text:s text:c="4"/>array $criteria,</text:span></text:span></text:p>
      <text:p text:style-name="Preformatted_20_Text"><text:span text:style-name="Source_20_Text"><text:span text:style-name="T6"><text:s text:c="4"/>?array $orderBy = null,</text:span></text:span></text:p>
      <text:p text:style-name="Preformatted_20_Text"><text:span text:style-name="Source_20_Text"><text:span text:style-name="T6"><text:s text:c="4"/>?int $limit = null,</text:span></text:span></text:p>
      <text:p text:style-name="Preformatted_20_Text"><text:span text:style-name="Source_20_Text"><text:span text:style-name="T6"><text:s text:c="4"/>?int $offset = null</text:span></text:span></text:p>
      <text:p text:style-name="P7"><text:span text:style-name="Source_20_Text"><text:span text:style-name="T6">)</text:span></text:span></text:p>
      <text:p text:style-name="Text_20_body"><text:span text:style-name="T6">Para buscar apenas 2 entidades, ordenadas pelo campo </text:span><text:span text:style-name="Source_20_Text"><text:span text:style-name="T6">nome</text:span></text:span><text:span text:style-name="T6"> de forma crescente, começando a partir do 3 resultado, poderíamos fazer:</text:span></text:p>
      <text:p text:style-name="P7"><text:soft-page-break/><text:span text:style-name="Source_20_Text"><text:span text:style-name="T6">$alunoRepository-&gt;findBy([], ['nome' =&gt; 'ASC'], 2, 3);</text:span></text:span></text:p>
      <text:p text:style-name="P8">Explicando os parâmetros:</text:p>
      <text:list xml:id="list1012685861" text:style-name="L3">
        <text:list-item>
          <text:p text:style-name="P32"><text:span text:style-name="Source_20_Text"><text:span text:style-name="T6">$criteria</text:span></text:span><text:span text:style-name="T6">: critério de busca. Array vazio significa sem critério, ou seja, sem filtro, buscando todos os registros;</text:span></text:p>
        </text:list-item>
        <text:list-item>
          <text:p text:style-name="P32"><text:span text:style-name="Source_20_Text"><text:span text:style-name="T6">$orderBy</text:span></text:span><text:span text:style-name="T6">: critério de ordenação. Um array onde as chaves são os campos, e os valores são </text:span><text:span text:style-name="Source_20_Text"><text:span text:style-name="T6">'ASC'</text:span></text:span><text:span text:style-name="T6"> para ordem crescente e </text:span><text:span text:style-name="Source_20_Text"><text:span text:style-name="T6">'DESC'</text:span></text:span><text:span text:style-name="T6"> para decrescente;</text:span></text:p>
        </text:list-item>
        <text:list-item>
          <text:p text:style-name="P32"><text:span text:style-name="Source_20_Text"><text:span text:style-name="T6">$limit</text:span></text:span><text:span text:style-name="T6">: número de resultados para trazer do banco;</text:span></text:p>
        </text:list-item>
        <text:list-item>
          <text:p text:style-name="P22"><text:span text:style-name="Source_20_Text"><text:span text:style-name="T6">$offset</text:span></text:span><text:span text:style-name="T6">: a partir de qual dado buscar do banco. Muito utilizado para realizar paginação de dados.</text:span></text:p>
        </text:list-item>
      </text:list>
      <text:p text:style-name="P4">-------------------------------------------------------------------------------------------------------------------------------------------------</text:p>
      <text:p text:style-name="P4"/>
      <text:p text:style-name="P13">[00:00] Bem-vindos de volta. Vamos atualizar o nome de um aluno, vamos mudar o nome de um aluno. Isso pelo nosso código isso não é possível, o nome é recebido por parâmetro no construtor e ele é <text:span text:style-name="Emphasis">readonly</text:span>, ou seja, só podemos ler esse nome, não podemos alterar. Vamos modificar isso, vamos tornar isso público, vamos tirar o <text:span text:style-name="Emphasis">readonly</text:span>, agora eu posso modificar o nome como eu quiser.</text:p>
      <text:p text:style-name="Text_20_body"><text:span text:style-name="T6">[00:25] Em um cenário real, se isso realmente fosse necessário, se eu precisasse mudar o nome, talvez fosse interessante tornarmos isso privado e criar um método chamado </text:span><text:span text:style-name="Emphasis"><text:span text:style-name="T6">changeName</text:span></text:span><text:span text:style-name="T6">, </text:span><text:span text:style-name="Emphasis"><text:span text:style-name="T6">setName</text:span></text:span><text:span text:style-name="T6"> ou alguma coisa do tipo. Já falamos bastante sobre orientação de objetos em treinamentos anteriores, por isso vou deixar isso público mesmo, </text:span><text:span text:style-name="Source_20_Text"><text:span text:style-name="T6">public string $name</text:span></text:span><text:span text:style-name="T6">.</text:span></text:p>
      <text:p text:style-name="Text_20_body"><text:span text:style-name="T6">[00:47] Tendo esse atributo público eu vou criar um comando chamado “rename-student”, que ele simplesmente renomeia esse aluno. Eu vou copiar todo o código em </text:span><text:span text:style-name="Source_20_Text"><text:span text:style-name="T6">listen-students.php</text:span></text:span><text:span text:style-name="T6"> e vou colar </text:span><text:span text:style-name="Source_20_Text"><text:span text:style-name="T6">rename-studente.php</text:span></text:span><text:span text:style-name="T6">. Eu não preciso desse </text:span><text:span text:style-name="Emphasis"><text:span text:style-name="T6">findAll</text:span></text:span><text:span text:style-name="T6">, eu preciso somente do </text:span><text:span text:style-name="Emphasis"><text:span text:style-name="T6">studentRepository</text:span></text:span><text:span text:style-name="T6"> um aluno, eu vou buscar pelo ID, </text:span><text:span text:style-name="Source_20_Text"><text:span text:style-name="T6">$studentRepository-&gt;find();</text:span></text:span><text:span text:style-name="T6">.</text:span></text:p>
      <text:p text:style-name="Text_20_body"><text:span text:style-name="T6">[01:10] Para usar esse comando eu vou fazer: </text:span><text:span text:style-name="Source_20_Text"><text:span text:style-name="T6">bin/rename-studente.php</text:span></text:span><text:span text:style-name="T6"> passando o ID do aluno que eu quero renomear, por exemplo, aluno com ID 2 e o novo nome dele, é isso que eu quero fazer. Eu vou buscar o aluno que tenha o ID que eu passei como primeiro parâmetro </text:span><text:span text:style-name="Source_20_Text"><text:span text:style-name="T6">$student= $studentRepository-&gt;find($argv[ ]);</text:span></text:span><text:span text:style-name="T6">.</text:span></text:p>
      <text:p text:style-name="Text_20_body"><text:span text:style-name="T6">[01:29] E agora desse </text:span><text:span text:style-name="Emphasis"><text:span text:style-name="T6">student</text:span></text:span><text:span text:style-name="T6"> eu vou alterar o </text:span><text:span text:style-name="Emphasis"><text:span text:style-name="T6">name</text:span></text:span><text:span text:style-name="T6"> para o que eu passar como segundo parâmetro, </text:span><text:span text:style-name="Source_20_Text"><text:span text:style-name="T6">$student-&gt;name = $argv[2];</text:span></text:span><text:span text:style-name="T6">. E agora eu posso utilizar o </text:span><text:span text:style-name="Emphasis"><text:span text:style-name="T6">Entity Manager</text:span></text:span><text:span text:style-name="T6"> para fazer o </text:span><text:span text:style-name="Emphasis"><text:span text:style-name="T6">persist</text:span></text:span><text:span text:style-name="T6"> desse </text:span><text:span text:style-name="Emphasis"><text:span text:style-name="T6">student</text:span></text:span><text:span text:style-name="T6">, </text:span><text:span text:style-name="Source_20_Text"><text:span text:style-name="T6">$entityManager-&gt;persist($student);</text:span></text:span><text:span text:style-name="T6"> e depois fazer o </text:span><text:span text:style-name="Emphasis"><text:span text:style-name="T6">flush</text:span></text:span><text:span text:style-name="T6">, </text:span><text:span text:style-name="Source_20_Text"><text:span text:style-name="T6">$entityManager-&gt;flush();</text:span></text:span><text:span text:style-name="T6">.</text:span></text:p>
      <text:p text:style-name="Text_20_body"><text:span text:style-name="T6">[01:46] Vamos ver se está tudo certo com o nosso código. Eu estou criando o </text:span><text:span text:style-name="Emphasis"><text:span text:style-name="T6">Entity Manager</text:span></text:span><text:span text:style-name="T6"> e estou buscando repositório de aluno e estou buscando o aluno utilizando o ID que eu passei por parâmetro. E </text:span><text:soft-page-break/><text:span text:style-name="T6">desse aluno eu estou alterando o nome diretamente, modificando o nome dele. Após modificar, ou seja, tenho tudo pronto, eu vou armazenar isso no banco de dados e fazer aquele </text:span><text:span text:style-name="Emphasis"><text:span text:style-name="T6">flush</text:span></text:span><text:span text:style-name="T6"> para salvar tudo.</text:span></text:p>
      <text:p text:style-name="Text_20_body"><text:span text:style-name="T6">[02:09] Só que tem um detalhe, esse </text:span><text:span text:style-name="Emphasis"><text:span text:style-name="T6">persist</text:span></text:span><text:span text:style-name="T6"> pega um objeto nosso, uma entidade nossa e diz para o Doctrine: "passa a observar essa entidade, se tiver alguma alteração nela manda para o banco de dados". Só que quando eu faço o </text:span><text:span text:style-name="Emphasis"><text:span text:style-name="T6">find</text:span></text:span><text:span text:style-name="T6"> essa entidade já vem para nós sendo observada, esse </text:span><text:span text:style-name="Emphasis"><text:span text:style-name="T6">persist</text:span></text:span><text:span text:style-name="T6"> não é necessário. </text:span></text:p>
      <text:p text:style-name="Text_20_body"><text:span text:style-name="T6">[02:33] O Doctrine trabalha com alguns estados da nossa entidade, ele está observando ela ou não está, ela está desconectada do nosso </text:span><text:span text:style-name="Emphasis"><text:span text:style-name="T6">Entity Manager</text:span></text:span><text:span text:style-name="T6">. Nesse caso, como eu busquei utilizando o próprio Doctrine, ela já está sendo observada pelo Doctrine.</text:span></text:p>
      <text:p text:style-name="Text_20_body"><text:span text:style-name="T6">[02:50] Eu busquei uma entidade usando o Doctrine, ela está sendo observada. Eu fiz alguma alteração nela, quando eu chamo o </text:span><text:span text:style-name="Emphasis"><text:span text:style-name="T6">flush</text:span></text:span><text:span text:style-name="T6"> o Doctrine vai pegar todas as entidades que ele está observando, no caso é somente essa, e ver se aconteceu alteração, se o estado dela difere do estado que existia quando ele começou a observar. E tem sim uma alteração no nome, ele vai mandar esse </text:span><text:span text:style-name="Emphasis"><text:span text:style-name="T6">update</text:span></text:span><text:span text:style-name="T6"> para o banco de dados. </text:span></text:p>
      <text:p text:style-name="Text_20_body"><text:span text:style-name="T6">[03:15] Vamos ver se isso realmente vai funcionar. Deixa eu fazer aquele </text:span><text:span text:style-name="Emphasis"><text:span text:style-name="T6">list-students</text:span></text:span><text:span text:style-name="T6">, eu vou alterar esse aluno 2: </text:span><text:span text:style-name="Source_20_Text"><text:span text:style-name="T6">bin/rename-student.php 2 "John Doe"</text:span></text:span><text:span text:style-name="T6">, vou alterar o nome dele. Quando eu executo nenhum erro aparentemente, quando eu faço a lista de alunos está lá o nome atualizado. Perfeito, conseguimos modificar.</text:span></text:p>
      <text:p text:style-name="Text_20_body"><text:span text:style-name="T6">[03:38] Com isso, entendemos um pouco melhor o estado das entidades e como o Doctrine as gerência. E agora eu só quero trazer outro detalhe, estamos fazendo um </text:span><text:span text:style-name="Emphasis"><text:span text:style-name="T6">find</text:span></text:span><text:span text:style-name="T6">, ou seja, estamos buscando uma única entidade. Para esse cenário onde só queremos gerenciar, só queremos buscar uma entidade, não precisamos do repositório. Eu posso utilizar o próprio </text:span><text:span text:style-name="Emphasis"><text:span text:style-name="T6">Entity Manager</text:span></text:span><text:span text:style-name="T6"> para fazer esse </text:span><text:span text:style-name="Emphasis"><text:span text:style-name="T6">find</text:span></text:span><text:span text:style-name="T6">, só que aí eu preciso informar para ele qual entidade eu vou buscar que vai ser o nosso </text:span><text:span text:style-name="Emphasis"><text:span text:style-name="T6">student</text:span></text:span><text:span text:style-name="T6">, </text:span><text:span text:style-name="Source_20_Text"><text:span text:style-name="T6">$student = $entityManager-&gt;find(className:Student::class, $argv[1]);</text:span></text:span><text:span text:style-name="T6">.</text:span></text:p>
      <text:p text:style-name="Text_20_body"><text:span text:style-name="T6">[04:11] Se eu quero buscar uma única entidade o nosso </text:span><text:span text:style-name="Emphasis"><text:span text:style-name="T6">Entity Manager</text:span></text:span><text:span text:style-name="T6"> consegue fazer isso diretamente sem precisarmos pegar um repositório. Agora se eu precisar fazer um </text:span><text:span text:style-name="Emphasis"><text:span text:style-name="T6">findAll</text:span></text:span><text:span text:style-name="T6">, </text:span><text:span text:style-name="Emphasis"><text:span text:style-name="T6">findBy</text:span></text:span><text:span text:style-name="T6"> aí eu preciso de um repositório, o </text:span><text:span text:style-name="Emphasis"><text:span text:style-name="T6">Entity Manager</text:span></text:span><text:span text:style-name="T6"> só tem esse método de busca. A mesma coisa para o </text:span><text:span text:style-name="Emphasis"><text:span text:style-name="T6">count</text:span></text:span><text:span text:style-name="T6"> e todos aqueles outros, criar uma </text:span><text:span text:style-name="Emphasis"><text:span text:style-name="T6">query</text:span></text:span><text:span text:style-name="T6">, etc. </text:span></text:p>
      <text:p text:style-name="Text_20_body"><text:span text:style-name="T6">[04:30] Enfim, dessa forma que devemos continuar tendo o código funcionando, vou chamá-lo de </text:span><text:span text:style-name="Source_20_Text"><text:span text:style-name="T6">João Maria</text:span></text:span><text:span text:style-name="T6">, agora o nosso 2 teve o seu nome atualizado novamente. Vou atualizar para </text:span><text:span text:style-name="Source_20_Text"><text:span text:style-name="T6">José Maria</text:span></text:span><text:span text:style-name="T6"> porque nós temos o José Maria e Maria José e temos os nomes atualizados. </text:span></text:p>
      <text:p text:style-name="Text_20_body"><text:soft-page-break/><text:span text:style-name="T6">[04:55] Já aprendemos algumas coisas nesse vídeo. Primeiro, quando fazemos o </text:span><text:span text:style-name="Emphasis"><text:span text:style-name="T6">find</text:span></text:span><text:span text:style-name="T6"> essa entidade já está sendo observada pelo Doctrine, quando alguma alteração acontecer o </text:span><text:span text:style-name="Emphasis"><text:span text:style-name="T6">flush</text:span></text:span><text:span text:style-name="T6"> vai enviar um </text:span><text:span text:style-name="Emphasis"><text:span text:style-name="T6">update</text:span></text:span><text:span text:style-name="T6"> para essa alteração ser refletida lá no banco de dados. Além disso, aprendemos também que o </text:span><text:span text:style-name="Emphasis"><text:span text:style-name="T6">Entity Manager</text:span></text:span><text:span text:style-name="T6"> pode ser usado diretamente sem um repositório para buscarmos uma única entidade, isso é possível através do método </text:span><text:span text:style-name="Emphasis"><text:span text:style-name="T6">find</text:span></text:span><text:span text:style-name="T6"> e precisamos informar qual é a entidade que vamos buscar e qual o ID.</text:span></text:p>
      <text:p text:style-name="Text_20_body"><text:span text:style-name="T6">[05:25] Dessa forma conseguimos atualizar, renomear o nosso aluno. Eu vou agora colocar de novo esse </text:span><text:span text:style-name="Emphasis"><text:span text:style-name="T6">readonly</text:span></text:span><text:span text:style-name="T6">, ou seja, esse nosso código para de funcionar a partir de agora. Se eu tentar executar esse </text:span><text:span text:style-name="Emphasis"><text:span text:style-name="T6">rename</text:span></text:span><text:span text:style-name="T6"> de novo ele não vai rodar e é isso que eu quero, eu não quero permitir renomear meus alunos porque no meu sistema modificar o nome não é permitido.</text:span></text:p>
      <text:p text:style-name="P8">[05:48] Eu vou deixar esse arquivo, eu não vou removê-lo só para lembrarmos como fizemos a atualização. "Vinicius, quer dizer que alterar nome em um sistema é algo errado?" Claro que não, alterar nome pode ser uma funcionalidade permitida, mas nesse sistema que estamos desenvolvendo por simplicidade eu não vou permitir essa alteração. </text:p>
      <text:p text:style-name="Text_20_body"><text:span text:style-name="T6">[06:07] Enfim, não quero entrar em detalhes de regras de negócios por esse sistema ser fictício. Para completarmos o nosso CRUD falta uma operação, nós já temos o </text:span><text:span text:style-name="Emphasis"><text:span text:style-name="T6">create</text:span></text:span><text:span text:style-name="T6">, já temos o </text:span><text:span text:style-name="Emphasis"><text:span text:style-name="T6">read</text:span></text:span><text:span text:style-name="T6">, já temos o </text:span><text:span text:style-name="Emphasis"><text:span text:style-name="T6">update</text:span></text:span><text:span text:style-name="T6"> e falta o </text:span><text:span text:style-name="Emphasis"><text:span text:style-name="T6">delete</text:span></text:span><text:span text:style-name="T6">. Vamos ver como podemos remover uma entidade utilizando Doctrine no próximo vídeo.</text:span></text:p>
      <text:p text:style-name="P8"/>
      <text:p text:style-name="P13">[00:00] Bem-vindos de volta. Para completarmos o nosso CRUD falta a última operação que é de remover um aluno. Vamos criar um comando, um novo arquivo que vai ser “delete-student”, e eu quero remover o aluno utilizando o ID que eu vou passar pela linha de comando. </text:p>
      <text:p text:style-name="Text_20_body"><text:span text:style-name="T6">[00:18] Vou copiar da linha 3 até a 8 do arquivo </text:span><text:span text:style-name="Source_20_Text"><text:span text:style-name="T6">ìnsert-student.php</text:span></text:span><text:span text:style-name="T6"> e colar em </text:span><text:span text:style-name="Source_20_Text"><text:span text:style-name="T6">delete-student</text:span></text:span><text:span text:style-name="T6">, isso que é aquela inicialização, ele importa as classes, o </text:span><text:span text:style-name="Emphasis"><text:span text:style-name="T6">autoload</text:span></text:span><text:span text:style-name="T6"> e cria o nosso </text:span><text:span text:style-name="Emphasis"><text:span text:style-name="T6">Entity Manager</text:span></text:span><text:span text:style-name="T6">. E utilizando o ID que eu vou passar pela linha de comando eu quero primeiro buscar esse aluno, vou buscar um aluno com esse ID, </text:span><text:span text:style-name="Source_20_Text"><text:span text:style-name="T6">$student = $entityManager-&gt;find( className: Student::class)$argv[1]);</text:span></text:span><text:span text:style-name="T6">, eu tenho o meu aluno em mãos. </text:span></text:p>
      <text:p text:style-name="Text_20_body"><text:span text:style-name="T6">[00:44] Se eu tenho a entidade eu posso pedir o meu </text:span><text:span text:style-name="Emphasis"><text:span text:style-name="T6">Entity Manager</text:span></text:span><text:span text:style-name="T6"> para remover esse aluno, eu posso vir em </text:span><text:span text:style-name="Emphasis"><text:span text:style-name="T6">Entity Manager</text:span></text:span><text:span text:style-name="T6"> e falar para ele remover esse </text:span><text:span text:style-name="Emphasis"><text:span text:style-name="T6">student</text:span></text:span><text:span text:style-name="T6">: </text:span><text:span text:style-name="Source_20_Text"><text:span text:style-name="T6">$entityManager-&gt;remove($student);</text:span></text:span><text:span text:style-name="T6">. Porém, se eu fizer isso ele não vai efetivamente remover, o que ele vai fazer é somente marcar para remoção. Para eu efetivamente remover eu preciso fazer aquele </text:span><text:span text:style-name="Emphasis"><text:span text:style-name="T6">flush</text:span></text:span><text:span text:style-name="T6">: </text:span><text:span text:style-name="Source_20_Text"><text:span text:style-name="T6">$entityManager-&gt;flush();</text:span></text:span><text:span text:style-name="T6">.</text:span></text:p>
      <text:p text:style-name="Text_20_body"><text:span text:style-name="T6">[01:12] Já conversamos sobre essa ideia de tudo estar armazenado para depois o Doctrine fazer tudo em </text:span><text:soft-page-break/><text:span text:style-name="T6">uma transação só e com </text:span><text:span text:style-name="Emphasis"><text:span text:style-name="T6">remove</text:span></text:span><text:span text:style-name="T6"> isso não difere, quando eu chamo o </text:span><text:span text:style-name="Emphasis"><text:span text:style-name="T6">remove</text:span></text:span><text:span text:style-name="T6"> ele não vai no banco de dados imediatamente, ele marca essa entidade para ser removida e depois ele faz o </text:span><text:span text:style-name="Emphasis"><text:span text:style-name="T6">flush</text:span></text:span><text:span text:style-name="T6">.</text:span></text:p>
      <text:p text:style-name="Text_20_body"><text:span text:style-name="T6">[01:27] E um detalhe importante é que quando eu remover uma entidade inicialmente ele tem um ID, esse ID está definido, ele vai ser alterado para fazer um </text:span><text:span text:style-name="Emphasis"><text:span text:style-name="T6">unset</text:span></text:span><text:span text:style-name="T6"> desse ID. Basicamente ele vai pegar essa variável e torná-la não definida, ele vai remover o valor. Por isso, isso não pode mais ser </text:span><text:span text:style-name="Emphasis"><text:span text:style-name="T6">readonly</text:span></text:span><text:span text:style-name="T6">, vamos precisar remover esse </text:span><text:span text:style-name="Emphasis"><text:span text:style-name="T6">readonly</text:span></text:span><text:span text:style-name="T6">. </text:span></text:p>
      <text:p text:style-name="Text_20_body"><text:span text:style-name="T6">[01:53] Primeiro vamos ver esse erro acontecer. Eu estou buscando um aluno com determinado ID e depois estou tentando remover, só que eu quero inserir um aluno que eu vou remover: </text:span><text:span text:style-name="Source_20_Text"><text:span text:style-name="T6">bin/insert-student.php "Aluno teste"</text:span></text:span><text:span text:style-name="T6">, inseri esse aluno teste. Vou fazer aquele </text:span><text:span text:style-name="Source_20_Text"><text:span text:style-name="T6">php bin/list-students.php</text:span></text:span><text:span text:style-name="T6"> e tenho o Aluno teste com ID 7. </text:span></text:p>
      <text:p text:style-name="Text_20_body"><text:span text:style-name="T6">[02:15] Vou tentar fazer o </text:span><text:span text:style-name="Emphasis"><text:span text:style-name="T6">delete-student</text:span></text:span><text:span text:style-name="T6"> com ID 7: </text:span><text:span text:style-name="Source_20_Text"><text:span text:style-name="T6">bin/delete-student.php 7</text:span></text:span><text:span text:style-name="T6">, vamos ver o que vai acontecer e temos aquele erro. Ele está dizendo que estou tentando modificar o valor de uma propriedade que é </text:span><text:span text:style-name="Emphasis"><text:span text:style-name="T6">readonly</text:span></text:span><text:span text:style-name="T6">, o nosso ID. É aquilo que eu disse, quando ele remove esse </text:span><text:span text:style-name="Emphasis"><text:span text:style-name="T6">student</text:span></text:span><text:span text:style-name="T6"> ele está fazendo basicamente isso: </text:span><text:span text:style-name="Source_20_Text"><text:span text:style-name="T6">unset($student-&gt;id);</text:span></text:span><text:span text:style-name="T6">, porque como ele não está mais armazenado ele não tem mais ID no banco de dados e isso não é permitido porque ele é </text:span><text:span text:style-name="Emphasis"><text:span text:style-name="T6">readonly</text:span></text:span><text:span text:style-name="T6">.</text:span></text:p>
      <text:p text:style-name="Text_20_body"><text:span text:style-name="T6">[02:43] Nesse ponto vamos ter que remover o </text:span><text:span text:style-name="Emphasis"><text:span text:style-name="T6">readonly</text:span></text:span><text:span text:style-name="T6">, </text:span><text:span text:style-name="Source_20_Text"><text:span text:style-name="T6">public int $id;</text:span></text:span><text:span text:style-name="T6">, o que de certa forma faz sentido porque esse atributo se refere ao nosso banco de dados. Não estamos abrindo muito a mão da nossa modelagem como faríamos se tirasse o </text:span><text:span text:style-name="Emphasis"><text:span text:style-name="T6">readonly</text:span></text:span><text:span text:style-name="T6"> do </text:span><text:span text:style-name="Emphasis"><text:span text:style-name="T6">name</text:span></text:span><text:span text:style-name="T6">, o nosso ID realmente pode estar definido ou não. Quando eu crio um </text:span><text:span text:style-name="Emphasis"><text:span text:style-name="T6">student</text:span></text:span><text:span text:style-name="T6"> eu não tenho nenhum ID e depois ele é definido, quando eu removo o </text:span><text:span text:style-name="Emphasis"><text:span text:style-name="T6">student</text:span></text:span><text:span text:style-name="T6"> esse ID também pode ser alterado. Por isso, remover o </text:span><text:span text:style-name="Emphasis"><text:span text:style-name="T6">readonly</text:span></text:span><text:span text:style-name="T6"> não é um problema para mim. </text:span></text:p>
      <text:p text:style-name="Text_20_body"><text:span text:style-name="T6">[03:15] Vamos continuar. Eu tenho um </text:span><text:span text:style-name="Emphasis"><text:span text:style-name="T6">student</text:span></text:span><text:span text:style-name="T6"> que agora pode ser removido, quando eu executo está sem erro, quando eu listo todos os alunos não têm mais aquele último </text:span><text:span text:style-name="Emphasis"><text:span text:style-name="T6">student</text:span></text:span><text:span text:style-name="T6">. Até o momento tudo está funcionando.</text:span></text:p>
      <text:p text:style-name="Text_20_body"><text:span text:style-name="T6">[03:28] Só que tem um detalhe que talvez você tenha reparado, o nosso </text:span><text:span text:style-name="Emphasis"><text:span text:style-name="T6">rename-student</text:span></text:span><text:span text:style-name="T6"> também. Eu estou primeiro buscando esse aluno do banco de dados para depois fazer o que eu quero. Na prática estou fazendo primeiro um </text:span><text:span text:style-name="Source_20_Text"><text:span text:style-name="T6">SELECT * FROM Student WHERE id = $argv[1]</text:span></text:span><text:span text:style-name="T6"> para depois fazer um </text:span><text:span text:style-name="Source_20_Text"><text:span text:style-name="T6">DELETE FROM Student WHERE id = $argv[1]</text:span></text:span><text:span text:style-name="T6">. Eu estou executando duas </text:span><text:span text:style-name="Emphasis"><text:span text:style-name="T6">queries</text:span></text:span><text:span text:style-name="T6">, quando na verdade eu poderia fazer somente essa: </text:span><text:span text:style-name="Source_20_Text"><text:span text:style-name="T6">DELETE FROM Student WHERE id = $argv[1]</text:span></text:span></text:p>
      <text:p text:style-name="Text_20_body"><text:span text:style-name="T6">[03:55] Porque esse </text:span><text:span text:style-name="Emphasis"><text:span text:style-name="T6">select</text:span></text:span><text:span text:style-name="T6"> não é necessário para nós, ele é necessário para o Doctrine criar essa entidade, mas eu queria poder ter uma entidade somente com o ID. Uma solução para nós é criar um objeto do tipo do </text:span><text:span text:style-name="Emphasis"><text:span text:style-name="T6">student</text:span></text:span><text:span text:style-name="T6"> somente com o ID, só que eu preciso que o Doctrine esteja gerenciando essa </text:span><text:soft-page-break/><text:span text:style-name="T6">entidade para eu poder removê-lo. Ao invés de fazer </text:span><text:span text:style-name="Emphasis"><text:span text:style-name="T6">persist</text:span></text:span><text:span text:style-name="T6"> eu posso fazer algo melhor que é fazer um </text:span><text:span text:style-name="Source_20_Text"><text:span text:style-name="T6">getPartialReference</text:span></text:span><text:span text:style-name="T6">.</text:span></text:p>
      <text:p text:style-name="Text_20_body"><text:span text:style-name="T6">[04:25] Esse </text:span><text:span text:style-name="Emphasis"><text:span text:style-name="T6">get</text:span></text:span><text:span text:style-name="T6"> está criando uma referência para essa entidade, só que essa referência é parcial ela não vai ser preenchida, ela só vai ter esse identificador. Se eu faço </text:span><text:span text:style-name="Source_20_Text"><text:span text:style-name="T6">var_dump($student);</text:span></text:span><text:span text:style-name="T6"> para analisar o que tem e interromper a execução, quando eu tentar remover, vou inserir um aluno novamente com ID 8. Quando eu tentar remover esse aluno com ID 8 repare que eu tenho esse objeto com o ID 8, mas eu não tenho nome, ou seja, ele não foi lá no banco de dados para trazer esse aluno. Quando eu for remover esse aluno o </text:span><text:span text:style-name="Emphasis"><text:span text:style-name="T6">delete</text:span></text:span><text:span text:style-name="T6"> vai ser a única </text:span><text:span text:style-name="Emphasis"><text:span text:style-name="T6">query</text:span></text:span><text:span text:style-name="T6"> executada.</text:span></text:p>
      <text:p text:style-name="Text_20_body"><text:span text:style-name="T6">[05:05] Posso remover o </text:span><text:span text:style-name="Source_20_Text"><text:span text:style-name="T6">var_dump($student);</text:span></text:span><text:span text:style-name="T6"> e o </text:span><text:span text:style-name="Source_20_Text"><text:span text:style-name="T6">exit();</text:span></text:span><text:span text:style-name="T6"> e executar esse </text:span><text:span text:style-name="Emphasis"><text:span text:style-name="T6">delete</text:span></text:span><text:span text:style-name="T6"> e aí está sem erro nenhum, quando eu listo todos os alunos não têm mais aquele aluno com ID 8. </text:span></text:p>
      <text:p text:style-name="Text_20_body"><text:span text:style-name="T6">[05:16] Nós conseguimos criar uma entidade sem ir lá no banco de dados utilizando esse método </text:span><text:span text:style-name="Source_20_Text"><text:span text:style-name="T6">getPartialReference</text:span></text:span><text:span text:style-name="T6">, isso vai criar uma entidade que vai passar a ser observada pelo Doctrine contendo somente o ID. Se eu viesse no meu </text:span><text:span text:style-name="Emphasis"><text:span text:style-name="T6">student</text:span></text:span><text:span text:style-name="T6"> e alterasse o nome do nosso </text:span><text:span text:style-name="Emphasis"><text:span text:style-name="T6">name</text:span></text:span><text:span text:style-name="T6">, isso também seria possível. Só que isso vai dar um erro porque estou alterando o </text:span><text:span text:style-name="Emphasis"><text:span text:style-name="T6">name</text:span></text:span><text:span text:style-name="T6"> que é </text:span><text:span text:style-name="Emphasis"><text:span text:style-name="T6">readonly</text:span></text:span><text:span text:style-name="T6">, isso não vai poder acontecer também.</text:span></text:p>
      <text:p text:style-name="Text_20_body"><text:span text:style-name="T6">[05:44] Só que se o </text:span><text:span text:style-name="Emphasis"><text:span text:style-name="T6">name</text:span></text:span><text:span text:style-name="T6"> não fosse </text:span><text:span text:style-name="Emphasis"><text:span text:style-name="T6">readonly</text:span></text:span><text:span text:style-name="T6"> eu poderia alterar e salvar sem precisar ir no banco de dados. No nosso </text:span><text:span text:style-name="Emphasis"><text:span text:style-name="T6">rename</text:span></text:span><text:span text:style-name="T6"> ao invés do </text:span><text:span text:style-name="Emphasis"><text:span text:style-name="T6">find</text:span></text:span><text:span text:style-name="T6"> eu também poderia utilizar o </text:span><text:span text:style-name="Source_20_Text"><text:span text:style-name="T6">getPartialReference</text:span></text:span><text:span text:style-name="T6">, mas eu vou deixar para termos o nosso histórico de evolução. </text:span></text:p>
      <text:p text:style-name="Text_20_body"><text:span text:style-name="T6">[06:00] Agora eu já tenho a inserção, eu consigo buscar os alunos, vimos como renomear um aluno, mas não permitimos isso mais e vimos como remover alunos. E vimos, inclusive, uma limitação onde o nosso ID não pode ser </text:span><text:span text:style-name="Emphasis"><text:span text:style-name="T6">readonly</text:span></text:span><text:span text:style-name="T6">. </text:span></text:p>
      <text:p text:style-name="Text_20_body"><text:span text:style-name="T6">[06:16] Abrimos um pouco a mão da nossa modelagem de certa forma, mas não é abrir tanto a mão assim porque é só o ID, mas conseguimos fazer com que o Doctrine remova a nossa entidade lá do banco de dados, inclusive, sem buscar, sem fazer o </text:span><text:span text:style-name="Emphasis"><text:span text:style-name="T6">select</text:span></text:span><text:span text:style-name="T6">. </text:span></text:p>
      <text:p text:style-name="Text_20_body"><text:span text:style-name="T6">[06:29] O nosso </text:span><text:span text:style-name="Emphasis"><text:span text:style-name="T6">student</text:span></text:span><text:span text:style-name="T6"> está muito simples, ele só tem o nome, eu quero passar a armazenar mais informações de um aluno. E se você quiser praticar fica um desafio de, por exemplo, armazenar a data de nascimento. O mapeamento vai ser simples, eu vou ter uma </text:span><text:span text:style-name="Emphasis"><text:span text:style-name="T6">colum</text:span></text:span><text:span text:style-name="T6"> que já vai criar a data de nascimento. Adicione alguns atributos que você queira, só que vamos ter agora um relacionamento onde um aluno pode ter telefones, inclusive, mais de um. </text:span></text:p>
      <text:p text:style-name="P8">[07:00] No próximo capítulo vamos conversar um pouco sobre relacionamentos entre entidades utilizando o Doctrine.</text:p>
      <text:p text:style-name="P4"><text:soft-page-break/></text:p>
      <text:p text:style-name="P15"><text:span text:style-name="T9">Nesta </text:span><text:span text:style-name="T10">tópico 3</text:span><text:span text:style-name="T9">, aprendemos:</text:span></text:p>
      <text:list xml:id="list3259865548" text:style-name="L4">
        <text:list-item>
          <text:p text:style-name="P30">Aprendemos a fazer consultas e trabalhar com repositórios;</text:p>
        </text:list-item>
        <text:list-item>
          <text:p text:style-name="P30">Entendemos como realizar alterações em registros;</text:p>
        </text:list-item>
        <text:list-item>
          <text:p text:style-name="P23"><text:span text:style-name="T6">Aprendemos a remover registros usando o </text:span><text:span text:style-name="Emphasis"><text:span text:style-name="T6">Entity Manager</text:span></text:span><text:span text:style-name="T6">.</text:span></text:p>
        </text:list-item>
      </text:list>
      <text:p text:style-name="P8"/>
      <text:p text:style-name="P20">==================================================================================</text:p>
      <text:p text:style-name="P4"/>
      <text:p text:style-name="P13">[00:00] Bem-vindos de volta. Recapitulando bem rápido o que fizemos. Agora um aluno pode possuir telefones, mas por padrão isso está vazio, ou seja, não precisamos de telefones, por padrão aluno não tem nenhum telefone, mas nós podemos adicionar telefones se quisermos. A partir desse momento, se temos telefones lá, conseguimos buscar esses telefones. Nós criamos essa forma de buscar nossos telefones, se relacionar com telefones, só que além disso, nós também precisamos mapear esse relacionamento na entidade de telefone.</text:p>
      <text:p text:style-name="Text_20_body"><text:span text:style-name="T6">[00:36] Nessa entidade, precisamos sempre definir esse </text:span><text:span text:style-name="Source_20_Text"><text:span text:style-name="T6">#ManyToOne</text:span></text:span><text:span text:style-name="T6"> do </text:span><text:span text:style-name="Source_20_Text"><text:span text:style-name="T6">Student</text:span></text:span><text:span text:style-name="T6"> porque senão, ao inserir um telefone, o Doctrine não conseguiria saber que precisa armazenar o </text:span><text:span text:style-name="Source_20_Text"><text:span text:style-name="T6">Student_id</text:span></text:span><text:span text:style-name="T6"> por exemplo. Por isso, todo esse mapeamento é necessário. Repara que em nenhum lugar estou definindo, estou expondo esse </text:span><text:span text:style-name="Source_20_Text"><text:span text:style-name="T6">student</text:span></text:span><text:span text:style-name="T6"> porque ele já é público, ele já é </text:span><text:span text:style-name="Emphasis"><text:span text:style-name="T6">readonly</text:span></text:span><text:span text:style-name="T6">, não preciso de </text:span><text:span text:style-name="Emphasis"><text:span text:style-name="T6">getter</text:span></text:span><text:span text:style-name="T6"> igual fizemos lá com o </text:span><text:span text:style-name="Source_20_Text"><text:span text:style-name="T6">Phone</text:span></text:span><text:span text:style-name="T6">, porque em </text:span><text:span text:style-name="Source_20_Text"><text:span text:style-name="T6">student</text:span></text:span><text:span text:style-name="T6"> esse nosso </text:span><text:span text:style-name="Source_20_Text"><text:span text:style-name="T6">phones</text:span></text:span><text:span text:style-name="T6"> é </text:span><text:span text:style-name="Source_20_Text"><text:span text:style-name="T6">private</text:span></text:span><text:span text:style-name="T6">, ele é privado.</text:span></text:p>
      <text:p text:style-name="Text_20_body"><text:span text:style-name="T6">[01:07] Esse </text:span><text:span text:style-name="Source_20_Text"><text:span text:style-name="T6">readonly</text:span></text:span><text:span text:style-name="T6"> nem seria necessário, mas vou manter só pelo fato de estarmos estudando, ver que adicionar, chamar esse método </text:span><text:span text:style-name="Source_20_Text"><text:span text:style-name="T6">add</text:span></text:span><text:span text:style-name="T6"> é permitido, etc. Vamos lá. Recapitulando o que fizemos no último vídeo, vamos atualizar o nosso código de CRUD. Primeiro, na hora de inserir um aluno, vamos fazer um exemplo de aluno com telefone e nesse aluno, eu posso adicionar um novo telefone, </text:span><text:span text:style-name="Source_20_Text"><text:span text:style-name="T6">$student - &gt;addPhone(new \Alura\Doctrine\Entity\Phone(' ')</text:span></text:span><text:span text:style-name="T6">, e esse telefone só tem um número.</text:span></text:p>
      <text:p text:style-name="Text_20_body"><text:span text:style-name="T6">[01:38] Qual vai ser o número de telefone? Eu posso adicionar em qualquer formato porque isso é uma </text:span><text:span text:style-name="Emphasis"><text:span text:style-name="T6">string</text:span></text:span><text:span text:style-name="T6">. Eu posso adicionar vários telefones, vou adicionar um celular e um fixo. Teoricamente deveria funcionar. Vamos ver o que acontece. Deixa eu limpar a tela e rodar o </text:span><text:span text:style-name="Source_20_Text"><text:span text:style-name="T6">bin/insert-student.php</text:span></text:span><text:span text:style-name="T6">. Não estou recebendo mais parâmetro por enquanto, é só rodar.</text:span></text:p>
      <text:p text:style-name="Text_20_body"><text:span text:style-name="T6">[02:03] E temos um erro. Vamos lá, o que está acontecendo? Ele está tentando alterar a propriedade </text:span><text:span text:style-name="Source_20_Text"><text:span text:style-name="T6">Phones</text:span></text:span><text:span text:style-name="T6">. Repara que nós não conseguimos adicionar esse campo, adicionar essa entidade, por quê? Quando eu adiciono esse </text:span><text:span text:style-name="Source_20_Text"><text:span text:style-name="T6">student</text:span></text:span><text:span text:style-name="T6"> com esses telefones lá tendo sido preenchidos, esse </text:span><text:span text:style-name="Source_20_Text"><text:span text:style-name="T6">ArrayCollection</text:span></text:span><text:span text:style-name="T6"> vai </text:span><text:soft-page-break/><text:span text:style-name="T6">modificar, ele vai deixar de ser um </text:span><text:span text:style-name="Source_20_Text"><text:span text:style-name="T6">ArrayCollection</text:span></text:span><text:span text:style-name="T6"> e vai ser outra </text:span><text:span text:style-name="Emphasis"><text:span text:style-name="T6">collection</text:span></text:span><text:span text:style-name="T6"> do Doctrine, algo que já está armazenado no banco de dados. </text:span></text:p>
      <text:p text:style-name="Text_20_body"><text:span text:style-name="T6">[02:35] Por isso, esse </text:span><text:span text:style-name="Source_20_Text"><text:span text:style-name="T6">readonly</text:span></text:span><text:span text:style-name="T6"> vai ter que sair. Eu tinha o adicionado para testarmos algumas coisas e aprendermos algumas coisas, mas agora ele precisa sair, porque as coleções do Doctrine são alteradas, são modificadas pelo próprio Doctrine. Quando isso for inserido, esse 'ArrayCollection' é modificado por outra </text:span><text:span text:style-name="Emphasis"><text:span text:style-name="T6">collection</text:span></text:span><text:span text:style-name="T6"> do próprio Doctrine. Repare que ele tem algumas </text:span><text:span text:style-name="Emphasis"><text:span text:style-name="T6">collections</text:span></text:span><text:span text:style-name="T6">, etc. Isso é modificado.</text:span></text:p>
      <text:p text:style-name="Text_20_body"><text:span text:style-name="T6">[03:00] Vamos lá testar de novo. Eu espero ver outro erro agora ou vamos ver se já vai funcionar. Agora sim tenho o erro que eu esperava. Nós temos várias entidades não persistidas que foram encontradas, dado esse gráfico de associação. Poderíamos analisar todo esse erro com mais cuidado, mas não preciso porque sei o que está acontecendo. Estou tentando inserir o meu </text:span><text:span text:style-name="Source_20_Text"><text:span text:style-name="T6">student</text:span></text:span><text:span text:style-name="T6">, mas ele tem vários relacionamentos com </text:span><text:span text:style-name="Source_20_Text"><text:span text:style-name="T6">Phones</text:span></text:span><text:span text:style-name="T6">, e esses </text:span><text:span text:style-name="Source_20_Text"><text:span text:style-name="T6">Phones</text:span></text:span><text:span text:style-name="T6"> não foram inseridos, eu não chamei o método </text:span><text:span text:style-name="Source_20_Text"><text:span text:style-name="T6">persist</text:span></text:span><text:span text:style-name="T6"> para eles.</text:span></text:p>
      <text:p text:style-name="Text_20_body"><text:span text:style-name="T6">[03:35] Vamos começar corrigindo dessa forma. Deixa eu extrair isso para uma variável, vou chamar de </text:span><text:span text:style-name="Source_20_Text"><text:span text:style-name="T6">phone1</text:span></text:span><text:span text:style-name="T6"> e vou chamar de </text:span><text:span text:style-name="Source_20_Text"><text:span text:style-name="T6">phone2</text:span></text:span><text:span text:style-name="T6">. Criei esses telefones, vou chamar o </text:span><text:span text:style-name="Source_20_Text"><text:span text:style-name="T6">persist</text:span></text:span><text:span text:style-name="T6"> para eles, </text:span><text:span text:style-name="Source_20_Text"><text:span text:style-name="T6">persist($phone1)</text:span></text:span><text:span text:style-name="T6">, </text:span><text:span text:style-name="Source_20_Text"><text:span text:style-name="T6">persist($phone2)</text:span></text:span><text:span text:style-name="T6">. Estou armazenando os telefones, os adicionando no nosso aluno e depois armazenando o aluno. Basicamente é isso. Mas lembra, isso tudo vai estar em uma transação só, porque só é enviado para o banco quando eu faço o </text:span><text:span text:style-name="Emphasis"><text:span text:style-name="T6">flush</text:span></text:span><text:span text:style-name="T6">.</text:span></text:p>
      <text:p text:style-name="Text_20_body"><text:span text:style-name="T6">[04:09] Agora sim, vamos ver o que acontece quando eu tento inserir. Temos outro erro, vamos ver o que aconteceu. Agora outro erro muito importante, não temos essa tabela de telefone. Como será que podemos corrigir isso? Eu poderia acessar o meu SQLite e adicionar essa tabela, mas nós já vimos que o Doctrine pode fazer isso para nós. Utilizamos o </text:span><text:span text:style-name="Source_20_Text"><text:span text:style-name="T6">schema-tool:create</text:span></text:span><text:span text:style-name="T6">, vamos utilizar o </text:span><text:span text:style-name="Source_20_Text"><text:span text:style-name="T6">schema-tool:update</text:span></text:span><text:span text:style-name="T6">. </text:span></text:p>
      <text:p text:style-name="Text_20_body"><text:span text:style-name="T6">[04:34] Deixa eu copiar e rodar </text:span><text:span text:style-name="Source_20_Text"><text:span text:style-name="T6">php bin/doctrine.php orm:schema-tool:update</text:span></text:span><text:span text:style-name="T6">. O que ele vai fazer? Ele diz que eu preciso passar um desses dois parâmetros, ou esse </text:span><text:span text:style-name="Source_20_Text"><text:span text:style-name="T6">dump-sql</text:span></text:span><text:span text:style-name="T6"> para ele mostrar o que vai executar ou então esse </text:span><text:span text:style-name="Source_20_Text"><text:span text:style-name="T6">force</text:span></text:span><text:span text:style-name="T6"> para efetivamente executar. Vou mostrar primeiro o </text:span><text:span text:style-name="Source_20_Text"><text:span text:style-name="T6">dump-sql</text:span></text:span><text:span text:style-name="T6"> só para analisarmos e ele vai fazer isso, vai criar a tabela de telefone com o </text:span><text:span text:style-name="Source_20_Text"><text:span text:style-name="T6">student_id</text:span></text:span><text:span text:style-name="T6"> e o número, e ele vai criar o índice desse </text:span><text:span text:style-name="Source_20_Text"><text:span text:style-name="T6">student_id</text:span></text:span><text:span text:style-name="T6">, que é como se fosse a chave estrangeira do nosso SQLite.</text:span></text:p>
      <text:p text:style-name="Text_20_body"><text:span text:style-name="T6">[05:05] Está certo esse SQL. Vou fazer o </text:span><text:span text:style-name="Source_20_Text"><text:span text:style-name="T6">force</text:span></text:span><text:span text:style-name="T6">. Agora sim, o nosso banco de dados foi atualizado. Agora eu acredito que não vamos cometer mais nenhum erro. Estar lá o nosso aluno foi inserido. Se eu rodar aquele nosso SQL, </text:span><text:span text:style-name="Source_20_Text"><text:span text:style-name="T6">dbal:run-sql "SELECT * FROM Phone</text:span></text:span><text:span text:style-name="T6">, ele vai trazer para nós dois telefones para o mesmo aluno, que é o aluno com o id 9. Se eu trago esse aluno com o id 9, é o "Aluno com telefones". </text:span></text:p>
      <text:p text:style-name="Text_20_body"><text:span text:style-name="T6">[05:38] Essa parte nós já conseguimos resolver, a parte de inserção, agora vamos atualizar a busca dele </text:span><text:soft-page-break/><text:span text:style-name="T6">também. Na hora que eu trouxer esse aluno, eu quero exibir os seus telefones. </text:span><text:span text:style-name="Source_20_Text"><text:span text:style-name="T6">echo "Telefones:</text:span></text:span><text:span text:style-name="T6">. Eu posso fazer de diversas formas, eu vou fazer outro </text:span><text:span text:style-name="Source_20_Text"><text:span text:style-name="T6">foreach</text:span></text:span><text:span text:style-name="T6">, </text:span><text:span text:style-name="Source_20_Text"><text:span text:style-name="T6">foreach ($student-&gt;phones() as 'phone{ echo $phone }</text:span></text:span><text:span text:style-name="T6">. Eu vou dizer, eu vou informar para o PHPStorm que ele é um </text:span><text:span text:style-name="Emphasis"><text:span text:style-name="T6">array</text:span></text:span><text:span text:style-name="T6"> de </text:span><text:span text:style-name="Source_20_Text"><text:span text:style-name="T6">phones</text:span></text:span><text:span text:style-name="T6">, </text:span><text:span text:style-name="Emphasis"><text:span text:style-name="T6">iterable</text:span></text:span><text:span text:style-name="T6"> de </text:span><text:span text:style-name="Source_20_Text"><text:span text:style-name="T6">phones</text:span></text:span><text:span text:style-name="T6">. </text:span></text:p>
      <text:p text:style-name="Text_20_body"><text:span text:style-name="T6">[06:18] Eu posso fazer isso, </text:span><text:span text:style-name="Source_20_Text"><text:span text:style-name="T6">* @return iterable&lt;Phone&gt;</text:span></text:span><text:span text:style-name="T6">. Essa sintaxe só serve para o PHPStorm saber que esse </text:span><text:span text:style-name="Emphasis"><text:span text:style-name="T6">iterable</text:span></text:span><text:span text:style-name="T6">, essa coleção, essa alguma coisa que eu posso fazer </text:span><text:span text:style-name="Source_20_Text"><text:span text:style-name="T6">foreach</text:span></text:span><text:span text:style-name="T6">, é de telefone. Voltando lá para o nosso código, esse </text:span><text:span text:style-name="Source_20_Text"><text:span text:style-name="T6">phone</text:span></text:span><text:span text:style-name="T6"> agora eu consigo pegar o </text:span><text:span text:style-name="Source_20_Text"><text:span text:style-name="T6">number</text:span></text:span><text:span text:style-name="T6">. Vou exibir esse </text:span><text:span text:style-name="Source_20_Text"><text:span text:style-name="T6">number</text:span></text:span><text:span text:style-name="T6"> e colocar uma quebra de linha. Vou exibir todos os telefones. </text:span></text:p>
      <text:p text:style-name="Text_20_body"><text:span text:style-name="T6">[06:48] Na verdade, eu vou fazer melhor. Vou quebrar uma linha também e no final vou quebrar duas linhas, quebra de linha e quebra de linha. Vamos ver como isso tudo vai ficar. Basicamente o que estou fazendo é: buscando os alunos e quando busco os alunos exibo todos os seus telefones também. Vamos lá, </text:span><text:span text:style-name="Source_20_Text"><text:span text:style-name="T6">bin/list-students.php</text:span></text:span><text:span text:style-name="T6">. Todos os alunos estão com sua lista de telefones vazia, perfeito. Agora, esse "Aluno com telefones" têm seus telefones preenchidos corretamente. </text:span></text:p>
      <text:p text:style-name="Text_20_body"><text:span text:style-name="T6">[07:20] Eu até posso tirar umas dessas quebras de linha, não precisa, porque depois de cada telefone já estou quebrando a linha. Com isso, conseguimos atualizar o nosso CRUD para poder utilizar essa forma de buscarmos os dados e inserir os dados já com os relacionamentos. Agora um detalhe: se eu tentar remover esse aluno, esse aluno com id 9, que tem os telefones. Vamos lá, </text:span><text:span text:style-name="Source_20_Text"><text:span text:style-name="T6">bin/delete-student.php 9</text:span></text:span><text:span text:style-name="T6">, o que acontece? Ele foi removido.</text:span></text:p>
      <text:p text:style-name="Text_20_body"><text:span text:style-name="T6">[07:51] Se eu buscar em </text:span><text:span text:style-name="Source_20_Text"><text:span text:style-name="T6">student</text:span></text:span><text:span text:style-name="T6"> não tem mais ele com id 9 e se eu buscar em </text:span><text:span text:style-name="Source_20_Text"><text:span text:style-name="T6">phone</text:span></text:span><text:span text:style-name="T6">, os telefones ainda estão lá. Repare que nesse cenário, o que eu precisaria fazer seria: antes de remover o aluno, percorrer os seus telefones e remover também. Só que lembra que eu tenho </text:span><text:span text:style-name="Emphasis"><text:span text:style-name="T6">partial entity</text:span></text:span><text:span text:style-name="T6">, eu não tenho a entidade de verdade, não tenho os seus telefones. Repara que a coisa começou a complicar. Vamos facilitar bastante isso no próximo vídeo.</text:span></text:p>
      <text:p text:style-name="P8"/>
      <text:p text:style-name="P8"/>
      <text:p text:style-name="P8"/>
      <text:p text:style-name="P8"/>
      <text:p text:style-name="P8"/>
      <text:p text:style-name="P8"/>
      <text:p text:style-name="P8"/>
      <text:p text:style-name="P8"><text:soft-page-break/>[00:00] Bem-vindos de volta. Vamos recapitular rápido o que fizemos. Na hora de inserir alunos, antes de inserir o aluno , estou persistindo os seus telefones. Repare que já aumentamos um pouco a complexidade, as coisas já deixaram de ser tão simples. Na hora de buscar esses alunos, eu também estou acessando tudo. Eu quero trazer uma alteração.</text:p>
      <text:p text:style-name="Text_20_body"><text:span text:style-name="T6">[00:21] Nesse meu </text:span><text:span text:style-name="Source_20_Text"><text:span text:style-name="T6">phones</text:span></text:span><text:span text:style-name="T6">, ao invés de dizer que estou retornando qualquer coisa que eu possa fazer </text:span><text:span text:style-name="Source_20_Text"><text:span text:style-name="T6">foreach</text:span></text:span><text:span text:style-name="T6">, eu vou informar: estou retornando uma </text:span><text:span text:style-name="Emphasis"><text:span text:style-name="T6">collection</text:span></text:span><text:span text:style-name="T6"> do Doctrine. Tem o nosso </text:span><text:span text:style-name="Emphasis"><text:span text:style-name="T6">import</text:span></text:span><text:span text:style-name="T6">, esse </text:span><text:span text:style-name="Source_20_Text"><text:span text:style-name="T6">use</text:span></text:span><text:span text:style-name="T6">, sendo uma interface, essa </text:span><text:span text:style-name="Emphasis"><text:span text:style-name="T6">collection</text:span></text:span><text:span text:style-name="T6">. Vou informar que estou retornando uma </text:span><text:span text:style-name="Source_20_Text"><text:span text:style-name="T6">* @return Collection&lt;Phone&gt;</text:span></text:span><text:span text:style-name="T6">. Por que estou fazendo isso? Porque dessa forma eu posso utilizar códigos referentes a </text:span><text:span text:style-name="Source_20_Text"><text:span text:style-name="T6">Collection</text:span></text:span><text:span text:style-name="T6">. Ao invés de fazer esse </text:span><text:span text:style-name="Source_20_Text"><text:span text:style-name="T6">foreach</text:span></text:span><text:span text:style-name="T6">, eu posso fazer diferente.</text:span></text:p>
      <text:p text:style-name="Text_20_body"><text:span text:style-name="T6">[00:51] Em </text:span><text:span text:style-name="Source_20_Text"><text:span text:style-name="T6">$student-&gt;phones()</text:span></text:span><text:span text:style-name="T6">, eu posso chamar métodos dessa coleção, por exemplo o método </text:span><text:span text:style-name="Source_20_Text"><text:span text:style-name="T6">map</text:span></text:span><text:span text:style-name="T6">. O que esse método </text:span><text:span text:style-name="Source_20_Text"><text:span text:style-name="T6">map</text:span></text:span><text:span text:style-name="T6"> faz é a mesma coisa que um </text:span><text:span text:style-name="Source_20_Text"><text:span text:style-name="T6">array_map</text:span></text:span><text:span text:style-name="T6"> faria em um </text:span><text:span text:style-name="Emphasis"><text:span text:style-name="T6">array</text:span></text:span><text:span text:style-name="T6">. Já conversamos sobre isso em no treinamento de </text:span><text:span text:style-name="Emphasis"><text:span text:style-name="T6">array</text:span></text:span><text:span text:style-name="T6">, no treinamento de programação funcional. Mas basicamente esse </text:span><text:span text:style-name="Source_20_Text"><text:span text:style-name="T6">map</text:span></text:span><text:span text:style-name="T6"> vai pegar essa coleção e para cada item vai executar essa função e o retorno dessa função vai substituir aquele elemento na coleção do resultante. </text:span></text:p>
      <text:p text:style-name="Text_20_body"><text:span text:style-name="T6">[01:21] Por exemplo, se eu tenho </text:span><text:span text:style-name="Source_20_Text"><text:span text:style-name="T6">(1, 2, 3)</text:span></text:span><text:span text:style-name="T6"> e faço um </text:span><text:span text:style-name="Source_20_Text"><text:span text:style-name="T6">map</text:span></text:span><text:span text:style-name="T6"> passando uma função que a partir desse número retorna esse número vezes 2, o retorno disso vai ser </text:span><text:span text:style-name="Source_20_Text"><text:span text:style-name="T6">(2, 4, 6)</text:span></text:span><text:span text:style-name="T6">, porque ele vai pegar cada um desses elementos e aplicar aquela função, esse elemento é ele vezes 2, esse é ele vezes 2. </text:span><text:span text:style-name="Source_20_Text"><text:span text:style-name="T6">(1, 2, 3)-&gt;map(fn ($numero) =&gt; $numero * 2)</text:span></text:span><text:span text:style-name="T6">. É isso que vamos fazer, vamos mapear esses telefones para retornar somente seus números. </text:span></text:p>
      <text:p text:style-name="Text_20_body"><text:span text:style-name="T6">[01:53] Vamos lá. Vou transformar o </text:span><text:span text:style-name="Source_20_Text"><text:span text:style-name="T6">function</text:span></text:span><text:span text:style-name="T6"> em uma </text:span><text:span text:style-name="Emphasis"><text:span text:style-name="T6">arrow function</text:span></text:span><text:span text:style-name="T6">, pegar esse </text:span><text:span text:style-name="Source_20_Text"><text:span text:style-name="T6">phone</text:span></text:span><text:span text:style-name="T6"> e vou retornar esse </text:span><text:span text:style-name="Source_20_Text"><text:span text:style-name="T6">phone-&gt;number</text:span></text:span><text:span text:style-name="T6">, </text:span><text:span text:style-name="Source_20_Text"><text:span text:style-name="T6">$student-&gt;phone()-&gt;map(fn (\AlurazdoctrinezEntityzPhone $phone) =&gt; $phone-&gt;numer)</text:span></text:span><text:span text:style-name="T6">. Agora temos uma coleção de </text:span><text:span text:style-name="Emphasis"><text:span text:style-name="T6">strings</text:span></text:span><text:span text:style-name="T6"> ao invés de ser uma coleção de telefones. Essa coleção de </text:span><text:span text:style-name="Emphasis"><text:span text:style-name="T6">strings</text:span></text:span><text:span text:style-name="T6"> poderíamos fazer um </text:span><text:span text:style-name="Emphasis"><text:span text:style-name="T6">implode</text:span></text:span><text:span text:style-name="T6">, poderíamos juntar. Não conseguimos. Podemos fazer um </text:span><text:span text:style-name="Source_20_Text"><text:span text:style-name="T6">toArray</text:span></text:span><text:span text:style-name="T6"> e esse </text:span><text:span text:style-name="Emphasis"><text:span text:style-name="T6">array</text:span></text:span><text:span text:style-name="T6"> conseguimos fazer um </text:span><text:span text:style-name="Source_20_Text"><text:span text:style-name="T6">implode</text:span></text:span><text:span text:style-name="T6">. Sobre </text:span><text:span text:style-name="Emphasis"><text:span text:style-name="T6">implode</text:span></text:span><text:span text:style-name="T6"> já conversamos em treinamentos anteriores, onde falamos sobre </text:span><text:span text:style-name="Emphasis"><text:span text:style-name="T6">array</text:span></text:span><text:span text:style-name="T6">.</text:span></text:p>
      <text:p text:style-name="Text_20_body"><text:span text:style-name="T6">[02:32] Basicamente isso vai pegar um </text:span><text:span text:style-name="Emphasis"><text:span text:style-name="T6">array</text:span></text:span><text:span text:style-name="T6"> e vai juntar eles em uma </text:span><text:span text:style-name="Emphasis"><text:span text:style-name="T6">string</text:span></text:span><text:span text:style-name="T6"> só separando cada elemento por vírgula. Posso exibir isso daqui. Repara que eu removi aquele meu </text:span><text:span text:style-name="Source_20_Text"><text:span text:style-name="T6">foreach</text:span></text:span><text:span text:style-name="T6"> para exibir dessa forma. Vamos lá, </text:span><text:span text:style-name="Source_20_Text"><text:span text:style-name="T6">bin/list-students.php</text:span></text:span><text:span text:style-name="T6">. O nosso código continua funcionando, só que eu não tenho ninguém com telefone. Vamos inserir alguém com telefone, esse </text:span><text:span text:style-name="Source_20_Text"><text:span text:style-name="T6">student</text:span></text:span><text:span text:style-name="T6"> já está pronto, </text:span><text:span text:style-name="Source_20_Text"><text:span text:style-name="T6">bin/insert-student.php</text:span></text:span><text:span text:style-name="T6">. Sem erro. Quando listo os alunos com telefones, os telefones estão na mesma linha.</text:span></text:p>
      <text:p text:style-name="Text_20_body"><text:span text:style-name="T6">[03:04] Entendido essa parte. Fizemos uma refatoração legal. Agora vamos efetivamente lidar com esse </text:span><text:soft-page-break/><text:span text:style-name="T6">problema de ter que persistir o telefone antes de persistir no aluno, vamos lidar com o fato de que quando eu removo um aluno ele não remove os telefones. Só que esses detalhes vamos corrigir no próximo vídeo.</text:span></text:p>
      <text:p text:style-name="P8"/>
      <text:p text:style-name="P8">[00:00] Bem-vindos de volta. No último vídeo trabalhamos um pouco com as coleções do Doctrine só para não passarmos esse treinamento todo sem mexer com as coleções. </text:p>
      <text:p text:style-name="Text_20_body"><text:span text:style-name="T6">[00:10] Nós pegamos uma coleção de </text:span><text:span text:style-name="Emphasis"><text:span text:style-name="T6">phones</text:span></text:span><text:span text:style-name="T6">, uma coleção de telefones, transformamos, mapeamos ela para uma coleção de </text:span><text:span text:style-name="Emphasis"><text:span text:style-name="T6">strings</text:span></text:span><text:span text:style-name="T6"> com o número dos telefones e transformamos de volta em um </text:span><text:span text:style-name="Emphasis"><text:span text:style-name="T6">array</text:span></text:span><text:span text:style-name="T6">. E esse </text:span><text:span text:style-name="Emphasis"><text:span text:style-name="T6">array</text:span></text:span><text:span text:style-name="T6"> passamos para o </text:span><text:span text:style-name="Emphasis"><text:span text:style-name="T6">implode</text:span></text:span><text:span text:style-name="T6"> para unirmos esse </text:span><text:span text:style-name="Emphasis"><text:span text:style-name="T6">array</text:span></text:span><text:span text:style-name="T6"> de </text:span><text:span text:style-name="Emphasis"><text:span text:style-name="T6">strings</text:span></text:span><text:span text:style-name="T6"> utilizando a vírgula e um espaço. Só isso, foi bem tranquilo o vídeo anterior.</text:span></text:p>
      <text:p text:style-name="P8">[00:30] Agora eu quero resolver aquele detalhe das operações onde precisamos meio que duplicar o que estamos fazendo. Sempre que eu inserir um aluno eu estou precisando inserir também o seu telefone, isso não é interessante. Sempre que eu vou remover um aluno eu precisaria também remover os seus telefones, isso não é interessante. </text:p>
      <text:p text:style-name="Text_20_body"><text:span text:style-name="T6">[00:50] Isso é o que chamamos de operações em cascata, se estou fazendo algo em </text:span><text:span text:style-name="Emphasis"><text:span text:style-name="T6">student</text:span></text:span><text:span text:style-name="T6"> eu quero que seja feito também com os seus </text:span><text:span text:style-name="Emphasis"><text:span text:style-name="T6">phones</text:span></text:span><text:span text:style-name="T6">. Se eu vou inserir um </text:span><text:span text:style-name="Emphasis"><text:span text:style-name="T6">student</text:span></text:span><text:span text:style-name="T6"> eu quero que sejam inseridos os seus </text:span><text:span text:style-name="Emphasis"><text:span text:style-name="T6">phones</text:span></text:span><text:span text:style-name="T6">. Vamos começar removendo isso e eu vou trazer esse </text:span><text:span text:style-name="Emphasis"><text:span text:style-name="T6">phone1</text:span></text:span><text:span text:style-name="T6"> e trazer para cá, eu vou pegar esse </text:span><text:span text:style-name="Emphasis"><text:span text:style-name="T6">phone2</text:span></text:span><text:span text:style-name="T6"> e trazer direto para cá e vou remover aquelas duas variáveis. Ou seja, eu não tenho mais o </text:span><text:span text:style-name="Emphasis"><text:span text:style-name="T6">persist</text:span></text:span><text:span text:style-name="T6"> separado de cada telefone e a partir disso eu quero garantir que isso seja inserido.</text:span></text:p>
      <text:p text:style-name="Text_20_body"><text:span text:style-name="T6">[01:27] Lá no meu mapeamento de </text:span><text:span text:style-name="Emphasis"><text:span text:style-name="T6">student</text:span></text:span><text:span text:style-name="T6">, no meu mapeamento de aluno, no relacionamento com </text:span><text:span text:style-name="Emphasis"><text:span text:style-name="T6">phones</text:span></text:span><text:span text:style-name="T6"> eu quero informar: "olha só, eu quero definir como uma operação em cascata esse persist", para isso eu tenho um parâmetro </text:span><text:span text:style-name="Emphasis"><text:span text:style-name="T6">cascade</text:span></text:span><text:span text:style-name="T6"> no meu </text:span><text:span text:style-name="Emphasis"><text:span text:style-name="T6">OneToMany</text:span></text:span><text:span text:style-name="T6">. Isso é um </text:span><text:span text:style-name="Emphasis"><text:span text:style-name="T6">array</text:span></text:span><text:span text:style-name="T6"> onde eu posso passar com o </text:span><text:span text:style-name="Emphasis"><text:span text:style-name="T6">string</text:span></text:span><text:span text:style-name="T6"> quais operações vão ser feitas em cascata e eu posso definir o </text:span><text:span text:style-name="Emphasis"><text:span text:style-name="T6">persist</text:span></text:span><text:span text:style-name="T6">, </text:span><text:span text:style-name="Source_20_Text"><text:span text:style-name="T6">#[OneToMany(targetEntity: Phone::class, mappedBy: "student", cascada: ["persist"])]</text:span></text:span><text:span text:style-name="T6">.</text:span></text:p>
      <text:p text:style-name="Text_20_body"><text:span text:style-name="T6">[01:52] Com isso quando eu inserir um aluno os seus telefones já vão ser inseridos mesmo sem eu ter o </text:span><text:span text:style-name="Emphasis"><text:span text:style-name="T6">persist</text:span></text:span><text:span text:style-name="T6"> para eles. Vamos testar, vou abrir o terminal, vou rodar aquele SQL </text:span><text:span text:style-name="Source_20_Text"><text:span text:style-name="T6">bin/doctrine.php dbal: run-sql "SELECT * FROM Student"</text:span></text:span><text:span text:style-name="T6">. Vamos ver os alunos, não tem aquele aluno com telefones, mas eu tenho aquele </text:span><text:span text:style-name="Emphasis"><text:span text:style-name="T6">phone</text:span></text:span><text:span text:style-name="T6">, aqueles dois telefones antigos. Vou deixá-los sujos ali por enquanto. </text:span></text:p>
      <text:p text:style-name="Text_20_body"><text:span text:style-name="T6">[02:22] Agora o que eu vou fazer é rodar esse </text:span><text:span text:style-name="Source_20_Text"><text:span text:style-name="T6">insert-student</text:span></text:span><text:span text:style-name="T6"> que vai inserir esse novo aluno com os seus telefones. Espero que não tenha nenhum erro e funcionou, quando eu busco o aluno ele foi inserido com sucesso, o ID é o 12 e quando eu busco os telefones eles já foram inseridos também mesmo sem ter o </text:span><text:soft-page-break/><text:span text:style-name="Emphasis"><text:span text:style-name="T6">persist</text:span></text:span><text:span text:style-name="T6">. </text:span></text:p>
      <text:p text:style-name="Text_20_body"><text:span text:style-name="T6">[02:43] Esse </text:span><text:span text:style-name="Emphasis"><text:span text:style-name="T6">cascade</text:span></text:span><text:span text:style-name="T6"> permite que tenhamos operações em cascata. Vou fazer um "Alt + Enter", na verdade vou quebrar a linha primeiro e caso você utilize PHPStorm como eu, ele talvez esteja com esse estilo diferente te avisando de uma coisa, que é basicamente os argumentos estão nomeados, tudo está funcionando, mas eles estão em uma ordem diferente das que foi definida lá no atributo. Só para ele parar de reclamar eu vou fazer um "Alt + Enter" e ordenar os parâmetros. </text:span></text:p>
      <text:p text:style-name="Text_20_body"><text:span text:style-name="T6">[03:12] Agora outro ponto é, eu quero além de fazer essa operação no </text:span><text:span text:style-name="Emphasis"><text:span text:style-name="T6">persist</text:span></text:span><text:span text:style-name="T6"> eu quero fazer também no </text:span><text:span text:style-name="Emphasis"><text:span text:style-name="T6">remove</text:span></text:span><text:span text:style-name="T6">, quando eu remover um </text:span><text:span text:style-name="Emphasis"><text:span text:style-name="T6">student</text:span></text:span><text:span text:style-name="T6"> remover seus telefones. Vamos ver se simplesmente adicionar o </text:span><text:span text:style-name="Emphasis"><text:span text:style-name="T6">remove</text:span></text:span><text:span text:style-name="T6"> já resolveria, </text:span><text:span text:style-name="Source_20_Text"><text:span text:style-name="T6">cascade: ["persist", "remove"]</text:span></text:span><text:span text:style-name="T6"> e vamos lá. Vou executar novamente este de telefone e esse de </text:span><text:span text:style-name="Emphasis"><text:span text:style-name="T6">student</text:span></text:span><text:span text:style-name="T6">, esses SQLs para garantir que está tudo lá, eu vou remover esse aluno com o ID 12 e quero ver se esses telefones vão ser removidos. </text:span></text:p>
      <text:p text:style-name="Text_20_body"><text:span text:style-name="T6">[03:44] </text:span><text:span text:style-name="Source_20_Text"><text:span text:style-name="T6">php bin/delete-student.php 12</text:span></text:span><text:span text:style-name="T6">, a princípio nenhum erro aconteceu, se eu busco os alunos não têm mais um aluno com ID 12 e se eu buscar os telefones ele continua lá. Isso está acontecendo porque na hora de remover esse aluno não estamos removendo o aluno completo, o que quer dizer que eu peguei essa </text:span><text:span text:style-name="Source_20_Text"><text:span text:style-name="T6">PartialReference</text:span></text:span><text:span text:style-name="T6">, tudo o que o Doctrine vai fazer é remover o que está configurado nesse </text:span><text:span text:style-name="Emphasis"><text:span text:style-name="T6">student</text:span></text:span><text:span text:style-name="T6">, o que está configurado nessa entidade e essa entidade não tem os telefones, essa entidade não carregamos os seus telefones, por isso não vai funcionar.</text:span></text:p>
      <text:p text:style-name="Text_20_body"><text:span text:style-name="T6">[04:30] Inclusive, vamos ver o que acontece se eu fizer isso daqui: </text:span><text:span text:style-name="Source_20_Text"><text:span text:style-name="T6">var_dump($student-&gt;phones());</text:span></text:span><text:span text:style-name="T6"> e fazer um </text:span><text:span text:style-name="Source_20_Text"><text:span text:style-name="T6">exit();</text:span></text:span><text:span text:style-name="T6">. Quando eu rodar esse </text:span><text:span text:style-name="Emphasis"><text:span text:style-name="T6">delete</text:span></text:span><text:span text:style-name="T6">, na verdade eu vou precisar inserir de novo porque eu removi o aluno, mas não os seus telefones. Vou inserir o outro aluno, </text:span><text:span text:style-name="Source_20_Text"><text:span text:style-name="T6">php bin/insert-student.php</text:span></text:span><text:span text:style-name="T6">, vamos pegar o </text:span><text:span text:style-name="Emphasis"><text:span text:style-name="T6">student</text:span></text:span><text:span text:style-name="T6"> que é com ID 13, se eu tentar remover um </text:span><text:span text:style-name="Emphasis"><text:span text:style-name="T6">student</text:span></text:span><text:span text:style-name="T6"> com ID 13 eu tento ler </text:span><text:span text:style-name="Emphasis"><text:span text:style-name="T6">phones</text:span></text:span><text:span text:style-name="T6"> ele não foi inicializado, eu estou tentando buscar os telefones, mas eles não existem por isso esse </text:span><text:span text:style-name="Emphasis"><text:span text:style-name="T6">delete</text:span></text:span><text:span text:style-name="T6"> não está funcionando.</text:span></text:p>
      <text:p text:style-name="Text_20_body"><text:span text:style-name="T6">[05:06] Vou fazer o </text:span><text:span text:style-name="Emphasis"><text:span text:style-name="T6">select</text:span></text:span><text:span text:style-name="T6"> de </text:span><text:span text:style-name="Emphasis"><text:span text:style-name="T6">phone</text:span></text:span><text:span text:style-name="T6"> também para garantir que esses novos foram inseridos. E para resolvermos nesse caso, infelizmente a forma mais simples é simplesmente ir lá no banco de dados e buscar os </text:span><text:span text:style-name="Emphasis"><text:span text:style-name="T6">students</text:span></text:span><text:span text:style-name="T6">.</text:span></text:p>
      <text:p text:style-name="Text_20_body"><text:span text:style-name="T6">[05:18] Quando eu busco esse </text:span><text:span text:style-name="Emphasis"><text:span text:style-name="T6">student</text:span></text:span><text:span text:style-name="T6"> do banco de dados, ele vem com a informação de relacionamento carregada. Com isso, quando eu fizer esse </text:span><text:span text:style-name="Emphasis"><text:span text:style-name="T6">delete</text:span></text:span><text:span text:style-name="T6"> e aí é sim o </text:span><text:span text:style-name="Emphasis"><text:span text:style-name="T6">student</text:span></text:span><text:span text:style-name="T6"> com ID 13, ele vai fazer o </text:span><text:span text:style-name="Emphasis"><text:span text:style-name="T6">delete</text:span></text:span><text:span text:style-name="T6"> na tabela de aluno e na tabela de telefone, lá em </text:span><text:span text:style-name="Emphasis"><text:span text:style-name="T6">phone</text:span></text:span><text:span text:style-name="T6"> não tem mais aqueles telefones com ID 13. </text:span></text:p>
      <text:p text:style-name="P8">[05:37] Dessa forma vamos ter que renunciar a performance um pouco para continuar com a simplicidade de um ORM. "Vinicius, e se eu quiser perder essa simplicidade?". Você pode escrever SQL, sempre <text:soft-page-break/>existe a possibilidade de você escrever o SQL a mão. Existem outras formas que podemos, inclusive, conversar em treinamentos futuros, mas, por enquanto, eu acho que chegamos a um bom meio-termo. </text:p>
      <text:p text:style-name="Text_20_body"><text:span text:style-name="T6">[06:00] Vou rodar só mais um SQL para eu apagar todos esses telefones, </text:span><text:span text:style-name="Source_20_Text"><text:span text:style-name="T6">php bin/doctrine.php dbal:run-sql "DELETE FROM Phone"</text:span></text:span><text:span text:style-name="T6">. Apagados todos os telefones, agora as nossas tabelas estão certas, eu tenho vários alunos, mas eles estão sem telefone. Fica de desafio, apaga esse banco de dados, insere alguns alunos já com seus telefones, brinca um pouco para além de receber o </text:span><text:span text:style-name="Source_20_Text"><text:span text:style-name="T6">argv</text:span></text:span><text:span text:style-name="T6"> do aluno, recebe vários </text:span><text:span text:style-name="Source_20_Text"><text:span text:style-name="T6">argvs</text:span></text:span><text:span text:style-name="T6"> com seus telefones também. Faça alguns desafios e insira alguns novos telefones para você fixar todo esse conhecimento que já tivemos até o momento. </text:span></text:p>
      <text:p text:style-name="Text_20_body"><text:span text:style-name="T6">[06:35] Agora eu quero te chamar atenção para outra possibilidade de relacionamento, um aluno tem vários telefones, eu tenho um aluno com três telefones, um aluno com dois telefones. Agora se eu for matricular esses alunos em cursos da Alura, por exemplo, um aluno pode fazer vários cursos, três, quatro, cinco, só que um curso também pode ter vários alunos. Chegamos a um tipo de relacionamento conhecido como </text:span><text:span text:style-name="Emphasis"><text:span text:style-name="T6">ManyToMany</text:span></text:span><text:span text:style-name="T6">, muitos para muitos. </text:span></text:p>
      <text:p text:style-name="P8">[07:04] Vamos ver como podemos fazer o mapeamento de relacionamentos muitos para muitos no próximo capítulo.</text:p>
      <text:p text:style-name="Text_20_body"/>
      <text:p text:style-name="P8">Nesta aula, aprendemos:</text:p>
      <text:list xml:id="list3494729517" text:style-name="L5">
        <text:list-item>
          <text:p text:style-name="P31">Reforçamos o conhecimento de mapeamento de entidades;</text:p>
        </text:list-item>
        <text:list-item>
          <text:p text:style-name="P31">Mapeamos nosso primeiro relacionamento entre entidades;</text:p>
        </text:list-item>
        <text:list-item>
          <text:p text:style-name="P31">Fizemos uso desse relacionamento em nosso código PHP;</text:p>
        </text:list-item>
        <text:list-item>
          <text:p text:style-name="P31">Aprendemos a lidar com coleções do Doctrine;</text:p>
        </text:list-item>
        <text:list-item>
          <text:p text:style-name="P21">Conhecemos as operações em cascata para inserir e remover registros.</text:p>
        </text:list-item>
      </text:list>
      <text:p text:style-name="P8"/>
      <text:p text:style-name="P11">==================================================================================</text:p>
      <text:p text:style-name="P8"/>
      <text:p text:style-name="P8"/>
      <text:p text:style-name="P8"/>
      <text:p text:style-name="P8"/>
      <text:p text:style-name="P8"/>
      <text:p text:style-name="P8"><text:soft-page-break/><text:span text:style-name="T14">[00:00] Bem-vindos de volta para mais um capítulo desse treinamento onde estamos conhecendo o Doctrine. Já aprendemos bastante coisa sobre mapeamentos, sobre relacionamentos e eu quero te chamar atenção para um detalhe que eu até deixei um Para Saber Mais, tem um </text:span><text:span text:style-name="Emphasis"><text:span text:style-name="T14">bug</text:span></text:span><text:span text:style-name="T14"> desse tipo de mapeamento com o SQLite, é um bug momentâneo, provavelmente quando você fizer esse treinamento isso nem aconteça mais. </text:span></text:p>
      <text:p text:style-name="Text_20_body"><text:span text:style-name="T14">[00:23] Só que em outros bancos de dados quando você define o </text:span><text:span text:style-name="Emphasis"><text:span text:style-name="T14">cascade</text:span></text:span><text:span text:style-name="T14"> com </text:span><text:span text:style-name="Emphasis"><text:span text:style-name="T14">remove</text:span></text:span><text:span text:style-name="T14">, essa chave estrangeira já seria definida com aquele </text:span><text:span text:style-name="Emphasis"><text:span text:style-name="T14">on delete cascade</text:span></text:span><text:span text:style-name="T14">, quando removermos o aluno, o telefone seria removido também e não precisaríamos desse </text:span><text:span text:style-name="Emphasis"><text:span text:style-name="T14">find</text:span></text:span><text:span text:style-name="T14"> e tudo seria resolvido no banco de dados.</text:span></text:p>
      <text:p text:style-name="P24">[00:43] Porém, como estamos usando o SQLite e eu não poderia deixar as coisas simplesmente não funcionando, corrigimos buscando esse dado para o Doctrine saber como gerenciar tudo, mas em um cenário onde estamos utilizando um banco de dados diferente isso funcionaria sem problemas. </text:p>
      <text:p text:style-name="Text_20_body"><text:span text:style-name="T14">[00:58] Agora continuando, eu quero poder matricular o meu aluno em cursos, então vamos criar, vamos mapear uma entidade de curso e eu vou criar um “Course”. Isso é uma entidade, já sabemos, já trabalhamos bastante com isso, esse curso vai ter um ID que posso deixá-lo público que vai ser: </text:span><text:span text:style-name="Source_20_Text"><text:span text:style-name="T14">#[Id, GeneratedValue, Column]</text:span></text:span><text:span text:style-name="T14">. Um curso vai ter o seu nome: </text:span><text:span text:style-name="Source_20_Text"><text:span text:style-name="T14">public readonly string $nome;</text:span></text:span><text:span text:style-name="T14">, esse nome vai ser simplesmente uma coluna sem nada, sem nenhuma outra informação, </text:span><text:span text:style-name="Source_20_Text"><text:span text:style-name="T14">#[Column]</text:span></text:span><text:span text:style-name="T14">.</text:span></text:p>
      <text:p text:style-name="Text_20_body"><text:span text:style-name="T14">[01:41] De novo, eu já comentei, mas podemos passar algumas coisas como, por exemplo, esse nome por ser único eu posso adicionar um </text:span><text:span text:style-name="Emphasis"><text:span text:style-name="T14">index</text:span></text:span><text:span text:style-name="T14"> de único lá, mas eu não vou adicionar nenhuma informação a mais. O que vamos ter são os alunos desse curso, como sabemos que isso vai ser uma coleção, vamos ter um </text:span><text:span text:style-name="Source_20_Text"><text:span text:style-name="T14">private collection $students;</text:span></text:span><text:span text:style-name="T14">, e isso vai ser inicializado lá no nosso construtor. </text:span></text:p>
      <text:p text:style-name="Text_20_body"><text:span text:style-name="T14">[02:10] Vamos novamente passar o </text:span><text:span text:style-name="Source_20_Text"><text:span text:style-name="T14">public readonly string $nome</text:span></text:span><text:span text:style-name="T14"> para o nosso construtor para ser promovido em uma propriedade e o nosso </text:span><text:span text:style-name="Emphasis"><text:span text:style-name="T14">student</text:span></text:span><text:span text:style-name="T14"> vai ser inicializado como uma coleção vazia, com um </text:span><text:span text:style-name="Source_20_Text"><text:span text:style-name="T14">$this-&gt; students = new ArrayCollection();</text:span></text:span><text:span text:style-name="T14">. E vamos criar um método para acessarmos esses </text:span><text:span text:style-name="Emphasis"><text:span text:style-name="T14">students</text:span></text:span><text:span text:style-name="T14"> e isso retorna uma </text:span><text:span text:style-name="Source_20_Text"><text:span text:style-name="T14">public function students(): Collection</text:span></text:span><text:span text:style-name="T14">. E podemos informar que é uma </text:span><text:span text:style-name="Source_20_Text"><text:span text:style-name="T14">@return Collection&lt;Student&gt;</text:span></text:span><text:span text:style-name="T14">, simples assim, eu retorno </text:span><text:span text:style-name="Source_20_Text"><text:span text:style-name="T14">return_$this-&gt;students;</text:span></text:span><text:span text:style-name="T14">.</text:span></text:p>
      <text:p text:style-name="Text_20_body"><text:span text:style-name="T14">[02:41] A princípio isso está mapeado só está faltando o mapeamento com </text:span><text:span text:style-name="Emphasis"><text:span text:style-name="T14">students</text:span></text:span><text:span text:style-name="T14">, vamos fazer exatamente isso. Eu tenho agora um relacionamento onde muitos cursos podem ter muitos alunos, eu quero dizer que um único curso pode ter vários alunos matriculados, um aluno pode estar matriculado em vários cursos, nós temos um relacionamento </text:span><text:span text:style-name="Source_20_Text"><text:span text:style-name="T14">#[ManyToMany]</text:span></text:span><text:span text:style-name="T14">. </text:span></text:p>
      <text:p text:style-name="Text_20_body"><text:soft-page-break/><text:span text:style-name="T14">[03:04] Esse relacionamento é um pouco mais complexo porque ele vai gerar uma nova tabela. A entidade a qual estamos nos relacionando é </text:span><text:span text:style-name="Emphasis"><text:span text:style-name="T14">student</text:span></text:span><text:span text:style-name="T14">, </text:span><text:span text:style-name="Source_20_Text"><text:span text:style-name="T14">#[ManyToMany(Student::)]</text:span></text:span><text:span text:style-name="T14">. Isso a princípio não está sendo mapeado pela outra entidade, mas vamos mapear. Já vou até informar esse </text:span><text:span text:style-name="Emphasis"><text:span text:style-name="T14">mappedBy</text:span></text:span><text:span text:style-name="T14">, sendo o </text:span><text:span text:style-name="Emphasis"><text:span text:style-name="T14">courses</text:span></text:span><text:span text:style-name="T14">, </text:span><text:span text:style-name="Source_20_Text"><text:span text:style-name="T14">#[ManyToMany(Student::class, mappedBy: "courses")]</text:span></text:span><text:span text:style-name="T14">, eu sei que vou criar uma propriedade </text:span><text:span text:style-name="Emphasis"><text:span text:style-name="T14">courses</text:span></text:span><text:span text:style-name="T14"> lá na minha classe </text:span><text:span text:style-name="Emphasis"><text:span text:style-name="T14">student</text:span></text:span><text:span text:style-name="T14">.</text:span></text:p>
      <text:p text:style-name="Text_20_body"><text:span text:style-name="T14">[03:30] Eu posso informar as operações de </text:span><text:span text:style-name="Emphasis"><text:span text:style-name="T14">cascade</text:span></text:span><text:span text:style-name="T14">, mas a princípio eu não vou fazer isso, a princípio isso é só o que eu preciso. Vamos lá em </text:span><text:span text:style-name="Emphasis"><text:span text:style-name="T14">student</text:span></text:span><text:span text:style-name="T14">, aparentemente isso não foi importado, "Alt + Enter" para ele importar e vamos no nosso </text:span><text:span text:style-name="Emphasis"><text:span text:style-name="T14">student</text:span></text:span><text:span text:style-name="T14"> e adicionar os </text:span><text:span text:style-name="Emphasis"><text:span text:style-name="T14">courses</text:span></text:span><text:span text:style-name="T14">, vai ter uma </text:span><text:span text:style-name="Source_20_Text"><text:span text:style-name="T14">private Collection $courses</text:span></text:span><text:span text:style-name="T14"> e vamos ter o mapeamento de </text:span><text:span text:style-name="Source_20_Text"><text:span text:style-name="T14">#[ManyToMany(targetEntity:_course::class, inversedBy:</text:span></text:span><text:span text:style-name="T14">, o relacionamento vai ser invertido porque se lá eu marquei com </text:span><text:span text:style-name="Emphasis"><text:span text:style-name="T14">mappedBy</text:span></text:span><text:span text:style-name="T14"> tem que ser </text:span><text:span text:style-name="Emphasis"><text:span text:style-name="T14">inversedBy</text:span></text:span><text:span text:style-name="T14">.</text:span></text:p>
      <text:p text:style-name="Text_20_body"><text:span text:style-name="T14">[04:08] Se eu mudar, se lá eu colocar </text:span><text:span text:style-name="Emphasis"><text:span text:style-name="T14">inversedBy</text:span></text:span><text:span text:style-name="T14"> e </text:span><text:span text:style-name="Emphasis"><text:span text:style-name="T14">mappedBy</text:span></text:span><text:span text:style-name="T14"> não vai ter problema nenhum. Em relacionamentos muitos para muitos não importa onde eu coloco cada um. </text:span><text:span text:style-name="Source_20_Text"><text:span text:style-name="T14">#[ManyToMant(targetEntity: Course::class, inversedBy: "students")]</text:span></text:span><text:span text:style-name="T14">. E a princípio é só isso que precisamos. Vamos inicializar essa propriedade, </text:span><text:span text:style-name="Source_20_Text"><text:span text:style-name="T14">$this-&gt;courses = new ArrayCollection();</text:span></text:span><text:span text:style-name="T14">, porque se é uma coleção eu preciso inicializar e vamos criar um </text:span><text:span text:style-name="Emphasis"><text:span text:style-name="T14">getter</text:span></text:span><text:span text:style-name="T14"> para ela </text:span><text:span text:style-name="Source_20_Text"><text:span text:style-name="T14">public function courses(): Collection { return $this-&gt; courses;</text:span></text:span><text:span text:style-name="T14">.</text:span></text:p>
      <text:p text:style-name="Text_20_body"><text:span text:style-name="T14">[04:43] A princípio temos todo o mapeamento criado, vamos ver alguns testes. Primeiro, o mais simples: </text:span><text:span text:style-name="Source_20_Text"><text:span text:style-name="T14">orm:info</text:span></text:span><text:span text:style-name="T14">, vamos ver se está tudo ok. A princípio está tudo ok. Se eu vier em </text:span><text:span text:style-name="Source_20_Text"><text:span text:style-name="T14">orm:mapping:describe Course</text:span></text:span><text:span text:style-name="T14">, eu espero observar o relacionamento lá com </text:span><text:span text:style-name="Emphasis"><text:span text:style-name="T14">students</text:span></text:span><text:span text:style-name="T14">. Está mapeando com </text:span><text:span text:style-name="Emphasis"><text:span text:style-name="T14">students</text:span></text:span><text:span text:style-name="T14">, é a entidade correta, está sendo mapeado inversamente com </text:span><text:span text:style-name="Emphasis"><text:span text:style-name="T14">courses</text:span></text:span><text:span text:style-name="T14">, a princípio está tudo certo. </text:span></text:p>
      <text:p text:style-name="Text_20_body"><text:span text:style-name="T14">[05:13] Se eu vier em </text:span><text:span text:style-name="Source_20_Text"><text:span text:style-name="T14">orm:mapping:describe Student</text:span></text:span><text:span text:style-name="T14">, tenho os relacionamentos também e repare que ele já tem os detalhes da tabela de junção, a tabela que vai conter o relacionamento entre as duas. </text:span></text:p>
      <text:p text:style-name="Text_20_body"><text:span text:style-name="T14">[05:27] Ele vai criar uma tabela de </text:span><text:span text:style-name="Source_20_Text"><text:span text:style-name="T14">student_course</text:span></text:span><text:span text:style-name="T14"> e aí vai ter </text:span><text:span text:style-name="Source_20_Text"><text:span text:style-name="T14">student_id</text:span></text:span><text:span text:style-name="T14">, </text:span><text:span text:style-name="Source_20_Text"><text:span text:style-name="T14">course_id</text:span></text:span><text:span text:style-name="T14"> e ele já está colocando que ele é </text:span><text:span text:style-name="Source_20_Text"><text:span text:style-name="T14">onDelete: CASCADE</text:span></text:span><text:span text:style-name="T14">, etc. Se eu rodar um comando </text:span><text:span text:style-name="Source_20_Text"><text:span text:style-name="T14">orm:validate-schema</text:span></text:span><text:span text:style-name="T14"> isso vai me apresentar alguns problemas, esse comando vê o nosso mapeamento e confere se está tudo batendo com o banco de dados. Se eu rodar esse comando ele vai dizer que ele não está em sincronia. </text:span></text:p>
      <text:p text:style-name="P24"><text:soft-page-break/>[05:55] Tem um problema, como eu já falei, pelo menos no momento da gravação, com o SQLite o tempo todo ele vai mostrar que tem algo porque ele quer sempre remover um índice e adicionar de novo. Porém, em um banco real de produção, em um MySQL, um Postgres, um Oracle da vida, esse comando nos mostra se está tudo em sincronia. </text:p>
      <text:p text:style-name="Text_20_body"><text:span text:style-name="T14">[06:16] Para vermos o que ele faria para atualizar posso utilizar o </text:span><text:span text:style-name="Source_20_Text"><text:span text:style-name="T14">orm:schema-tool:</text:span></text:span><text:span text:style-name="T14"> e aí se eu fizer um </text:span><text:span text:style-name="Source_20_Text"><text:span text:style-name="T14">update --dump-sql</text:span></text:span><text:span text:style-name="T14"> ele vai mostrar o que ele faria. De novo, por causa daquele índice vai ter alterações também na tabela de telefone, mas podemos ignorar isso. </text:span></text:p>
      <text:p text:style-name="P24">[06:31] Vamos lá, vamos ver o que aconteceria. Primeiro, ignorando essa parte de telefone, ele está recriando a tabela de telefone de outra forma, como outro índice, mas não precisamos nos atentar a isso. Agora o que ele está fazendo é, ele está criando uma tabela de curso e essa tabela de curso possui somente ID e o nome, só isso, só o nome do curso. E uma tabela de relacionamento que possui o ID do aluno e o ID do curso e ambos são chaves primárias. E ele está criando índices para esses dois.</text:p>
      <text:p text:style-name="Text_20_body"><text:span text:style-name="T14">[07:07] Repare que embora na informação de mapeamento ele tenha </text:span><text:span text:style-name="Source_20_Text"><text:span text:style-name="T14">onDelete: CASCADE</text:span></text:span><text:span text:style-name="T14"> ele não está adicionando. Mais uma vez, é um problema que o DBAL está no momento da gravação com SQLite, mas todos os outros bancos já teriam o </text:span><text:span text:style-name="Source_20_Text"><text:span text:style-name="T14">OnDelete: CASCADE</text:span></text:span><text:span text:style-name="T14"> sem problema nenhum. </text:span></text:p>
      <text:p text:style-name="P24">[07:25] Enfim, onde eu quero chegar com isso é que já temos todo o nosso mapeamento definido, posso atualizar o nosso banco de dados e agora estou pronto para matricular alunos a cursos e adicionar cursos aos alunos que é adicionar cursos que os alunos estão fazendo na entidade de alunos. Eu posso realizar esse relacionamento no código também, já fizemos o mapeamento e agora está faltando os métodos para eu adicionar um curso, para eu matricular um aluno nesse tipo de coisa.</text:p>
      <text:p text:style-name="P24">[08:00] Vamos escrever esses códigos no próximo vídeo.</text:p>
      <text:p text:style-name="P24"/>
      <text:p text:style-name="P24"/>
      <text:p text:style-name="P24"/>
      <text:p text:style-name="P24"/>
      <text:p text:style-name="P24"/>
      <text:p text:style-name="P24"><text:soft-page-break/><text:span text:style-name="T4">[00:00] Bem-vindos de volta. Já realizamos todo o mapeamento de </text:span><text:span text:style-name="Emphasis"><text:span text:style-name="T4">student</text:span></text:span><text:span text:style-name="T4"> para </text:span><text:span text:style-name="Emphasis"><text:span text:style-name="T4">course</text:span></text:span><text:span text:style-name="T4">, ou seja, de alunos e cursos. Os meus alunos possuem vários cursos e os meus cursos possuem vários alunos, os dois já estão com suas conversões, já criamos seus </text:span><text:span text:style-name="Emphasis"><text:span text:style-name="T4">getters</text:span></text:span><text:span text:style-name="T4">, está tudo bonito. Agora eu preciso matricular um aluno a um curso, vamos começar pela minha classe de aluno.</text:span></text:p>
      <text:p text:style-name="Text_20_body"><text:span text:style-name="T6">[00:26] O que eu quero fazer é, tendo um aluno, vou criar um </text:span><text:span text:style-name="Source_20_Text"><text:span text:style-name="T6">$student = new Student</text:span></text:span><text:span text:style-name="T6"> com um nome qualquer, o que eu quero fazer é matricular esse </text:span><text:span text:style-name="Emphasis"><text:span text:style-name="T6">student</text:span></text:span><text:span text:style-name="T6"> em um curso </text:span><text:span text:style-name="Source_20_Text"><text:span text:style-name="T6">$student-&gt;enrollInCourse()</text:span></text:span><text:span text:style-name="T6">. Esse </text:span><text:span text:style-name="Source_20_Text"><text:span text:style-name="T6">enrollInCourse</text:span></text:span><text:span text:style-name="T6"> a tradução é “matricular em curso”. Eu vou passar por parâmetro um curso, vou criar um </text:span><text:span text:style-name="Emphasis"><text:span text:style-name="T6">course</text:span></text:span><text:span text:style-name="T6"> que precisa também do nome do curso, </text:span><text:span text:style-name="Source_20_Text"><text:span text:style-name="T6">$course = new Course (nome: ‘Doctrine’);</text:span></text:span><text:span text:style-name="T6">, e eu vou matricular esse aluno a esse curso, </text:span><text:span text:style-name="Source_20_Text"><text:span text:style-name="T6">$student-&gt;enrollInCourse($course);</text:span></text:span><text:span text:style-name="T6">.</text:span></text:p>
      <text:p text:style-name="Text_20_body"><text:span text:style-name="T6">[01:03] Quando eu fizer o </text:span><text:span text:style-name="Source_20_Text"><text:span text:style-name="T6">$student-&gt;enrollInCourse($course);</text:span></text:span><text:span text:style-name="T6"> eu espero que em </text:span><text:span text:style-name="Emphasis"><text:span text:style-name="T6">student courses</text:span></text:span><text:span text:style-name="T6"> contenha esse curso e que em </text:span><text:span text:style-name="Emphasis"><text:span text:style-name="T6">course student</text:span></text:span><text:span text:style-name="T6"> contenha esse aluno, eu quero que as duas coleções estejam atualizadas o tempo todo. Vou apagar da linha 62 e a 63 e eu vou usar o </text:span><text:span text:style-name="Source_20_Text"><text:span text:style-name="T6">$student-&gt;enrollInCourse($course);</text:span></text:span><text:span text:style-name="T6"> para gerar esse meu método. O método foi adicionado, eu tenho um </text:span><text:span text:style-name="Source_20_Text"><text:span text:style-name="T6">enrollInCourse</text:span></text:span><text:span text:style-name="T6"> e vou dar um "Alt + Enter" para ele adicionar esse </text:span><text:span text:style-name="Emphasis"><text:span text:style-name="T6">void</text:span></text:span><text:span text:style-name="T6"> como retorno, ou seja, ele não retorna nada. Com isso eu posso adicionar na minha lista de cursos esse curso: </text:span><text:span text:style-name="Source_20_Text"><text:span text:style-name="T6">$this-&gt;courses-&gt;add($course);</text:span></text:span><text:span text:style-name="T6">.</text:span></text:p>
      <text:p text:style-name="Text_20_body"><text:span text:style-name="T6">[01:45] Só que como eu falei, eu adicionei a lista de cursos desse aluno e adicionei esse curso. Agora na lista de alunos desse curso eu preciso adicionar o aluno em questão também, eu preciso fazer algo como </text:span><text:span text:style-name="Source_20_Text"><text:span text:style-name="T6">$course-&gt;addStudent($this);</text:span></text:span><text:span text:style-name="T6">, adicione esse aluno a sua lista de alunos. Vou criar esse método também, vou definir que ele não retorna nada </text:span><text:span text:style-name="Source_20_Text"><text:span text:style-name="T6">public function addStudent(Student $param): void</text:span></text:span><text:span text:style-name="T6"> e na minha lista de </text:span><text:span text:style-name="Emphasis"><text:span text:style-name="T6">students</text:span></text:span><text:span text:style-name="T6"> eu vou adicionar esse parâmetro, </text:span><text:span text:style-name="Source_20_Text"><text:span text:style-name="T6">$this-&gt;students-&gt;add($param);</text:span></text:span><text:span text:style-name="T6">. Vamos renomear esse parâmetro para </text:span><text:span text:style-name="Emphasis"><text:span text:style-name="T6">student</text:span></text:span><text:span text:style-name="T6"> porque faz mais sentido. </text:span></text:p>
      <text:p text:style-name="Text_20_body"><text:span text:style-name="T6">[02:22] Sempre que eu adicionar um aluno a algum curso, eu preciso também matricular esse aluno no curso em questão. E vamos entrar em um problema, vamos entrar em uma recursão infinita. Vamos voltar para aquele nosso exemplo, quando eu fizer </text:span><text:span text:style-name="Source_20_Text"><text:span text:style-name="T6">$student-&gt;enrollInCourse($course);</text:span></text:span><text:span text:style-name="T6"> passando algum </text:span><text:span text:style-name="Emphasis"><text:span text:style-name="T6">course</text:span></text:span><text:span text:style-name="T6"> ele entra nesse método, vai adicionar o curso nessa lista e vai chamar o método </text:span><text:span text:style-name="Source_20_Text"><text:span text:style-name="T6">addStudent</text:span></text:span><text:span text:style-name="T6">. Esse método </text:span><text:span text:style-name="Source_20_Text"><text:span text:style-name="T6">addStudent</text:span></text:span><text:span text:style-name="T6"> chama de novo o </text:span><text:span text:style-name="Source_20_Text"><text:span text:style-name="T6">enrollInCourse</text:span></text:span><text:span text:style-name="T6"> que por sua vez chama o </text:span><text:span text:style-name="Source_20_Text"><text:span text:style-name="T6">addStudent</text:span></text:span><text:span text:style-name="T6"> e eles vão ficar infinitamente chamando um ao outro. </text:span></text:p>
      <text:p text:style-name="P8">[03:02] O que precisamos fazer é antes de adicionar esse curso a minha lista, eu vou verificar se na minha lista de cursos já existe esse curso. Se já existir eu não preciso fazer nada, esse curso já foi adicionado. Agora, caso ele não exista ainda, adicione esse curso e depois manda lá também para a lista de alunos, me manda para a lista de alunos. </text:p>
      <text:p text:style-name="Text_20_body"><text:soft-page-break/><text:span text:style-name="T6">[03:29] A mesma coisa eu vou fazer lá, nessa lista de alunos desse curso: </text:span><text:span text:style-name="Source_20_Text"><text:span text:style-name="T6">if ($this-&gt;students-&gt; contains($student))</text:span></text:span><text:span text:style-name="T6">, se existir não preciso fazer nada, significa que eu já adicionei, agora se não existir ainda adiciona o aluno a minha lista e matrícula ele em um curso. Com isso eu tenho o meu relacionamento no código criado e não só no banco de dados. Dessa forma eu sei que esse código acaba ficando um pouco complexo por causa da relação de muitos para muitos, mas é um código que no final das contas ficou até simples.</text:span></text:p>
      <text:p text:style-name="P8">[04:03] Fizemos códigos bem mais complexos lá no nosso treinamento de PDO. Agora que esse relacionamento está realmente feito, vamos criar um comando para criar um curso, por exemplo, vamos fazer isso agora, isso vai ser uma coisa rápida: "insert-course", por exemplo, para testarmos a inserção. </text:p>
      <text:p text:style-name="Text_20_body"><text:span text:style-name="T6">[04:21] Vou pegar tudo de "insert-student", vou colar em </text:span><text:span text:style-name="Source_20_Text"><text:span text:style-name="T6">insertcourse.php</text:span></text:span><text:span text:style-name="T6"> só que ao invés de criar um aluno eu vou criar um novo </text:span><text:span text:style-name="Emphasis"><text:span text:style-name="T6">course</text:span></text:span><text:span text:style-name="T6">, </text:span><text:span text:style-name="Emphasis"><text:span text:style-name="T6">new course</text:span></text:span><text:span text:style-name="T6">, por exemplo, de Doctrine: </text:span><text:span text:style-name="Source_20_Text"><text:span text:style-name="T6">$course = new \Alura\Doctrine\Entity\Course(nome: 'Doctrine');</text:span></text:span><text:span text:style-name="T6"> e aí eu vou simplesmente fazer </text:span><text:span text:style-name="Source_20_Text"><text:span text:style-name="T6">$entityManager-&gt;persist($course);</text:span></text:span><text:span text:style-name="T6"> só isso, para garantir que está tudo funcionando: </text:span><text:span text:style-name="Source_20_Text"><text:span text:style-name="T6">php bin/insert-course.php</text:span></text:span><text:span text:style-name="T6">, ele não recebe nenhum parâmetro. </text:span></text:p>
      <text:p text:style-name="Text_20_body"><text:span text:style-name="T6">[04:43] Vou passar a receber um parâmetro para podermos adicionar informações. Eu vou inserir um curso de PHP, vou inserir um curso de Symfony e eu acho que está bom. Vamos fazer aquela busca só para garantir que tudo funcionou: </text:span><text:span text:style-name="Source_20_Text"><text:span text:style-name="T6">php bin/doctrine.php dbal:run-sql "SELECT * FROM Course"</text:span></text:span><text:span text:style-name="T6">.</text:span></text:p>
      <text:p text:style-name="P8">[05:06] Eu tenho alguns cursos criados. Agora o que eu quero fazer é, por exemplo, criar um novo comando e aí eu passo o ID 1 e o ID 2 e ele vai colocar o Vinicius no curso de PHP. E eu passo o ID 1 e o ID 1 ele coloca o Vinicius no curso de Doctrine. Eu passo o ID 4 e o ID 3, ele coloca o João da Silva no curso de Symfony. Eu quero matricular alunos, é isso que vamos fazer no próximo vídeo para garantir que todo esse código que fizemos até agora está realmente funcionando.</text:p>
      <text:p text:style-name="P8"/>
      <text:p text:style-name="P8">Nesta aula, aprendemos:</text:p>
      <text:list xml:id="list3520764543" text:style-name="L6">
        <text:list-item>
          <text:p text:style-name="P33">Mapeamos uma nova entidade;</text:p>
        </text:list-item>
        <text:list-item>
          <text:p text:style-name="P33">Aprendemos sobre um novo tipo de relacionamento;</text:p>
        </text:list-item>
        <text:list-item>
          <text:p text:style-name="P26">Vinculamos alunos a cursos.</text:p>
        </text:list-item>
      </text:list>
      <text:p text:style-name="P27">==================================================================================</text:p>
      <text:p text:style-name="P27"/>
      <text:p text:style-name="P27"/>
      <text:p text:style-name="P27"/>
      <text:p text:style-name="P27"><text:soft-page-break/>[00:00] Parabéns por chegarem ao final desse treinamento onde conhecemos o Doctrine, um ORM. Antes de escrevermos código, de entendermos como utilizar o Doctrine, entendemos o que é um ORM e vimos que em alguns casos ele pode até nos poupar de escrever SQL. Entendendo o que é um ORM instalamos o Doctrine.</text:p>
      <text:p text:style-name="Text_20_body"><text:span text:style-name="T6">[00:22] Vimos que alguns componentes vêm junto com ele, vimos sobre </text:span><text:span text:style-name="Emphasis"><text:span text:style-name="T6">annotations</text:span></text:span><text:span text:style-name="T6">, sobre o DBAL que é essa abstração de banco de dados. E criamos o nosso </text:span><text:span text:style-name="Emphasis"><text:span text:style-name="T6">Entity Manager</text:span></text:span><text:span text:style-name="T6">, nós falamos sobre as configurações, sobre as possibilidades, nós criamos o nosso </text:span><text:span text:style-name="Emphasis"><text:span text:style-name="T6">Entity Manager</text:span></text:span><text:span text:style-name="T6"> para se conectar a um SQLite. </text:span></text:p>
      <text:p text:style-name="P8">[00:41] Só que ainda não tínhamos esse banco de dados criado, utilizamos a linha de comando do Doctrine para criar esse banco e vimos duas formas de fazer: uma que é o formato do Doctrine 2 e outra no formato do Doctrine 3, ambos funcionam perfeitamente da mesma forma só que o Doctrine vai ser atualizado no futuro por isso já estamos meio que seguindo como ele vai fazer no futuro.</text:p>
      <text:p text:style-name="Text_20_body"><text:span text:style-name="T6">[01:06] Entendido isso, tendo o nosso </text:span><text:span text:style-name="Emphasis"><text:span text:style-name="T6">Entity Manager</text:span></text:span><text:span text:style-name="T6">, podemos finalmente criar a nossa primeira entidade e começar a mapear, no caso, utilizando atributos, mas falamos que existe a possibilidade de mapear com </text:span><text:span text:style-name="Emphasis"><text:span text:style-name="T6">annotations</text:span></text:span><text:span text:style-name="T6"> conseguiríamos mapear com o XML em um arquivo externo e etc., mas seguimos esse treinamento com atributos. </text:span></text:p>
      <text:p text:style-name="Text_20_body"><text:span text:style-name="T6">[01:28] Mapeando as nossas entidades surgiram questões um pouco mais complexas como, por exemplo, o de relacionamentos. Primeiro, o nosso aluno passou a ter telefones e em telefones vimos como mapear esse relacionamento, como adicionar informações a esses relacionamentos. E falamos sobre operações em cascata, nessas operações em cascata até encontramos um </text:span><text:span text:style-name="Emphasis"><text:span text:style-name="T6">bug</text:span></text:span><text:span text:style-name="T6"> que o Doctrine está com SQLite, mas todos os outros bancos estão funcionando perfeitamente. </text:span></text:p>
      <text:p text:style-name="Text_20_body"><text:span text:style-name="T6">[01:58] Em operações em cascata podemos, inclusive, passar informações a mais para o banco de dados, criar o nosso </text:span><text:span text:style-name="Emphasis"><text:span text:style-name="T6">schema</text:span></text:span><text:span text:style-name="T6">, etc. E falando em criar o nosso </text:span><text:span text:style-name="Emphasis"><text:span text:style-name="T6">schema</text:span></text:span><text:span text:style-name="T6">, quando definimos um relacionamento entre o aluno e o telefone, vimos que podemos utilizar também a linha de comando para atualizar o nosso banco de dados. Existem outras formas de fazer, mas a que vimos nesse treinamento já é bem interessante. </text:span></text:p>
      <text:p text:style-name="P8">[02:21] E no final, nós criamos ainda outro tipo de relacionamento entre aluno e curso, foi um relacionamento de muitos para muitos, foi um relacionamento um pouco mais complexo que, inclusive, exigiu um código mais complexo também no lado orientado a objetos, sem falar muito sobre o ponto do mundo relacional do banco de dados. Complicamos um pouco, mas no final vimos que matricular um aluno em um curso ficou extremamente fácil e, além disso, na hora de fazer a busca dos cursos desse <text:soft-page-break/>aluno, nós simplesmente precisamos acessar esse atributo porque ele já está preenchido como uma coleção perfeitamente.</text:p>
      <text:p text:style-name="P8">[03:01] Já vimos bastante coisa de Doctrine, mas está longe de ver tudo que existe sobre o Doctrine. Podemos ver, por exemplo, como criar relatórios mais complexos, como trazer esses relatórios de forma mais performática, falar sobre performance no geral, como fazer alterações do nosso banco de dados e armazenar essas alterações. Repare que tem muita coisa para vermos. </text:p>
      <text:p text:style-name="P8">[03:24] Além desse mundo de conhecer o Doctrine , ainda podemos conhecer mais sobre pegar um banco de dados já existente e mapear ele utilizando o Doctrine. Temos dois treinamentos de Doctrine exatamente com essa pegada, pegando um banco de dados que não está perfeitamente normalizado, um banco que já existe e trazendo todo o mapeamento utilizando o Doctrine. Inclusive, utilizamos XML em várias outras propriedades do Doctrine. Recomendo dar uma olhada, mas também, como eu disse, existe mais conteúdo para vermos nessa parte básica de Doctrine. </text:p>
      <text:p text:style-name="P8">[03:59] Não esqueça de continuar seus estudos, se surgiu qualquer dúvida nesse processo não hesite, abra um tópico lá no fórum, eu tento responder pessoalmente sempre que possível, mas quando eu não consigo temos uma grande comunidade de alunos, moderadores e instrutores e com certeza alguém vai conseguir te ajudar.</text:p>
      <text:p text:style-name="P8">[04:16] Mais uma vez parabéns por ter chegado ao final desse treinamento, espero que tenha gostado bastante e espero também te ver em outros treinamentos da plataforma da Alura. Forte abraço e tchau.</text:p>
      <text:p text:style-name="P27"/>
      <text:p text:style-name="P8"/>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09T19:02:20.622005380</dc:date>
    <meta:editing-duration>PT5H33M19S</meta:editing-duration>
    <meta:editing-cycles>42</meta:editing-cycles>
    <meta:document-statistic meta:table-count="0" meta:image-count="0" meta:object-count="0" meta:page-count="37" meta:paragraph-count="293" meta:word-count="15397" meta:character-count="91744" meta:non-whitespace-character-count="76439"/>
  </office:meta>
</office:document-meta>
</file>